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>
      <style:graphic-properties draw:fill="solid" draw:fill-color="#00ff00" draw:textarea-horizontal-align="justify" draw:textarea-vertical-align="middle" draw:auto-grow-height="false"/>
    </style:style>
    <style:style style:name="gr2" style:family="graphic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Dashed_20__28_var_29_"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1.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>
      <style:graphic-properties draw:opacity="20%" draw:textarea-horizontal-align="justify" draw:textarea-vertical-align="middle" draw:auto-grow-height="false" fo:min-height="0cm" fo:min-width="0cm" fo:wrap-option="wrap" draw:shadow-opacity="20%"/>
    </style:style>
    <style:style style:name="gr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c0c0c0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25cm" fo:min-width="0cm"/>
    </style:style>
    <style:style style:name="gr1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5cm" fo:min-width="0cm"/>
    </style:style>
    <style:style style:name="gr18" style:family="graphic">
      <style:graphic-properties draw:fill="solid" draw:fill-color="#ffd320" draw:textarea-horizontal-align="justify" draw:textarea-vertical-align="middle" draw:auto-grow-height="false"/>
    </style:style>
    <style:style style:name="gr19" style:family="graphic">
      <style:graphic-properties draw:fill="solid" draw:fill-color="#00ff00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5cm" fo:min-width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7cm" fo:min-width="0cm"/>
    </style:style>
    <style:style style:name="gr22" style:family="graphic" style:parent-style-name="standard">
      <style:graphic-properties draw:opacity="20%" draw:textarea-horizontal-align="justify" draw:textarea-vertical-align="middle" draw:auto-grow-height="false" fo:min-height="0cm" fo:min-width="0cm" fo:wrap-option="wrap" draw:shadow-opacity="20%"/>
    </style:style>
    <style:style style:name="gr23" style:family="graphic" style:parent-style-name="standard">
      <style:graphic-properties draw:opacity="50%" draw:textarea-horizontal-align="left" draw:textarea-vertical-align="top" draw:auto-grow-height="false" fo:wrap-option="wrap" draw:shadow-opacity="50%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1.25cm" fo:min-width="0cm" fo:padding-left="0cm" fo:padding-right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line-height="100%" fo:text-align="start"/>
      <style:text-properties fo:font-size="10pt"/>
    </style:style>
    <style:style style:name="P4" style:family="paragraph">
      <style:text-properties fo:font-size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line-height="100%" fo:text-align="start"/>
      <style:text-properties fo:font-size="8pt"/>
    </style:style>
    <style:style style:name="P7" style:family="paragraph">
      <style:paragraph-properties fo:line-height="100%" fo:text-align="start"/>
      <style:text-properties fo:font-size="8pt" style:font-size-asian="8pt" style:font-size-complex="8pt"/>
    </style:style>
    <style:style style:name="P8" style:family="paragraph">
      <style:paragraph-properties fo:text-align="start"/>
      <style:text-properties fo:font-size="10pt"/>
    </style:style>
    <style:style style:name="P9" style:family="paragraph">
      <style:paragraph-properties fo:text-align="start"/>
      <style:text-properties fo:font-size="8pt"/>
    </style:style>
    <style:style style:name="P10" style:family="paragraph">
      <style:paragraph-properties fo:text-align="start"/>
      <style:text-properties fo:font-size="8pt" style:font-size-asian="8pt" style:font-size-complex="8pt"/>
    </style:style>
    <style:style style:name="P11" style:family="paragraph">
      <style:paragraph-properties fo:line-height="100%" fo:text-align="start"/>
    </style:style>
    <style:style style:name="P12" style:family="paragraph">
      <style:text-properties fo:font-size="8pt" style:font-size-asian="8pt" style:font-size-complex="8pt"/>
    </style:style>
    <style:style style:name="P13" style:family="paragraph">
      <style:paragraph-properties fo:text-align="center"/>
      <style:text-properties fo:font-size="8pt" style:font-size-asian="8pt" style:font-size-complex="8pt"/>
    </style:style>
    <style:style style:name="P14" style:family="paragraph">
      <style:paragraph-properties fo:text-align="start"/>
    </style:style>
    <style:style style:name="P15" style:family="paragraph">
      <style:text-properties fo:font-size="10pt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fo:font-size="10pt"/>
    </style:style>
    <style:style style:name="P18" style:family="paragraph">
      <style:text-properties fo:font-size="8pt"/>
    </style:style>
    <style:style style:name="P19" style:family="paragraph">
      <style:text-properties fo:color="#ff0000" fo:font-size="14pt" style:font-size-asian="14pt" style:font-size-complex="14pt"/>
    </style:style>
    <style:style style:name="P20" style:family="paragraph">
      <style:text-properties fo:color="#ff0000" fo:font-size="14pt" fo:font-weight="bold" style:font-size-asian="14pt" style:font-weight-asian="bold" style:font-size-complex="14pt" style:font-weight-complex="bold"/>
    </style:style>
    <style:style style:name="P21" style:family="paragraph">
      <style:paragraph-properties fo:text-align="start"/>
      <style:text-properties fo:color="#ff0000" fo:font-size="14pt" style:font-size-asian="14pt" style:font-size-complex="14pt"/>
    </style:style>
    <style:style style:name="P22" style:family="paragraph">
      <style:paragraph-properties fo:text-align="start"/>
      <style:text-properties fo:color="#ff0000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0.5cm" svg:x="5.5cm" svg:y="6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4.5cm" svg:y="6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cm" svg:height="0.5cm" svg:x="15.5cm" svg:y="6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cm" svg:height="0.5cm" svg:x="14.5cm" svg:y="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cm" svg:y1="4.5cm" svg:x2="11cm" svg:y2="40cm">
          <text:p/>
        </draw:line>
        <draw:frame draw:style-name="gr4" draw:text-style-name="P3" draw:layer="layout" svg:width="4cm" svg:height="0.649cm" svg:x="4cm" svg:y="4cm">
          <draw:text-box>
            <text:p text:style-name="P3"><text:span text:style-name="T1">TX </text:span></text:p>
          </draw:text-box>
        </draw:frame>
        <draw:frame draw:style-name="gr4" draw:text-style-name="P1" draw:layer="layout" svg:width="4cm" svg:height="0.649cm" svg:x="14cm" svg:y="4cm">
          <draw:text-box>
            <text:p text:style-name="P1"><text:span text:style-name="T1">Configurator app</text:span></text:p>
          </draw:text-box>
        </draw:frame>
        <draw:frame draw:style-name="gr5" draw:text-style-name="P5" draw:layer="layout" svg:width="27.7cm" svg:height="2cm" svg:x="1cm" svg:y="1cm">
          <draw:text-box>
            <text:p text:style-name="P4"><text:span text:style-name="T2">Sequence diagram: </text:span><text:span text:style-name="T2"><text:tab/></text:span><text:span text:style-name="T2">Transmitter &lt;= UART =&gt; Configurator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Connecting, reading data, disconnecting </text:span></text:p>
          </draw:text-box>
        </draw:frame>
        <draw:frame draw:style-name="gr4" draw:text-style-name="P7" draw:layer="layout" svg:width="4cm" svg:height="0.573cm" svg:x="9cm" svg:y="4cm">
          <draw:text-box>
            <text:p text:style-name="P6"><text:span text:style-name="T3">&lt;= UART transport =&gt;</text:span></text:p>
          </draw:text-box>
        </draw:frame>
        <draw:connector draw:style-name="gr6" draw:text-style-name="P2" draw:layer="layout" svg:x1="7.5cm" svg:y1="6.25cm" svg:x2="14.5cm" svg:y2="6.25cm" draw:start-shape="id1" draw:start-glue-point="1" draw:end-shape="id2" svg:d="M7500 6250h7000" svg:viewBox="0 0 7001 1">
          <text:p/>
        </draw:connector>
        <draw:custom-shape draw:style-name="gr2" draw:text-style-name="P1" xml:id="id35" draw:id="id35" draw:layer="Layout" svg:width="2cm" svg:height="0.5cm" svg:x="22cm" svg:y="6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.5cm" svg:y1="6.25cm" svg:x2="22cm" svg:y2="6.25cm" draw:start-shape="id3" draw:start-glue-point="1" svg:d="M17500 6250h4500" svg:viewBox="0 0 4501 1">
          <text:p/>
        </draw:connector>
        <draw:custom-shape draw:style-name="gr1" draw:text-style-name="P1" xml:id="id4" draw:id="id4" draw:layer="Layout" svg:width="2cm" svg:height="0.5cm" svg:x="5.5cm" svg:y="9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cm" svg:height="0.5cm" svg:x="5.5cm" svg:y="9.5cm">
          <text:p text:style-name="P1"><text:span text:style-name="T1">RT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4.5cm" svg:y="9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1cm" svg:height="0.5cm" svg:x="4.5cm" svg:y="9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cm" svg:height="0.5cm" svg:x="15.5cm" svg:y="9.5cm">
          <text:p text:style-name="P1"><text:span text:style-name="T1">RT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9" draw:id="id9" draw:layer="Layout" svg:width="2cm" svg:height="0.5cm" svg:x="15.5cm" svg:y="9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cm" svg:height="0.5cm" svg:x="14.5cm" svg:y="9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cm" svg:height="0.5cm" svg:x="14.5cm" svg:y="9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7.5cm" svg:y1="9.25cm" svg:x2="14.5cm" svg:y2="9.25cm" draw:start-shape="id4" draw:start-glue-point="1" draw:end-shape="id5" svg:d="M7500 9250h7000" svg:viewBox="0 0 7001 1">
          <text:p/>
        </draw:connector>
        <draw:connector draw:style-name="gr6" draw:text-style-name="P2" draw:layer="layout" svg:x1="14.5cm" svg:y1="9.75cm" svg:x2="7.5cm" svg:y2="9.75cm" draw:start-shape="id6" draw:start-glue-point="3" draw:end-shape="id7" draw:end-glue-point="1" svg:d="M14500 9750h-7000" svg:viewBox="0 0 7001 1">
          <text:p/>
        </draw:connector>
        <draw:custom-shape draw:style-name="gr1" draw:text-style-name="P1" xml:id="id36" draw:id="id36" draw:layer="Layout" svg:width="2cm" svg:height="0.5cm" svg:x="22cm" svg:y="7.5cm">
          <text:p text:style-name="P1"><text:span text:style-name="T1">RTC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2cm" svg:y1="7.75cm" svg:x2="17.5cm" svg:y2="9.75cm" draw:end-shape="id8" draw:end-glue-point="1" svg:d="M22000 7750h-1999v2000h-2501" svg:viewBox="0 0 4501 2001">
          <text:p/>
        </draw:connector>
        <draw:custom-shape draw:style-name="gr2" draw:text-style-name="P1" draw:layer="Layout" svg:width="2cm" svg:height="0.5cm" svg:x="22cm" svg:y="9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.5cm" svg:y1="9.25cm" svg:x2="22cm" svg:y2="9.25cm" draw:start-shape="id9" draw:start-glue-point="1" svg:d="M17500 9250h4500" svg:viewBox="0 0 4501 1">
          <text:p/>
        </draw:connector>
        <draw:custom-shape draw:style-name="gr1" draw:text-style-name="P1" xml:id="id11" draw:id="id11" draw:layer="Layout" svg:width="2cm" svg:height="0.5cm" svg:x="5.5cm" svg:y="12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4.5cm" svg:y="12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4.5cm" svg:y1="9.75cm" svg:x2="6.5cm" svg:y2="12cm" draw:start-shape="id10" draw:start-glue-point="3" draw:end-shape="id11" draw:end-glue-point="0" svg:d="M4500 9750h-501v1250h2501v1000" svg:viewBox="0 0 2502 2251">
          <text:p/>
        </draw:connector>
        <draw:frame draw:style-name="gr7" draw:text-style-name="P8" draw:layer="layout" svg:width="3.609cm" svg:height="0.649cm" svg:x="3.891cm" svg:y="10.351cm">
          <draw:text-box>
            <text:p text:style-name="P8"><text:span text:style-name="T1">Connected</text:span></text:p>
          </draw:text-box>
        </draw:frame>
        <draw:custom-shape draw:style-name="gr2" draw:text-style-name="P1" xml:id="id13" draw:id="id13" draw:layer="Layout" svg:width="2cm" svg:height="0.5cm" svg:x="15.5cm" svg:y="12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1cm" svg:height="0.5cm" svg:x="14.5cm" svg:y="12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7.5cm" svg:y1="12.25cm" svg:x2="14.5cm" svg:y2="12.25cm" draw:start-shape="id11" draw:start-glue-point="1" draw:end-shape="id12" draw:end-glue-point="3" svg:d="M7500 12250h7000" svg:viewBox="0 0 7001 1">
          <text:p/>
        </draw:connector>
        <draw:custom-shape draw:style-name="gr2" draw:text-style-name="P1" xml:id="id37" draw:id="id37" draw:layer="Layout" svg:width="2cm" svg:height="0.5cm" svg:x="22cm" svg:y="12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.5cm" svg:y1="12.25cm" svg:x2="22cm" svg:y2="12.25cm" draw:start-shape="id13" draw:start-glue-point="1" svg:d="M17500 12250h4500" svg:viewBox="0 0 4501 1">
          <text:p/>
        </draw:connector>
        <draw:custom-shape draw:style-name="gr1" draw:text-style-name="P1" xml:id="id16" draw:id="id16" draw:layer="Layout" svg:width="2cm" svg:height="0.5cm" svg:x="5.5cm" svg:y="1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2cm" svg:height="0.5cm" svg:x="5.5cm" svg:y="15.5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4.5cm" svg:y="1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1cm" svg:height="0.5cm" svg:x="4.5cm" svg:y="15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2cm" svg:height="0.5cm" svg:x="15.5cm" svg:y="15.5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2cm" svg:height="0.5cm" svg:x="15.5cm" svg:y="1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1cm" svg:height="0.5cm" svg:x="14.5cm" svg:y="15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1cm" svg:height="0.5cm" svg:x="14.5cm" svg:y="1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8" draw:id="id38" draw:layer="Layout" svg:width="2cm" svg:height="0.5cm" svg:x="22cm" svg:y="13.5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5cm" svg:x="22cm" svg:y="1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.5cm" svg:y1="15.25cm" svg:x2="22cm" svg:y2="15.25cm" draw:start-shape="id14" draw:start-glue-point="1" svg:d="M17500 15250h4500" svg:viewBox="0 0 4501 1">
          <text:p/>
        </draw:connector>
        <draw:connector draw:style-name="gr6" draw:text-style-name="P2" draw:layer="layout" draw:line-skew="-0.5cm" svg:x1="22cm" svg:y1="13.75cm" svg:x2="17.5cm" svg:y2="15.75cm" draw:end-shape="id15" draw:end-glue-point="1" svg:d="M22000 13750h-2499v2000h-2001" svg:viewBox="0 0 4501 2001">
          <text:p/>
        </draw:connector>
        <draw:connector draw:style-name="gr6" draw:text-style-name="P2" draw:layer="layout" svg:x1="7.5cm" svg:y1="15.25cm" svg:x2="14.5cm" svg:y2="15.25cm" draw:start-shape="id16" draw:start-glue-point="1" draw:end-shape="id17" draw:end-glue-point="3" svg:d="M7500 15250h7000" svg:viewBox="0 0 7001 1">
          <text:p/>
        </draw:connector>
        <draw:connector draw:style-name="gr6" draw:text-style-name="P2" draw:layer="layout" svg:x1="14.5cm" svg:y1="15.75cm" svg:x2="7.5cm" svg:y2="15.75cm" draw:start-shape="id18" draw:start-glue-point="3" draw:end-shape="id19" svg:d="M14500 15750h-7000" svg:viewBox="0 0 7001 1">
          <text:p/>
        </draw:connector>
        <draw:custom-shape draw:style-name="gr1" draw:text-style-name="P1" xml:id="id21" draw:id="id21" draw:layer="Layout" svg:width="2cm" svg:height="0.5cm" svg:x="5.5cm" svg:y="18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1cm" svg:height="0.5cm" svg:x="4.5cm" svg:y="18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2cm" svg:height="0.5cm" svg:x="15.5cm" svg:y="18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1cm" svg:height="0.5cm" svg:x="14.5cm" svg:y="18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9" draw:id="id39" draw:layer="Layout" svg:width="2cm" svg:height="0.5cm" svg:x="22cm" svg:y="18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.5cm" svg:y1="18.25cm" svg:x2="22cm" svg:y2="18.25cm" draw:start-shape="id20" draw:start-glue-point="1" svg:d="M17500 18250h4500" svg:viewBox="0 0 4501 1">
          <text:p/>
        </draw:connector>
        <draw:connector draw:style-name="gr6" draw:text-style-name="P2" draw:layer="layout" svg:x1="7.5cm" svg:y1="18.25cm" svg:x2="14.5cm" svg:y2="18.25cm" draw:start-shape="id21" draw:start-glue-point="1" draw:end-shape="id22" draw:end-glue-point="3" svg:d="M7500 18250h7000" svg:viewBox="0 0 7001 1">
          <text:p/>
        </draw:connector>
        <draw:connector draw:style-name="gr6" draw:text-style-name="P2" draw:layer="layout" draw:line-skew="-0.999cm" svg:x1="4.5cm" svg:y1="15.75cm" svg:x2="4.5cm" svg:y2="18.25cm" draw:start-shape="id23" draw:start-glue-point="3" draw:end-shape="id24" draw:end-glue-point="3" svg:d="M4500 15750h-1500v2500h1500" svg:viewBox="0 0 1501 2501">
          <text:p/>
        </draw:connector>
        <draw:frame draw:style-name="gr7" draw:text-style-name="P8" draw:layer="layout" svg:width="3.609cm" svg:height="1.047cm" svg:x="3cm" svg:y="16.5cm">
          <draw:text-box>
            <text:p text:style-name="P8"><text:span text:style-name="T1">Perform read</text:span></text:p>
            <text:p text:style-name="P8"><text:span text:style-name="T1">request</text:span></text:p>
          </draw:text-box>
        </draw:frame>
        <draw:custom-shape draw:style-name="gr1" draw:text-style-name="P1" xml:id="id40" draw:id="id40" draw:layer="Layout" svg:width="2cm" svg:height="0.5cm" svg:x="22cm" svg:y="19.5cm">
          <text:p text:style-name="P1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2cm" svg:height="0.5cm" svg:x="5.5cm" svg:y="21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8" draw:id="id28" draw:layer="Layout" svg:width="2cm" svg:height="0.5cm" svg:x="5.5cm" svg:y="21.5cm">
          <text:p text:style-name="P1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4.5cm" svg:y="21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1cm" svg:height="0.5cm" svg:x="4.5cm" svg:y="21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0" draw:id="id30" draw:layer="Layout" svg:width="2cm" svg:height="0.5cm" svg:x="15.5cm" svg:y="21.5cm">
          <text:p text:style-name="P1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2cm" svg:height="0.5cm" svg:x="15.5cm" svg:y="21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1cm" svg:height="0.5cm" svg:x="14.5cm" svg:y="21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1cm" svg:height="0.5cm" svg:x="14.5cm" svg:y="2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7.5cm" svg:y1="21.25cm" svg:x2="14.5cm" svg:y2="21.25cm" draw:start-shape="id25" draw:start-glue-point="1" draw:end-shape="id26" draw:end-glue-point="3" svg:d="M7500 21250h7000" svg:viewBox="0 0 7001 1">
          <text:p/>
        </draw:connector>
        <draw:connector draw:style-name="gr6" draw:text-style-name="P2" draw:layer="layout" svg:x1="14.5cm" svg:y1="21.75cm" svg:x2="7.5cm" svg:y2="21.75cm" draw:start-shape="id27" draw:start-glue-point="3" draw:end-shape="id28" svg:d="M14500 21750h-7000" svg:viewBox="0 0 7001 1">
          <text:p/>
        </draw:connector>
        <draw:custom-shape draw:style-name="gr2" draw:text-style-name="P1" draw:layer="Layout" svg:width="2cm" svg:height="0.5cm" svg:x="22cm" svg:y="21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.5cm" svg:y1="21.25cm" svg:x2="22cm" svg:y2="21.25cm" draw:start-shape="id29" draw:start-glue-point="1" svg:d="M17500 21250h4500" svg:viewBox="0 0 4501 1">
          <text:p/>
        </draw:connector>
        <draw:connector draw:style-name="gr6" draw:text-style-name="P2" draw:layer="layout" draw:line-skew="-0.5cm" svg:x1="22cm" svg:y1="19.75cm" svg:x2="17.5cm" svg:y2="21.75cm" draw:end-shape="id30" draw:end-glue-point="1" svg:d="M22000 19750h-2499v2000h-2001" svg:viewBox="0 0 4501 2001">
          <text:p/>
        </draw:connector>
        <draw:custom-shape draw:style-name="gr1" draw:text-style-name="P1" xml:id="id31" draw:id="id31" draw:layer="Layout" svg:width="2cm" svg:height="0.5cm" svg:x="5.5cm" svg:y="24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4.5cm" svg:y="24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2cm" svg:height="0.5cm" svg:x="15.5cm" svg:y="24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2" draw:id="id32" draw:layer="Layout" svg:width="1cm" svg:height="0.5cm" svg:x="14.5cm" svg:y="24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7.5cm" svg:y1="24.25cm" svg:x2="14.5cm" svg:y2="24.25cm" draw:start-shape="id31" draw:start-glue-point="1" draw:end-shape="id32" svg:d="M7500 24250h7000" svg:viewBox="0 0 7001 1">
          <text:p/>
        </draw:connector>
        <draw:connector draw:style-name="gr6" draw:text-style-name="P2" draw:layer="layout" svg:x1="4.5cm" svg:y1="21.75cm" svg:x2="6.5cm" svg:y2="24cm" draw:start-shape="id33" draw:start-glue-point="3" draw:end-shape="id31" draw:end-glue-point="0" svg:d="M4500 21750h-501v1250h2501v1000" svg:viewBox="0 0 2502 2251">
          <text:p/>
        </draw:connector>
        <draw:frame draw:style-name="gr7" draw:text-style-name="P8" draw:layer="layout" svg:width="4cm" svg:height="0.649cm" svg:x="4cm" svg:y="22.453cm">
          <draw:text-box>
            <text:p text:style-name="P8"><text:span text:style-name="T1">Disconnected</text:span></text:p>
          </draw:text-box>
        </draw:frame>
        <draw:custom-shape draw:style-name="gr2" draw:text-style-name="P1" draw:layer="Layout" svg:width="2cm" svg:height="0.5cm" svg:x="22cm" svg:y="24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.5cm" svg:y1="24.25cm" svg:x2="22cm" svg:y2="24.25cm" draw:start-shape="id34" draw:start-glue-point="1" svg:d="M17500 24250h4500" svg:viewBox="0 0 4501 1">
          <text:p/>
        </draw:connector>
        <draw:custom-shape draw:style-name="gr8" draw:text-style-name="P10" draw:layer="Layout" svg:width="3cm" svg:height="3.5cm" svg:x="25.5cm" svg:y="9.5cm">
          <text:p text:style-name="P9"><text:span text:style-name="T3">The transport layer buffers the request until the next received packet.</text:span></text:p>
          <text:p text:style-name="P9"><text:span text:style-name="T3">This is done so that the UART protocol is in line with the NRF protocol</text:span></text:p>
          <draw:enhanced-geometry svg:viewBox="0 0 21600 21600" draw:text-areas="800 800 20800 20800" draw:type="round-rectangular-callout" draw:modifiers="-37398.7337554149 1715.167095115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6" draw:text-style-name="P2" draw:layer="layout" draw:line-skew="0.499cm" svg:x1="24cm" svg:y1="6.25cm" svg:x2="24cm" svg:y2="7.75cm" draw:start-shape="id35" draw:start-glue-point="1" draw:end-shape="id36" draw:end-glue-point="1" svg:d="M24000 6250h1000v1500h-1000" svg:viewBox="0 0 1001 1501">
          <text:p/>
        </draw:connector>
        <draw:connector draw:style-name="gr6" draw:text-style-name="P2" draw:layer="layout" draw:line-skew="0.499cm" svg:x1="24cm" svg:y1="12.25cm" svg:x2="24cm" svg:y2="13.75cm" draw:start-shape="id37" draw:start-glue-point="1" draw:end-shape="id38" draw:end-glue-point="1" svg:d="M24000 12250h1000v1500h-1000" svg:viewBox="0 0 1001 1501">
          <text:p/>
        </draw:connector>
        <draw:connector draw:style-name="gr6" draw:text-style-name="P2" draw:layer="layout" draw:line-skew="0.499cm" svg:x1="24cm" svg:y1="18.25cm" svg:x2="24cm" svg:y2="19.75cm" draw:start-shape="id39" draw:start-glue-point="1" draw:end-shape="id40" draw:end-glue-point="1" svg:d="M24000 18250h1000v1500h-1000" svg:viewBox="0 0 1001 1501">
          <text:p/>
        </draw:connector>
      </draw:page>
      <draw:page draw:name="page2" draw:style-name="dp1" draw:master-page-name="Default">
        <draw:custom-shape draw:style-name="gr9" draw:text-style-name="P2" xml:id="id41" draw:id="id41" draw:layer="layout" svg:width="2cm" svg:height="0.5cm" svg:x="3cm" svg:y="6cm">
          <text:p text:style-name="P2">FTC</text:p>
          <draw:enhanced-geometry svg:viewBox="0 0 21600 21600" draw:type="rectangle" draw:enhanced-path="M 0 0 L 21600 0 21600 21600 0 21600 0 0 Z N"/>
        </draw:custom-shape>
        <draw:custom-shape draw:style-name="gr10" draw:text-style-name="P2" xml:id="id44" draw:id="id44" draw:layer="layout" svg:width="2cm" svg:height="0.5cm" svg:x="3cm" svg:y="6.5cm">
          <text:p text:style-name="P2"><text:s text:c="3"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0.5cm" svg:x="2cm" svg:y="6cm">
          <text:p text:style-name="P2">TX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cm" svg:height="0.5cm" svg:x="2cm" svg:y="6.5cm">
          <text:p text:style-name="P2">RX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0.5cm" svg:x="13cm" svg:y="6.5cm">
          <text:p text:style-name="P2"><text:s text:c="2"/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5" draw:id="id45" draw:layer="layout" svg:width="2cm" svg:height="0.5cm" svg:x="13cm" svg:y="6cm">
          <text:p text:style-name="P2">FTC</text:p>
          <draw:enhanced-geometry svg:viewBox="0 0 21600 21600" draw:type="rectangle" draw:enhanced-path="M 0 0 L 21600 0 21600 21600 0 21600 0 0 Z N"/>
        </draw:custom-shape>
        <draw:custom-shape draw:style-name="gr9" draw:text-style-name="P2" xml:id="id43" draw:id="id43" draw:layer="layout" svg:width="1cm" svg:height="0.5cm" svg:x="12cm" svg:y="6.5cm">
          <text:p text:style-name="P2">TX</text:p>
          <draw:enhanced-geometry svg:viewBox="0 0 21600 21600" draw:type="rectangle" draw:enhanced-path="M 0 0 L 21600 0 21600 21600 0 21600 0 0 Z N"/>
        </draw:custom-shape>
        <draw:custom-shape draw:style-name="gr10" draw:text-style-name="P2" xml:id="id42" draw:id="id42" draw:layer="layout" svg:width="1cm" svg:height="0.5cm" svg:x="12cm" svg:y="6cm">
          <text:p text:style-name="P2">RX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6cm" svg:y1="5cm" svg:x2="6cm" svg:y2="40cm">
          <text:p/>
        </draw:line>
        <draw:line draw:style-name="gr3" draw:text-style-name="P2" draw:layer="layout" svg:x1="11cm" svg:y1="4.5cm" svg:x2="11cm" svg:y2="40cm">
          <text:p/>
        </draw:line>
        <draw:line draw:style-name="gr11" draw:text-style-name="P2" draw:layer="layout" svg:x1="16cm" svg:y1="5cm" svg:x2="16cm" svg:y2="40cm">
          <text:p/>
        </draw:line>
        <draw:frame draw:style-name="gr4" draw:text-style-name="P2" draw:layer="layout" svg:width="4cm" svg:height="0.649cm" svg:x="4cm" svg:y="4cm">
          <draw:text-box>
            <text:p text:style-name="P11">TX </text:p>
          </draw:text-box>
        </draw:frame>
        <draw:frame draw:style-name="gr4" draw:text-style-name="P2" draw:layer="layout" svg:width="4cm" svg:height="0.649cm" svg:x="14cm" svg:y="4cm">
          <draw:text-box>
            <text:p text:style-name="P2">Configurator app</text:p>
          </draw:text-box>
        </draw:frame>
        <draw:frame draw:style-name="gr5" draw:text-style-name="P5" draw:layer="layout" svg:width="27.7cm" svg:height="2cm" svg:x="1cm" svg:y="1cm">
          <draw:text-box>
            <text:p><text:span text:style-name="T2">Sequence diagram: </text:span><text:span text:style-name="T2"><text:tab/></text:span><text:span text:style-name="T2">Transmitter &lt;= NRF =&gt; Configurator</text:span></text:p>
            <text:p><text:span text:style-name="T2"><text:tab/></text:span><text:span text:style-name="T2"><text:tab/></text:span><text:span text:style-name="T2"><text:tab/></text:span><text:span text:style-name="T2"><text:tab/>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Connecting, reading data, disconnecting </text:span></text:p>
          </draw:text-box>
        </draw:frame>
        <draw:frame draw:style-name="gr12" draw:text-style-name="P12" draw:layer="layout" svg:width="3cm" svg:height="0.573cm" svg:x="12cm" svg:y="4.927cm">
          <draw:text-box>
            <text:p><text:span text:style-name="T3">Setup channel</text:span></text:p>
          </draw:text-box>
        </draw:frame>
        <draw:frame draw:style-name="gr12" draw:text-style-name="P12" draw:layer="layout" svg:width="3cm" svg:height="0.573cm" svg:x="17cm" svg:y="4.927cm">
          <draw:text-box>
            <text:p><text:span text:style-name="T3">Hop channels</text:span></text:p>
          </draw:text-box>
        </draw:frame>
        <draw:frame draw:style-name="gr13" draw:text-style-name="P12" draw:layer="layout" svg:width="3cm" svg:height="0.573cm" svg:x="7cm" svg:y="5cm">
          <draw:text-box>
            <text:p><text:span text:style-name="T3">Hop channels</text:span></text:p>
          </draw:text-box>
        </draw:frame>
        <draw:frame draw:style-name="gr4" draw:text-style-name="P13" draw:layer="layout" svg:width="4cm" svg:height="0.573cm" svg:x="9cm" svg:y="4cm">
          <draw:text-box>
            <text:p text:style-name="P11"><text:span text:style-name="T3">&lt;= NRF transport =&gt;</text:span></text:p>
          </draw:text-box>
        </draw:frame>
        <draw:frame draw:style-name="gr12" draw:text-style-name="P12" draw:layer="layout" svg:width="3cm" svg:height="0.573cm" svg:x="2cm" svg:y="5cm">
          <draw:text-box>
            <text:p><text:span text:style-name="T3">Setup channel</text:span></text:p>
          </draw:text-box>
        </draw:frame>
        <draw:connector draw:style-name="gr6" draw:text-style-name="P2" draw:layer="layout" svg:x1="5cm" svg:y1="6.25cm" svg:x2="12cm" svg:y2="6.25cm" draw:start-shape="id41" draw:start-glue-point="1" draw:end-shape="id42" svg:d="M5000 6250h7000" svg:viewBox="0 0 7001 1">
          <text:p/>
        </draw:connector>
        <draw:connector draw:style-name="gr6" draw:text-style-name="P2" draw:layer="layout" svg:x1="12cm" svg:y1="6.75cm" svg:x2="5cm" svg:y2="6.75cm" draw:start-shape="id43" draw:start-glue-point="3" draw:end-shape="id44" draw:end-glue-point="1" svg:d="M12000 6750h-7000" svg:viewBox="0 0 7001 1">
          <text:p/>
        </draw:connector>
        <draw:custom-shape draw:style-name="gr10" draw:text-style-name="P2" xml:id="id84" draw:id="id84" draw:layer="layout" svg:width="2cm" svg:height="0.5cm" svg:x="22cm" svg:y="6cm">
          <text:p text:style-name="P2">FTC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5cm" svg:y1="6.25cm" svg:x2="22cm" svg:y2="6.25cm" draw:start-shape="id45" draw:start-glue-point="1" svg:d="M15000 6250h7000" svg:viewBox="0 0 7001 1">
          <text:p/>
        </draw:connector>
        <draw:custom-shape draw:style-name="gr9" draw:text-style-name="P2" xml:id="id46" draw:id="id46" draw:layer="layout" svg:width="2cm" svg:height="0.5cm" svg:x="3cm" svg:y="9cm">
          <text:p text:style-name="P2">FTC</text:p>
          <draw:enhanced-geometry svg:viewBox="0 0 21600 21600" draw:type="rectangle" draw:enhanced-path="M 0 0 L 21600 0 21600 21600 0 21600 0 0 Z N"/>
        </draw:custom-shape>
        <draw:custom-shape draw:style-name="gr10" draw:text-style-name="P2" xml:id="id49" draw:id="id49" draw:layer="layout" svg:width="2cm" svg:height="0.5cm" svg:x="3cm" svg:y="9.5cm">
          <text:p text:style-name="P2">RTC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0.5cm" svg:x="2cm" svg:y="9cm">
          <text:p text:style-name="P2">TX</text:p>
          <draw:enhanced-geometry svg:viewBox="0 0 21600 21600" draw:type="rectangle" draw:enhanced-path="M 0 0 L 21600 0 21600 21600 0 21600 0 0 Z N"/>
        </draw:custom-shape>
        <draw:custom-shape draw:style-name="gr10" draw:text-style-name="P2" xml:id="id53" draw:id="id53" draw:layer="layout" svg:width="1cm" svg:height="0.5cm" svg:x="2cm" svg:y="9.5cm">
          <text:p text:style-name="P2">RX</text:p>
          <draw:enhanced-geometry svg:viewBox="0 0 21600 21600" draw:type="rectangle" draw:enhanced-path="M 0 0 L 21600 0 21600 21600 0 21600 0 0 Z N"/>
        </draw:custom-shape>
        <draw:custom-shape draw:style-name="gr9" draw:text-style-name="P2" xml:id="id51" draw:id="id51" draw:layer="layout" svg:width="2cm" svg:height="0.5cm" svg:x="13cm" svg:y="9.5cm">
          <text:p text:style-name="P2">RTC</text:p>
          <draw:enhanced-geometry svg:viewBox="0 0 21600 21600" draw:type="rectangle" draw:enhanced-path="M 0 0 L 21600 0 21600 21600 0 21600 0 0 Z N"/>
        </draw:custom-shape>
        <draw:custom-shape draw:style-name="gr10" draw:text-style-name="P2" xml:id="id52" draw:id="id52" draw:layer="layout" svg:width="2cm" svg:height="0.5cm" svg:x="13cm" svg:y="9cm">
          <text:p text:style-name="P2">FTC</text:p>
          <draw:enhanced-geometry svg:viewBox="0 0 21600 21600" draw:type="rectangle" draw:enhanced-path="M 0 0 L 21600 0 21600 21600 0 21600 0 0 Z N"/>
        </draw:custom-shape>
        <draw:custom-shape draw:style-name="gr9" draw:text-style-name="P2" xml:id="id48" draw:id="id48" draw:layer="layout" svg:width="1cm" svg:height="0.5cm" svg:x="12cm" svg:y="9.5cm">
          <text:p text:style-name="P2">TX</text:p>
          <draw:enhanced-geometry svg:viewBox="0 0 21600 21600" draw:type="rectangle" draw:enhanced-path="M 0 0 L 21600 0 21600 21600 0 21600 0 0 Z N"/>
        </draw:custom-shape>
        <draw:custom-shape draw:style-name="gr10" draw:text-style-name="P2" xml:id="id47" draw:id="id47" draw:layer="layout" svg:width="1cm" svg:height="0.5cm" svg:x="12cm" svg:y="9cm">
          <text:p text:style-name="P2">RX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5cm" svg:y1="9.25cm" svg:x2="12cm" svg:y2="9.25cm" draw:start-shape="id46" draw:start-glue-point="1" draw:end-shape="id47" svg:d="M5000 9250h7000" svg:viewBox="0 0 7001 1">
          <text:p/>
        </draw:connector>
        <draw:connector draw:style-name="gr6" draw:text-style-name="P2" draw:layer="layout" svg:x1="12cm" svg:y1="9.75cm" svg:x2="5cm" svg:y2="9.75cm" draw:start-shape="id48" draw:start-glue-point="3" draw:end-shape="id49" draw:end-glue-point="1" svg:d="M12000 9750h-7000" svg:viewBox="0 0 7001 1">
          <text:p/>
        </draw:connector>
        <draw:custom-shape draw:style-name="gr9" draw:text-style-name="P2" xml:id="id50" draw:id="id50" draw:layer="layout" svg:width="2cm" svg:height="0.5cm" svg:x="22cm" svg:y="7.5cm">
          <text:p text:style-name="P2">RTC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2cm" svg:y1="7.75cm" svg:x2="15cm" svg:y2="9.75cm" draw:start-shape="id50" draw:start-glue-point="3" draw:end-shape="id51" draw:end-glue-point="1" svg:d="M22000 7750h-3500v2000h-3500" svg:viewBox="0 0 7001 2001">
          <text:p/>
        </draw:connector>
        <draw:custom-shape draw:style-name="gr10" draw:text-style-name="P2" draw:layer="layout" svg:width="2cm" svg:height="0.5cm" svg:x="22cm" svg:y="9cm">
          <text:p text:style-name="P2">FTC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5cm" svg:y1="9.25cm" svg:x2="22cm" svg:y2="9.25cm" draw:start-shape="id52" draw:start-glue-point="1" svg:d="M15000 9250h7000" svg:viewBox="0 0 7001 1">
          <text:p/>
        </draw:connector>
        <draw:custom-shape draw:style-name="gr9" draw:text-style-name="P2" xml:id="id54" draw:id="id54" draw:layer="layout" svg:width="2cm" svg:height="0.5cm" svg:x="8cm" svg:y="12cm">
          <text:p text:style-name="P2">IDLE</text:p>
          <draw:enhanced-geometry svg:viewBox="0 0 21600 21600" draw:type="rectangle" draw:enhanced-path="M 0 0 L 21600 0 21600 21600 0 21600 0 0 Z N"/>
        </draw:custom-shape>
        <draw:custom-shape draw:style-name="gr14" draw:text-style-name="P2" xml:id="id58" draw:id="id58" draw:layer="layout" svg:width="2cm" svg:height="0.5cm" svg:x="8cm" svg:y="12.5cm">
          <text:p text:style-name="P2"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0.5cm" svg:x="7cm" svg:y="12cm">
          <text:p text:style-name="P2">TX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cm" svg:height="0.5cm" svg:x="7cm" svg:y="12.5cm">
          <text:p text:style-name="P2">RX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cm" svg:y1="9.75cm" svg:x2="9cm" svg:y2="12cm" draw:start-shape="id53" draw:start-glue-point="3" draw:end-shape="id54" draw:end-glue-point="0" svg:d="M2000 9750h-501v1250h7501v1000" svg:viewBox="0 0 7502 2251">
          <text:p/>
        </draw:connector>
        <draw:frame draw:style-name="gr7" draw:text-style-name="P14" draw:layer="layout" svg:width="3.609cm" svg:height="1.047cm" svg:x="1.391cm" svg:y="11cm">
          <draw:text-box>
            <text:p text:style-name="P14">Connected, switch to hop channels</text:p>
          </draw:text-box>
        </draw:frame>
        <draw:custom-shape draw:style-name="gr15" draw:text-style-name="P2" draw:layer="layout" svg:width="2cm" svg:height="0.5cm" svg:x="18cm" svg:y="12.5cm"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2" xml:id="id55" draw:id="id55" draw:layer="layout" svg:width="2cm" svg:height="0.5cm" svg:x="18cm" svg:y="12cm">
          <text:p text:style-name="P2">IDLE</text:p>
          <draw:enhanced-geometry svg:viewBox="0 0 21600 21600" draw:type="rectangle" draw:enhanced-path="M 0 0 L 21600 0 21600 21600 0 21600 0 0 Z N"/>
        </draw:custom-shape>
        <draw:custom-shape draw:style-name="gr9" draw:text-style-name="P2" xml:id="id57" draw:id="id57" draw:layer="layout" svg:width="1cm" svg:height="0.5cm" svg:x="17cm" svg:y="12.5cm">
          <text:p text:style-name="P2">TX</text:p>
          <draw:enhanced-geometry svg:viewBox="0 0 21600 21600" draw:type="rectangle" draw:enhanced-path="M 0 0 L 21600 0 21600 21600 0 21600 0 0 Z N"/>
        </draw:custom-shape>
        <draw:custom-shape draw:style-name="gr10" draw:text-style-name="P2" xml:id="id56" draw:id="id56" draw:layer="layout" svg:width="1cm" svg:height="0.5cm" svg:x="17cm" svg:y="12cm">
          <text:p text:style-name="P2">RX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4cm" svg:y1="10cm" svg:x2="19cm" svg:y2="12cm" draw:start-shape="id51" draw:start-glue-point="2" draw:end-shape="id55" svg:d="M14000 10000v1000h5000v1000" svg:viewBox="0 0 5001 2001">
          <text:p/>
        </draw:connector>
        <draw:frame draw:style-name="gr7" draw:text-style-name="P14" draw:layer="layout" svg:width="3.609cm" svg:height="1.047cm" svg:x="13.891cm" svg:y="11cm">
          <draw:text-box>
            <text:p text:style-name="P14">Connected, switch to hop channels</text:p>
          </draw:text-box>
        </draw:frame>
        <draw:connector draw:style-name="gr6" draw:text-style-name="P2" draw:layer="layout" svg:x1="10cm" svg:y1="12.25cm" svg:x2="17cm" svg:y2="12.25cm" draw:start-shape="id54" draw:start-glue-point="1" draw:end-shape="id56" draw:end-glue-point="3" svg:d="M10000 12250h7000" svg:viewBox="0 0 7001 1">
          <text:p/>
        </draw:connector>
        <draw:connector draw:style-name="gr6" draw:text-style-name="P2" draw:layer="layout" svg:x1="17cm" svg:y1="12.75cm" svg:x2="10cm" svg:y2="12.75cm" draw:start-shape="id57" draw:start-glue-point="3" draw:end-shape="id58" draw:end-glue-point="1" svg:d="M17000 12750h-7000" svg:viewBox="0 0 7001 1">
          <text:p/>
        </draw:connector>
        <draw:custom-shape draw:style-name="gr10" draw:text-style-name="P2" xml:id="id85" draw:id="id85" draw:layer="layout" svg:width="2cm" svg:height="0.5cm" svg:x="22cm" svg:y="12cm">
          <text:p text:style-name="P2">IDLE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12.25cm" svg:x2="22cm" svg:y2="12.25cm" draw:start-shape="id55" draw:start-glue-point="1" svg:d="M20000 12250h2000" svg:viewBox="0 0 2001 1">
          <text:p/>
        </draw:connector>
        <draw:custom-shape draw:style-name="gr9" draw:text-style-name="P2" xml:id="id61" draw:id="id61" draw:layer="layout" svg:width="2cm" svg:height="0.5cm" svg:x="8cm" svg:y="15cm">
          <text:p text:style-name="P2">IDLE</text:p>
          <draw:enhanced-geometry svg:viewBox="0 0 21600 21600" draw:type="rectangle" draw:enhanced-path="M 0 0 L 21600 0 21600 21600 0 21600 0 0 Z N"/>
        </draw:custom-shape>
        <draw:custom-shape draw:style-name="gr10" draw:text-style-name="P2" xml:id="id64" draw:id="id64" draw:layer="layout" svg:width="2cm" svg:height="0.5cm" svg:x="8cm" svg:y="15.5cm">
          <text:p text:style-name="P2">READ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0.5cm" svg:x="7cm" svg:y="15cm">
          <text:p text:style-name="P2">TX</text:p>
          <draw:enhanced-geometry svg:viewBox="0 0 21600 21600" draw:type="rectangle" draw:enhanced-path="M 0 0 L 21600 0 21600 21600 0 21600 0 0 Z N"/>
        </draw:custom-shape>
        <draw:custom-shape draw:style-name="gr10" draw:text-style-name="P2" xml:id="id70" draw:id="id70" draw:layer="layout" svg:width="1cm" svg:height="0.5cm" svg:x="7cm" svg:y="15.5cm">
          <text:p text:style-name="P2">RX</text:p>
          <draw:enhanced-geometry svg:viewBox="0 0 21600 21600" draw:type="rectangle" draw:enhanced-path="M 0 0 L 21600 0 21600 21600 0 21600 0 0 Z N"/>
        </draw:custom-shape>
        <draw:custom-shape draw:style-name="gr9" draw:text-style-name="P2" xml:id="id60" draw:id="id60" draw:layer="layout" svg:width="2cm" svg:height="0.5cm" svg:x="18cm" svg:y="15.5cm">
          <text:p text:style-name="P2">READ</text:p>
          <draw:enhanced-geometry svg:viewBox="0 0 21600 21600" draw:type="rectangle" draw:enhanced-path="M 0 0 L 21600 0 21600 21600 0 21600 0 0 Z N"/>
        </draw:custom-shape>
        <draw:custom-shape draw:style-name="gr10" draw:text-style-name="P2" xml:id="id59" draw:id="id59" draw:layer="layout" svg:width="2cm" svg:height="0.5cm" svg:x="18cm" svg:y="15cm">
          <text:p text:style-name="P2">IDLE</text:p>
          <draw:enhanced-geometry svg:viewBox="0 0 21600 21600" draw:type="rectangle" draw:enhanced-path="M 0 0 L 21600 0 21600 21600 0 21600 0 0 Z N"/>
        </draw:custom-shape>
        <draw:custom-shape draw:style-name="gr9" draw:text-style-name="P2" xml:id="id63" draw:id="id63" draw:layer="layout" svg:width="1cm" svg:height="0.5cm" svg:x="17cm" svg:y="15.5cm">
          <text:p text:style-name="P2">TX</text:p>
          <draw:enhanced-geometry svg:viewBox="0 0 21600 21600" draw:type="rectangle" draw:enhanced-path="M 0 0 L 21600 0 21600 21600 0 21600 0 0 Z N"/>
        </draw:custom-shape>
        <draw:custom-shape draw:style-name="gr10" draw:text-style-name="P2" xml:id="id62" draw:id="id62" draw:layer="layout" svg:width="1cm" svg:height="0.5cm" svg:x="17cm" svg:y="15cm">
          <text:p text:style-name="P2">RX</text:p>
          <draw:enhanced-geometry svg:viewBox="0 0 21600 21600" draw:type="rectangle" draw:enhanced-path="M 0 0 L 21600 0 21600 21600 0 21600 0 0 Z N"/>
        </draw:custom-shape>
        <draw:custom-shape draw:style-name="gr9" draw:text-style-name="P2" xml:id="id86" draw:id="id86" draw:layer="layout" svg:width="2cm" svg:height="0.5cm" svg:x="22cm" svg:y="13.5cm">
          <text:p text:style-name="P2">READ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0.5cm" svg:x="22cm" svg:y="15cm">
          <text:p text:style-name="P2">IDLE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15.25cm" svg:x2="22cm" svg:y2="15.25cm" draw:start-shape="id59" draw:start-glue-point="1" svg:d="M20000 15250h2000" svg:viewBox="0 0 2001 1">
          <text:p/>
        </draw:connector>
        <draw:connector draw:style-name="gr6" draw:text-style-name="P2" draw:layer="layout" draw:line-skew="-0.5cm" svg:x1="22cm" svg:y1="13.75cm" svg:x2="20cm" svg:y2="15.75cm" draw:end-shape="id60" draw:end-glue-point="1" svg:d="M22000 13750h-1249v2000h-751" svg:viewBox="0 0 2001 2001">
          <text:p/>
        </draw:connector>
        <draw:connector draw:style-name="gr6" draw:text-style-name="P2" draw:layer="layout" svg:x1="10cm" svg:y1="15.25cm" svg:x2="17cm" svg:y2="15.25cm" draw:start-shape="id61" draw:start-glue-point="1" draw:end-shape="id62" draw:end-glue-point="3" svg:d="M10000 15250h7000" svg:viewBox="0 0 7001 1">
          <text:p/>
        </draw:connector>
        <draw:connector draw:style-name="gr6" draw:text-style-name="P2" draw:layer="layout" svg:x1="17cm" svg:y1="15.75cm" svg:x2="10cm" svg:y2="15.75cm" draw:start-shape="id63" draw:start-glue-point="3" draw:end-shape="id64" svg:d="M17000 15750h-7000" svg:viewBox="0 0 7001 1">
          <text:p/>
        </draw:connector>
        <draw:custom-shape draw:style-name="gr9" draw:text-style-name="P2" xml:id="id66" draw:id="id66" draw:layer="layout" svg:width="2cm" svg:height="0.5cm" svg:x="8cm" svg:y="18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14" draw:text-style-name="P2" xml:id="id69" draw:id="id69" draw:layer="layout" svg:width="2cm" svg:height="0.5cm" svg:x="8cm" svg:y="18.5cm">
          <text:p text:style-name="P2"/>
          <draw:enhanced-geometry svg:viewBox="0 0 21600 21600" draw:type="rectangle" draw:enhanced-path="M 0 0 L 21600 0 21600 21600 0 21600 0 0 Z N"/>
        </draw:custom-shape>
        <draw:custom-shape draw:style-name="gr9" draw:text-style-name="P2" xml:id="id71" draw:id="id71" draw:layer="layout" svg:width="1cm" svg:height="0.5cm" svg:x="7cm" svg:y="18cm">
          <text:p text:style-name="P2">TX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cm" svg:height="0.5cm" svg:x="7cm" svg:y="18.5cm">
          <text:p text:style-name="P2">RX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cm" svg:height="0.5cm" svg:x="18cm" svg:y="18.5cm"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2" xml:id="id65" draw:id="id65" draw:layer="layout" svg:width="2cm" svg:height="0.5cm" svg:x="18cm" svg:y="18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9" draw:text-style-name="P2" xml:id="id68" draw:id="id68" draw:layer="layout" svg:width="1cm" svg:height="0.5cm" svg:x="17cm" svg:y="18.5cm">
          <text:p text:style-name="P2">TX</text:p>
          <draw:enhanced-geometry svg:viewBox="0 0 21600 21600" draw:type="rectangle" draw:enhanced-path="M 0 0 L 21600 0 21600 21600 0 21600 0 0 Z N"/>
        </draw:custom-shape>
        <draw:custom-shape draw:style-name="gr10" draw:text-style-name="P2" xml:id="id67" draw:id="id67" draw:layer="layout" svg:width="1cm" svg:height="0.5cm" svg:x="17cm" svg:y="18cm">
          <text:p text:style-name="P2">RX</text:p>
          <draw:enhanced-geometry svg:viewBox="0 0 21600 21600" draw:type="rectangle" draw:enhanced-path="M 0 0 L 21600 0 21600 21600 0 21600 0 0 Z N"/>
        </draw:custom-shape>
        <draw:custom-shape draw:style-name="gr10" draw:text-style-name="P2" xml:id="id87" draw:id="id87" draw:layer="layout" svg:width="2cm" svg:height="0.5cm" svg:x="22cm" svg:y="18cm">
          <text:p text:style-name="P2">DATA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18.25cm" svg:x2="22cm" svg:y2="18.25cm" draw:start-shape="id65" draw:start-glue-point="1" svg:d="M20000 18250h2000" svg:viewBox="0 0 2001 1">
          <text:p/>
        </draw:connector>
        <draw:connector draw:style-name="gr6" draw:text-style-name="P2" draw:layer="layout" svg:x1="10cm" svg:y1="18.25cm" svg:x2="17cm" svg:y2="18.25cm" draw:start-shape="id66" draw:start-glue-point="1" draw:end-shape="id67" draw:end-glue-point="3" svg:d="M10000 18250h7000" svg:viewBox="0 0 7001 1">
          <text:p/>
        </draw:connector>
        <draw:connector draw:style-name="gr6" draw:text-style-name="P2" draw:layer="layout" svg:x1="17cm" svg:y1="18.75cm" svg:x2="10cm" svg:y2="18.75cm" draw:start-shape="id68" draw:start-glue-point="3" draw:end-shape="id69" svg:d="M17000 18750h-7000" svg:viewBox="0 0 7001 1">
          <text:p/>
        </draw:connector>
        <draw:connector draw:style-name="gr6" draw:text-style-name="P2" draw:layer="layout" draw:line-skew="-0.999cm" svg:x1="7cm" svg:y1="15.75cm" svg:x2="7cm" svg:y2="18.25cm" draw:start-shape="id70" draw:start-glue-point="3" draw:end-shape="id71" draw:end-glue-point="3" svg:d="M7000 15750h-1500v2500h1500" svg:viewBox="0 0 1501 2501">
          <text:p/>
        </draw:connector>
        <draw:frame draw:style-name="gr7" draw:text-style-name="P14" draw:layer="layout" svg:width="3.609cm" svg:height="1.047cm" svg:x="5.5cm" svg:y="16.5cm">
          <draw:text-box>
            <text:p text:style-name="P14">Perform read</text:p>
            <text:p text:style-name="P14">request</text:p>
          </draw:text-box>
        </draw:frame>
        <draw:custom-shape draw:style-name="gr9" draw:text-style-name="P2" xml:id="id88" draw:id="id88" draw:layer="layout" svg:width="2cm" svg:height="0.5cm" svg:x="22cm" svg:y="19.5cm">
          <text:p text:style-name="P2">DISCON</text:p>
          <draw:enhanced-geometry svg:viewBox="0 0 21600 21600" draw:type="rectangle" draw:enhanced-path="M 0 0 L 21600 0 21600 21600 0 21600 0 0 Z N"/>
        </draw:custom-shape>
        <draw:custom-shape draw:style-name="gr9" draw:text-style-name="P2" xml:id="id72" draw:id="id72" draw:layer="layout" svg:width="2cm" svg:height="0.5cm" svg:x="8cm" svg:y="21cm">
          <text:p text:style-name="P2">IDLE</text:p>
          <draw:enhanced-geometry svg:viewBox="0 0 21600 21600" draw:type="rectangle" draw:enhanced-path="M 0 0 L 21600 0 21600 21600 0 21600 0 0 Z N"/>
        </draw:custom-shape>
        <draw:custom-shape draw:style-name="gr10" draw:text-style-name="P2" xml:id="id75" draw:id="id75" draw:layer="layout" svg:width="2cm" svg:height="0.5cm" svg:x="8cm" svg:y="21.5cm">
          <text:p text:style-name="P2">DISCON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0.5cm" svg:x="7cm" svg:y="21cm">
          <text:p text:style-name="P2">TX</text:p>
          <draw:enhanced-geometry svg:viewBox="0 0 21600 21600" draw:type="rectangle" draw:enhanced-path="M 0 0 L 21600 0 21600 21600 0 21600 0 0 Z N"/>
        </draw:custom-shape>
        <draw:custom-shape draw:style-name="gr10" draw:text-style-name="P2" xml:id="id82" draw:id="id82" draw:layer="layout" svg:width="1cm" svg:height="0.5cm" svg:x="7cm" svg:y="21.5cm">
          <text:p text:style-name="P2">RX</text:p>
          <draw:enhanced-geometry svg:viewBox="0 0 21600 21600" draw:type="rectangle" draw:enhanced-path="M 0 0 L 21600 0 21600 21600 0 21600 0 0 Z N"/>
        </draw:custom-shape>
        <draw:custom-shape draw:style-name="gr9" draw:text-style-name="P2" xml:id="id77" draw:id="id77" draw:layer="layout" svg:width="2cm" svg:height="0.5cm" svg:x="18cm" svg:y="21.5cm">
          <text:p text:style-name="P2">DISCON</text:p>
          <draw:enhanced-geometry svg:viewBox="0 0 21600 21600" draw:type="rectangle" draw:enhanced-path="M 0 0 L 21600 0 21600 21600 0 21600 0 0 Z N"/>
        </draw:custom-shape>
        <draw:custom-shape draw:style-name="gr10" draw:text-style-name="P2" xml:id="id76" draw:id="id76" draw:layer="layout" svg:width="2cm" svg:height="0.5cm" svg:x="18cm" svg:y="21cm">
          <text:p text:style-name="P2">IDLE</text:p>
          <draw:enhanced-geometry svg:viewBox="0 0 21600 21600" draw:type="rectangle" draw:enhanced-path="M 0 0 L 21600 0 21600 21600 0 21600 0 0 Z N"/>
        </draw:custom-shape>
        <draw:custom-shape draw:style-name="gr9" draw:text-style-name="P2" xml:id="id74" draw:id="id74" draw:layer="layout" svg:width="1cm" svg:height="0.5cm" svg:x="17cm" svg:y="21.5cm">
          <text:p text:style-name="P2">TX</text:p>
          <draw:enhanced-geometry svg:viewBox="0 0 21600 21600" draw:type="rectangle" draw:enhanced-path="M 0 0 L 21600 0 21600 21600 0 21600 0 0 Z N"/>
        </draw:custom-shape>
        <draw:custom-shape draw:style-name="gr10" draw:text-style-name="P2" xml:id="id73" draw:id="id73" draw:layer="layout" svg:width="1cm" svg:height="0.5cm" svg:x="17cm" svg:y="21cm">
          <text:p text:style-name="P2">RX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21.25cm" svg:x2="17cm" svg:y2="21.25cm" draw:start-shape="id72" draw:start-glue-point="1" draw:end-shape="id73" draw:end-glue-point="3" svg:d="M10000 21250h7000" svg:viewBox="0 0 7001 1">
          <text:p/>
        </draw:connector>
        <draw:connector draw:style-name="gr6" draw:text-style-name="P2" draw:layer="layout" svg:x1="17cm" svg:y1="21.75cm" svg:x2="10cm" svg:y2="21.75cm" draw:start-shape="id74" draw:start-glue-point="3" draw:end-shape="id75" svg:d="M17000 21750h-7000" svg:viewBox="0 0 7001 1">
          <text:p/>
        </draw:connector>
        <draw:custom-shape draw:style-name="gr10" draw:text-style-name="P2" draw:layer="layout" svg:width="2cm" svg:height="0.5cm" svg:x="22cm" svg:y="21cm">
          <text:p text:style-name="P2">IDLE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21.25cm" svg:x2="22cm" svg:y2="21.25cm" draw:start-shape="id76" draw:start-glue-point="1" svg:d="M20000 21250h2000" svg:viewBox="0 0 2001 1">
          <text:p/>
        </draw:connector>
        <draw:connector draw:style-name="gr6" draw:text-style-name="P2" draw:layer="layout" draw:line-skew="-0.5cm" svg:x1="22cm" svg:y1="19.75cm" svg:x2="20cm" svg:y2="21.75cm" draw:end-shape="id77" draw:end-glue-point="1" svg:d="M22000 19750h-1249v2000h-751" svg:viewBox="0 0 2001 2001">
          <text:p/>
        </draw:connector>
        <draw:custom-shape draw:style-name="gr9" draw:text-style-name="P2" xml:id="id78" draw:id="id78" draw:layer="layout" svg:width="2cm" svg:height="0.5cm" svg:x="3cm" svg:y="24cm">
          <text:p text:style-name="P2">FTC</text:p>
          <draw:enhanced-geometry svg:viewBox="0 0 21600 21600" draw:type="rectangle" draw:enhanced-path="M 0 0 L 21600 0 21600 21600 0 21600 0 0 Z N"/>
        </draw:custom-shape>
        <draw:custom-shape draw:style-name="gr14" draw:text-style-name="P2" xml:id="id81" draw:id="id81" draw:layer="layout" svg:width="2cm" svg:height="0.5cm" svg:x="3cm" svg:y="24.5cm">
          <text:p text:style-name="P2"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0.5cm" svg:x="2cm" svg:y="24cm">
          <text:p text:style-name="P2">TX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cm" svg:height="0.5cm" svg:x="2cm" svg:y="24.5cm">
          <text:p text:style-name="P2">RX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cm" svg:height="0.5cm" svg:x="13cm" svg:y="24.5cm"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2" xml:id="id83" draw:id="id83" draw:layer="layout" svg:width="2cm" svg:height="0.5cm" svg:x="13cm" svg:y="24cm">
          <text:p text:style-name="P2">FTC</text:p>
          <draw:enhanced-geometry svg:viewBox="0 0 21600 21600" draw:type="rectangle" draw:enhanced-path="M 0 0 L 21600 0 21600 21600 0 21600 0 0 Z N"/>
        </draw:custom-shape>
        <draw:custom-shape draw:style-name="gr9" draw:text-style-name="P2" xml:id="id80" draw:id="id80" draw:layer="layout" svg:width="1cm" svg:height="0.5cm" svg:x="12cm" svg:y="24.5cm">
          <text:p text:style-name="P2">TX</text:p>
          <draw:enhanced-geometry svg:viewBox="0 0 21600 21600" draw:type="rectangle" draw:enhanced-path="M 0 0 L 21600 0 21600 21600 0 21600 0 0 Z N"/>
        </draw:custom-shape>
        <draw:custom-shape draw:style-name="gr10" draw:text-style-name="P2" xml:id="id79" draw:id="id79" draw:layer="layout" svg:width="1cm" svg:height="0.5cm" svg:x="12cm" svg:y="24cm">
          <text:p text:style-name="P2">RX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5cm" svg:y1="24.25cm" svg:x2="12cm" svg:y2="24.25cm" draw:start-shape="id78" draw:start-glue-point="1" draw:end-shape="id79" svg:d="M5000 24250h7000" svg:viewBox="0 0 7001 1">
          <text:p/>
        </draw:connector>
        <draw:connector draw:style-name="gr6" draw:text-style-name="P2" draw:layer="layout" svg:x1="12cm" svg:y1="24.75cm" svg:x2="5cm" svg:y2="24.75cm" draw:start-shape="id80" draw:start-glue-point="3" draw:end-shape="id81" draw:end-glue-point="1" svg:d="M12000 24750h-7000" svg:viewBox="0 0 7001 1">
          <text:p/>
        </draw:connector>
        <draw:connector draw:style-name="gr6" draw:text-style-name="P2" draw:layer="layout" svg:x1="7cm" svg:y1="21.75cm" svg:x2="4cm" svg:y2="24cm" draw:start-shape="id82" draw:start-glue-point="3" draw:end-shape="id78" draw:end-glue-point="0" svg:d="M7000 21750h-3000v2250" svg:viewBox="0 0 3001 2251">
          <text:p/>
        </draw:connector>
        <draw:frame draw:style-name="gr7" draw:text-style-name="P14" draw:layer="layout" svg:width="4cm" svg:height="1.047cm" svg:x="4cm" svg:y="22.453cm">
          <draw:text-box>
            <text:p text:style-name="P14">Disconnected, switch to setup channel</text:p>
          </draw:text-box>
        </draw:frame>
        <draw:connector draw:style-name="gr6" draw:text-style-name="P2" draw:layer="layout" svg:x1="19cm" svg:y1="22cm" svg:x2="14cm" svg:y2="24cm" draw:start-shape="id77" draw:start-glue-point="2" draw:end-shape="id83" draw:end-glue-point="0" svg:d="M19000 22000v1000h-5000v1000" svg:viewBox="0 0 5001 2001">
          <text:p/>
        </draw:connector>
        <draw:frame draw:style-name="gr7" draw:text-style-name="P14" draw:layer="layout" svg:width="4cm" svg:height="1.047cm" svg:x="15cm" svg:y="22cm">
          <draw:text-box>
            <text:p text:style-name="P14">Disconnected, switch to setup channel</text:p>
          </draw:text-box>
        </draw:frame>
        <draw:custom-shape draw:style-name="gr10" draw:text-style-name="P2" draw:layer="layout" svg:width="2cm" svg:height="0.5cm" svg:x="22cm" svg:y="24cm">
          <text:p text:style-name="P2">FTC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5cm" svg:y1="24.25cm" svg:x2="22cm" svg:y2="24.25cm" draw:start-shape="id83" draw:start-glue-point="1" svg:d="M15000 24250h7000" svg:viewBox="0 0 7001 1">
          <text:p/>
        </draw:connector>
        <draw:connector draw:style-name="gr6" draw:text-style-name="P2" draw:layer="layout" draw:line-skew="0.499cm" svg:x1="24cm" svg:y1="6.25cm" svg:x2="24cm" svg:y2="7.75cm" draw:start-shape="id84" draw:start-glue-point="1" draw:end-shape="id50" draw:end-glue-point="1" svg:d="M24000 6250h1000v1500h-1000" svg:viewBox="0 0 1001 1501">
          <text:p/>
        </draw:connector>
        <draw:connector draw:style-name="gr6" draw:text-style-name="P2" draw:layer="layout" draw:line-skew="0.499cm" svg:x1="24cm" svg:y1="12.25cm" svg:x2="24cm" svg:y2="13.75cm" draw:start-shape="id85" draw:start-glue-point="1" draw:end-shape="id86" draw:end-glue-point="1" svg:d="M24000 12250h1000v1500h-1000" svg:viewBox="0 0 1001 1501">
          <text:p/>
        </draw:connector>
        <draw:connector draw:style-name="gr6" draw:text-style-name="P2" draw:layer="layout" draw:line-skew="0.499cm" svg:x1="24cm" svg:y1="18.25cm" svg:x2="24cm" svg:y2="19.75cm" draw:start-shape="id87" draw:start-glue-point="1" draw:end-shape="id88" draw:end-glue-point="1" svg:d="M24000 18250h1000v1500h-1000" svg:viewBox="0 0 1001 1501">
          <text:p/>
        </draw:connector>
      </draw:page>
      <draw:page draw:name="page3" draw:style-name="dp1" draw:master-page-name="Default">
        <draw:custom-shape draw:style-name="gr1" draw:text-style-name="P1" xml:id="id89" draw:id="id89" draw:layer="Layout" svg:width="2cm" svg:height="0.5cm" svg:x="5.5cm" svg:y="6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4.5cm" svg:y="6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1" draw:id="id91" draw:layer="Layout" svg:width="2cm" svg:height="0.5cm" svg:x="15.5cm" svg:y="6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0" draw:id="id90" draw:layer="Layout" svg:width="1cm" svg:height="0.5cm" svg:x="14.5cm" svg:y="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cm" svg:y1="4.5cm" svg:x2="11cm" svg:y2="40cm">
          <text:p/>
        </draw:line>
        <draw:line draw:style-name="gr3" draw:text-style-name="P2" draw:layer="layout" svg:x1="21cm" svg:y1="4.5cm" svg:x2="21cm" svg:y2="40cm">
          <text:p/>
        </draw:line>
        <draw:frame draw:style-name="gr4" draw:text-style-name="P3" draw:layer="layout" svg:width="4cm" svg:height="0.649cm" svg:x="4cm" svg:y="4cm">
          <draw:text-box>
            <text:p text:style-name="P3"><text:span text:style-name="T1">TX </text:span></text:p>
          </draw:text-box>
        </draw:frame>
        <draw:frame draw:style-name="gr4" draw:text-style-name="P1" draw:layer="layout" svg:width="4cm" svg:height="0.649cm" svg:x="14cm" svg:y="4cm">
          <draw:text-box>
            <text:p text:style-name="P1"><text:span text:style-name="T1">Bridge</text:span></text:p>
          </draw:text-box>
        </draw:frame>
        <draw:frame draw:style-name="gr4" draw:text-style-name="P15" draw:layer="layout" svg:width="5cm" svg:height="0.649cm" svg:x="23cm" svg:y="4cm">
          <draw:text-box>
            <text:p text:style-name="P15"><text:span text:style-name="T1">Configurator app</text:span></text:p>
          </draw:text-box>
        </draw:frame>
        <draw:frame draw:style-name="gr5" draw:text-style-name="P5" draw:layer="layout" svg:width="27.7cm" svg:height="2cm" svg:x="1cm" svg:y="1cm">
          <draw:text-box>
            <text:p text:style-name="P4"><text:span text:style-name="T2">Sequence diagram: </text:span><text:span text:style-name="T2"><text:tab/></text:span><text:span text:style-name="T2">Transmitter &lt;= UART =&gt; bridge &lt;= Websocket =&gt; Configurator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Connecting, reading data, disconnecting </text:span></text:p>
          </draw:text-box>
        </draw:frame>
        <draw:frame draw:style-name="gr4" draw:text-style-name="P7" draw:layer="layout" svg:width="4cm" svg:height="0.573cm" svg:x="9cm" svg:y="4cm">
          <draw:text-box>
            <text:p text:style-name="P6"><text:span text:style-name="T3">&lt;= UART transport =&gt;</text:span></text:p>
          </draw:text-box>
        </draw:frame>
        <draw:frame draw:style-name="gr4" draw:text-style-name="P7" draw:layer="layout" svg:width="4cm" svg:height="0.573cm" svg:x="19cm" svg:y="3.927cm">
          <draw:text-box>
            <text:p text:style-name="P6"><text:span text:style-name="T3">&lt;= WS transport =&gt;</text:span></text:p>
          </draw:text-box>
        </draw:frame>
        <draw:connector draw:style-name="gr6" draw:text-style-name="P2" draw:layer="layout" svg:x1="7.5cm" svg:y1="6.25cm" svg:x2="14.5cm" svg:y2="6.25cm" draw:start-shape="id89" draw:start-glue-point="1" draw:end-shape="id90" svg:d="M7500 6250h7000" svg:viewBox="0 0 7001 1">
          <text:p/>
        </draw:connector>
        <draw:custom-shape draw:style-name="gr2" draw:text-style-name="P1" xml:id="id133" draw:id="id133" draw:layer="Layout" svg:width="2cm" svg:height="0.5cm" svg:x="23cm" svg:y="6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2" draw:id="id92" draw:layer="Layout" svg:width="1cm" svg:height="0.5cm" svg:x="22cm" svg:y="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.5cm" svg:y1="6.25cm" svg:x2="22cm" svg:y2="6.25cm" draw:start-shape="id91" draw:start-glue-point="1" draw:end-shape="id92" svg:d="M17500 6250h4500" svg:viewBox="0 0 4501 1">
          <text:p/>
        </draw:connector>
        <draw:custom-shape draw:style-name="gr1" draw:text-style-name="P1" xml:id="id93" draw:id="id93" draw:layer="Layout" svg:width="2cm" svg:height="0.5cm" svg:x="5.5cm" svg:y="9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6" draw:id="id96" draw:layer="Layout" svg:width="2cm" svg:height="0.5cm" svg:x="5.5cm" svg:y="9.5cm">
          <text:p text:style-name="P1"><text:span text:style-name="T1">RT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4.5cm" svg:y="9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01" draw:id="id101" draw:layer="Layout" svg:width="1cm" svg:height="0.5cm" svg:x="4.5cm" svg:y="9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8" draw:id="id98" draw:layer="Layout" svg:width="2cm" svg:height="0.5cm" svg:x="15.5cm" svg:y="9.5cm">
          <text:p text:style-name="P1"><text:span text:style-name="T1">RT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99" draw:id="id99" draw:layer="Layout" svg:width="2cm" svg:height="0.5cm" svg:x="15.5cm" svg:y="9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5" draw:id="id95" draw:layer="Layout" svg:width="1cm" svg:height="0.5cm" svg:x="14.5cm" svg:y="9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4" draw:id="id94" draw:layer="Layout" svg:width="1cm" svg:height="0.5cm" svg:x="14.5cm" svg:y="9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7.5cm" svg:y1="9.25cm" svg:x2="14.5cm" svg:y2="9.25cm" draw:start-shape="id93" draw:start-glue-point="1" draw:end-shape="id94" svg:d="M7500 9250h7000" svg:viewBox="0 0 7001 1">
          <text:p/>
        </draw:connector>
        <draw:connector draw:style-name="gr6" draw:text-style-name="P2" draw:layer="layout" svg:x1="14.5cm" svg:y1="9.75cm" svg:x2="7.5cm" svg:y2="9.75cm" draw:start-shape="id95" draw:start-glue-point="3" draw:end-shape="id96" draw:end-glue-point="1" svg:d="M14500 9750h-7000" svg:viewBox="0 0 7001 1">
          <text:p/>
        </draw:connector>
        <draw:custom-shape draw:style-name="gr1" draw:text-style-name="P1" xml:id="id134" draw:id="id134" draw:layer="Layout" svg:width="2cm" svg:height="0.5cm" svg:x="23cm" svg:y="7.5cm">
          <text:p text:style-name="P1"><text:span text:style-name="T1">RT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7" draw:id="id97" draw:layer="Layout" svg:width="1cm" svg:height="0.5cm" svg:x="22cm" svg:y="7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2cm" svg:y1="7.75cm" svg:x2="17.5cm" svg:y2="9.75cm" draw:start-shape="id97" draw:start-glue-point="3" draw:end-shape="id98" draw:end-glue-point="1" svg:d="M22000 7750h-2250v2000h-2250" svg:viewBox="0 0 4501 2001">
          <text:p/>
        </draw:connector>
        <draw:custom-shape draw:style-name="gr2" draw:text-style-name="P1" draw:layer="Layout" svg:width="2cm" svg:height="0.5cm" svg:x="23cm" svg:y="9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00" draw:id="id100" draw:layer="Layout" svg:width="1cm" svg:height="0.5cm" svg:x="22cm" svg:y="9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.5cm" svg:y1="9.25cm" svg:x2="22cm" svg:y2="9.25cm" draw:start-shape="id99" draw:start-glue-point="1" draw:end-shape="id100" svg:d="M17500 9250h4500" svg:viewBox="0 0 4501 1">
          <text:p/>
        </draw:connector>
        <draw:custom-shape draw:style-name="gr1" draw:text-style-name="P1" xml:id="id102" draw:id="id102" draw:layer="Layout" svg:width="2cm" svg:height="0.5cm" svg:x="5.5cm" svg:y="12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4.5cm" svg:y="12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4.5cm" svg:y1="9.75cm" svg:x2="6.5cm" svg:y2="12cm" draw:start-shape="id101" draw:start-glue-point="3" draw:end-shape="id102" draw:end-glue-point="0" svg:d="M4500 9750h-501v1250h2501v1000" svg:viewBox="0 0 2502 2251">
          <text:p/>
        </draw:connector>
        <draw:frame draw:style-name="gr7" draw:text-style-name="P8" draw:layer="layout" svg:width="3.609cm" svg:height="0.649cm" svg:x="3.891cm" svg:y="10.351cm">
          <draw:text-box>
            <text:p text:style-name="P8"><text:span text:style-name="T1">Connected</text:span></text:p>
          </draw:text-box>
        </draw:frame>
        <draw:custom-shape draw:style-name="gr2" draw:text-style-name="P1" xml:id="id104" draw:id="id104" draw:layer="Layout" svg:width="2cm" svg:height="0.5cm" svg:x="15.5cm" svg:y="12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03" draw:id="id103" draw:layer="Layout" svg:width="1cm" svg:height="0.5cm" svg:x="14.5cm" svg:y="12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7.5cm" svg:y1="12.25cm" svg:x2="14.5cm" svg:y2="12.25cm" draw:start-shape="id102" draw:start-glue-point="1" draw:end-shape="id103" draw:end-glue-point="3" svg:d="M7500 12250h7000" svg:viewBox="0 0 7001 1">
          <text:p/>
        </draw:connector>
        <draw:custom-shape draw:style-name="gr2" draw:text-style-name="P1" xml:id="id135" draw:id="id135" draw:layer="Layout" svg:width="2cm" svg:height="0.5cm" svg:x="23cm" svg:y="12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05" draw:id="id105" draw:layer="Layout" svg:width="1cm" svg:height="0.5cm" svg:x="22cm" svg:y="12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.5cm" svg:y1="12.25cm" svg:x2="22cm" svg:y2="12.25cm" draw:start-shape="id104" draw:start-glue-point="1" draw:end-shape="id105" svg:d="M17500 12250h4500" svg:viewBox="0 0 4501 1">
          <text:p/>
        </draw:connector>
        <draw:custom-shape draw:style-name="gr1" draw:text-style-name="P1" xml:id="id110" draw:id="id110" draw:layer="Layout" svg:width="2cm" svg:height="0.5cm" svg:x="5.5cm" svg:y="1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13" draw:id="id113" draw:layer="Layout" svg:width="2cm" svg:height="0.5cm" svg:x="5.5cm" svg:y="15.5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4.5cm" svg:y="1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18" draw:id="id118" draw:layer="Layout" svg:width="1cm" svg:height="0.5cm" svg:x="4.5cm" svg:y="15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9" draw:id="id109" draw:layer="Layout" svg:width="2cm" svg:height="0.5cm" svg:x="15.5cm" svg:y="15.5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06" draw:id="id106" draw:layer="Layout" svg:width="2cm" svg:height="0.5cm" svg:x="15.5cm" svg:y="1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2" draw:id="id112" draw:layer="Layout" svg:width="1cm" svg:height="0.5cm" svg:x="14.5cm" svg:y="15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11" draw:id="id111" draw:layer="Layout" svg:width="1cm" svg:height="0.5cm" svg:x="14.5cm" svg:y="1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36" draw:id="id136" draw:layer="Layout" svg:width="2cm" svg:height="0.5cm" svg:x="23cm" svg:y="13.5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8" draw:id="id108" draw:layer="Layout" svg:width="1cm" svg:height="0.5cm" svg:x="22cm" svg:y="13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5cm" svg:x="23cm" svg:y="1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07" draw:id="id107" draw:layer="Layout" svg:width="1cm" svg:height="0.5cm" svg:x="22cm" svg:y="1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.5cm" svg:y1="15.25cm" svg:x2="22cm" svg:y2="15.25cm" draw:start-shape="id106" draw:start-glue-point="1" draw:end-shape="id107" svg:d="M17500 15250h4500" svg:viewBox="0 0 4501 1">
          <text:p/>
        </draw:connector>
        <draw:connector draw:style-name="gr6" draw:text-style-name="P2" draw:layer="layout" draw:line-skew="-0.5cm" svg:x1="22cm" svg:y1="13.75cm" svg:x2="17.5cm" svg:y2="15.75cm" draw:start-shape="id108" draw:start-glue-point="3" draw:end-shape="id109" draw:end-glue-point="1" svg:d="M22000 13750h-2750v2000h-1750" svg:viewBox="0 0 4501 2001">
          <text:p/>
        </draw:connector>
        <draw:connector draw:style-name="gr6" draw:text-style-name="P2" draw:layer="layout" svg:x1="7.5cm" svg:y1="15.25cm" svg:x2="14.5cm" svg:y2="15.25cm" draw:start-shape="id110" draw:start-glue-point="1" draw:end-shape="id111" draw:end-glue-point="3" svg:d="M7500 15250h7000" svg:viewBox="0 0 7001 1">
          <text:p/>
        </draw:connector>
        <draw:connector draw:style-name="gr6" draw:text-style-name="P2" draw:layer="layout" svg:x1="14.5cm" svg:y1="15.75cm" svg:x2="7.5cm" svg:y2="15.75cm" draw:start-shape="id112" draw:start-glue-point="3" draw:end-shape="id113" svg:d="M14500 15750h-7000" svg:viewBox="0 0 7001 1">
          <text:p/>
        </draw:connector>
        <draw:custom-shape draw:style-name="gr1" draw:text-style-name="P1" xml:id="id116" draw:id="id116" draw:layer="Layout" svg:width="2cm" svg:height="0.5cm" svg:x="5.5cm" svg:y="18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9" draw:id="id119" draw:layer="Layout" svg:width="1cm" svg:height="0.5cm" svg:x="4.5cm" svg:y="18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14" draw:id="id114" draw:layer="Layout" svg:width="2cm" svg:height="0.5cm" svg:x="15.5cm" svg:y="18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17" draw:id="id117" draw:layer="Layout" svg:width="1cm" svg:height="0.5cm" svg:x="14.5cm" svg:y="18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7" draw:id="id137" draw:layer="Layout" svg:width="2cm" svg:height="0.5cm" svg:x="23cm" svg:y="18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15" draw:id="id115" draw:layer="Layout" svg:width="1cm" svg:height="0.5cm" svg:x="22cm" svg:y="18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.5cm" svg:y1="18.25cm" svg:x2="22cm" svg:y2="18.25cm" draw:start-shape="id114" draw:start-glue-point="1" draw:end-shape="id115" svg:d="M17500 18250h4500" svg:viewBox="0 0 4501 1">
          <text:p/>
        </draw:connector>
        <draw:connector draw:style-name="gr6" draw:text-style-name="P2" draw:layer="layout" svg:x1="7.5cm" svg:y1="18.25cm" svg:x2="14.5cm" svg:y2="18.25cm" draw:start-shape="id116" draw:start-glue-point="1" draw:end-shape="id117" draw:end-glue-point="3" svg:d="M7500 18250h7000" svg:viewBox="0 0 7001 1">
          <text:p/>
        </draw:connector>
        <draw:connector draw:style-name="gr6" draw:text-style-name="P2" draw:layer="layout" draw:line-skew="-0.999cm" svg:x1="4.5cm" svg:y1="15.75cm" svg:x2="4.5cm" svg:y2="18.25cm" draw:start-shape="id118" draw:start-glue-point="3" draw:end-shape="id119" draw:end-glue-point="3" svg:d="M4500 15750h-1500v2500h1500" svg:viewBox="0 0 1501 2501">
          <text:p/>
        </draw:connector>
        <draw:frame draw:style-name="gr7" draw:text-style-name="P8" draw:layer="layout" svg:width="3.609cm" svg:height="1.047cm" svg:x="3cm" svg:y="16.5cm">
          <draw:text-box>
            <text:p text:style-name="P8"><text:span text:style-name="T1">Perform read</text:span></text:p>
            <text:p text:style-name="P8"><text:span text:style-name="T1">request</text:span></text:p>
          </draw:text-box>
        </draw:frame>
        <draw:custom-shape draw:style-name="gr1" draw:text-style-name="P1" xml:id="id138" draw:id="id138" draw:layer="Layout" svg:width="2cm" svg:height="0.5cm" svg:x="23cm" svg:y="19.5cm">
          <text:p text:style-name="P1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6" draw:id="id126" draw:layer="Layout" svg:width="1cm" svg:height="0.5cm" svg:x="22cm" svg:y="19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0" draw:id="id120" draw:layer="Layout" svg:width="2cm" svg:height="0.5cm" svg:x="5.5cm" svg:y="21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23" draw:id="id123" draw:layer="Layout" svg:width="2cm" svg:height="0.5cm" svg:x="5.5cm" svg:y="21.5cm">
          <text:p text:style-name="P1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4.5cm" svg:y="21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0" draw:id="id130" draw:layer="Layout" svg:width="1cm" svg:height="0.5cm" svg:x="4.5cm" svg:y="21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7" draw:id="id127" draw:layer="Layout" svg:width="2cm" svg:height="0.5cm" svg:x="15.5cm" svg:y="21.5cm">
          <text:p text:style-name="P1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24" draw:id="id124" draw:layer="Layout" svg:width="2cm" svg:height="0.5cm" svg:x="15.5cm" svg:y="21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2" draw:id="id122" draw:layer="Layout" svg:width="1cm" svg:height="0.5cm" svg:x="14.5cm" svg:y="21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21" draw:id="id121" draw:layer="Layout" svg:width="1cm" svg:height="0.5cm" svg:x="14.5cm" svg:y="2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7.5cm" svg:y1="21.25cm" svg:x2="14.5cm" svg:y2="21.25cm" draw:start-shape="id120" draw:start-glue-point="1" draw:end-shape="id121" draw:end-glue-point="3" svg:d="M7500 21250h7000" svg:viewBox="0 0 7001 1">
          <text:p/>
        </draw:connector>
        <draw:connector draw:style-name="gr6" draw:text-style-name="P2" draw:layer="layout" svg:x1="14.5cm" svg:y1="21.75cm" svg:x2="7.5cm" svg:y2="21.75cm" draw:start-shape="id122" draw:start-glue-point="3" draw:end-shape="id123" svg:d="M14500 21750h-7000" svg:viewBox="0 0 7001 1">
          <text:p/>
        </draw:connector>
        <draw:custom-shape draw:style-name="gr2" draw:text-style-name="P1" draw:layer="Layout" svg:width="2cm" svg:height="0.5cm" svg:x="23cm" svg:y="21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25" draw:id="id125" draw:layer="Layout" svg:width="1cm" svg:height="0.5cm" svg:x="22cm" svg:y="2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.5cm" svg:y1="21.25cm" svg:x2="22cm" svg:y2="21.25cm" draw:start-shape="id124" draw:start-glue-point="1" draw:end-shape="id125" draw:end-glue-point="3" svg:d="M17500 21250h4500" svg:viewBox="0 0 4501 1">
          <text:p/>
        </draw:connector>
        <draw:connector draw:style-name="gr6" draw:text-style-name="P2" draw:layer="layout" draw:line-skew="-0.5cm" svg:x1="22cm" svg:y1="19.75cm" svg:x2="17.5cm" svg:y2="21.75cm" draw:start-shape="id126" draw:start-glue-point="3" draw:end-shape="id127" draw:end-glue-point="1" svg:d="M22000 19750h-2750v2000h-1750" svg:viewBox="0 0 4501 2001">
          <text:p/>
        </draw:connector>
        <draw:custom-shape draw:style-name="gr1" draw:text-style-name="P1" xml:id="id128" draw:id="id128" draw:layer="Layout" svg:width="2cm" svg:height="0.5cm" svg:x="5.5cm" svg:y="24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4.5cm" svg:y="24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1" draw:id="id131" draw:layer="Layout" svg:width="2cm" svg:height="0.5cm" svg:x="15.5cm" svg:y="24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29" draw:id="id129" draw:layer="Layout" svg:width="1cm" svg:height="0.5cm" svg:x="14.5cm" svg:y="24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7.5cm" svg:y1="24.25cm" svg:x2="14.5cm" svg:y2="24.25cm" draw:start-shape="id128" draw:start-glue-point="1" draw:end-shape="id129" svg:d="M7500 24250h7000" svg:viewBox="0 0 7001 1">
          <text:p/>
        </draw:connector>
        <draw:connector draw:style-name="gr6" draw:text-style-name="P2" draw:layer="layout" svg:x1="4.5cm" svg:y1="21.75cm" svg:x2="6.5cm" svg:y2="24cm" draw:start-shape="id130" draw:start-glue-point="3" draw:end-shape="id128" draw:end-glue-point="0" svg:d="M4500 21750h-501v1250h2501v1000" svg:viewBox="0 0 2502 2251">
          <text:p/>
        </draw:connector>
        <draw:frame draw:style-name="gr7" draw:text-style-name="P8" draw:layer="layout" svg:width="4cm" svg:height="0.649cm" svg:x="4cm" svg:y="22.453cm">
          <draw:text-box>
            <text:p text:style-name="P8"><text:span text:style-name="T1">Disconnected</text:span></text:p>
          </draw:text-box>
        </draw:frame>
        <draw:custom-shape draw:style-name="gr2" draw:text-style-name="P1" draw:layer="Layout" svg:width="2cm" svg:height="0.5cm" svg:x="23cm" svg:y="24cm">
          <text:p text:style-name="P1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2" draw:id="id132" draw:layer="Layout" svg:width="1cm" svg:height="0.5cm" svg:x="22cm" svg:y="24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.5cm" svg:y1="24.25cm" svg:x2="22cm" svg:y2="24.25cm" draw:start-shape="id131" draw:start-glue-point="1" draw:end-shape="id132" svg:d="M17500 24250h4500" svg:viewBox="0 0 4501 1">
          <text:p/>
        </draw:connector>
        <draw:custom-shape draw:style-name="gr8" draw:text-style-name="P10" draw:layer="Layout" svg:width="2.5cm" svg:height="4cm" svg:x="26.5cm" svg:y="9.5cm">
          <text:p text:style-name="P9"><text:span text:style-name="T3">The bridge buffers the request until the next received packet.</text:span></text:p>
          <text:p text:style-name="P9"><text:span text:style-name="T3">This is done so that the UART protocol is in line with the NRF protocol</text:span></text:p>
          <draw:enhanced-geometry svg:viewBox="0 0 21600 21600" draw:text-areas="800 800 20800 20800" draw:type="round-rectangular-callout" draw:modifiers="-55809.356257497 1090.527368157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6" draw:text-style-name="P2" draw:layer="layout" draw:line-skew="0.499cm" svg:x1="25cm" svg:y1="6.25cm" svg:x2="25cm" svg:y2="7.75cm" draw:start-shape="id133" draw:start-glue-point="1" draw:end-shape="id134" draw:end-glue-point="1" svg:d="M25000 6250h1000v1500h-1000" svg:viewBox="0 0 1001 1501">
          <text:p/>
        </draw:connector>
        <draw:connector draw:style-name="gr6" draw:text-style-name="P2" draw:layer="layout" draw:line-skew="0.499cm" svg:x1="25cm" svg:y1="12.25cm" svg:x2="25cm" svg:y2="13.75cm" draw:start-shape="id135" draw:start-glue-point="1" draw:end-shape="id136" draw:end-glue-point="1" svg:d="M25000 12250h1000v1500h-1000" svg:viewBox="0 0 1001 1501">
          <text:p/>
        </draw:connector>
        <draw:connector draw:style-name="gr6" draw:text-style-name="P2" draw:layer="layout" draw:line-skew="0.499cm" svg:x1="25cm" svg:y1="18.25cm" svg:x2="25cm" svg:y2="19.75cm" draw:start-shape="id137" draw:start-glue-point="1" draw:end-shape="id138" draw:end-glue-point="1" svg:d="M25000 18250h1000v1500h-1000" svg:viewBox="0 0 1001 1501">
          <text:p/>
        </draw:connector>
      </draw:page>
      <draw:page draw:name="page4" draw:style-name="dp1" draw:master-page-name="Default">
        <draw:custom-shape draw:style-name="gr9" draw:text-style-name="P1" xml:id="id139" draw:id="id139" draw:layer="layout" svg:width="2cm" svg:height="0.5cm" svg:x="3cm" svg:y="6cm">
          <text:p text:style-name="P2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42" draw:id="id142" draw:layer="layout" svg:width="2cm" svg:height="0.5cm" svg:x="3cm" svg:y="6.5cm">
          <text:p text:style-name="P2"><text:span text:style-name="T1"><text:s text:c="3"/>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5cm" svg:x="2cm" svg:y="6cm">
          <text:p text:style-name="P2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5cm" svg:x="2cm" svg:y="6.5cm">
          <text:p text:style-name="P2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0.5cm" svg:x="13cm" svg:y="6.5cm">
          <text:p text:style-name="P2"><text:span text:style-name="T1"><text:s text:c="2"/>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43" draw:id="id143" draw:layer="layout" svg:width="2cm" svg:height="0.5cm" svg:x="13cm" svg:y="6cm">
          <text:p text:style-name="P2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41" draw:id="id141" draw:layer="layout" svg:width="1cm" svg:height="0.5cm" svg:x="12cm" svg:y="6.5cm">
          <text:p text:style-name="P2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40" draw:id="id140" draw:layer="layout" svg:width="1cm" svg:height="0.5cm" svg:x="12cm" svg:y="6cm">
          <text:p text:style-name="P2"><text:span text:style-name="T1">RX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6cm" svg:y1="5cm" svg:x2="6cm" svg:y2="40cm">
          <text:p/>
        </draw:line>
        <draw:line draw:style-name="gr3" draw:text-style-name="P2" draw:layer="layout" svg:x1="11cm" svg:y1="4.5cm" svg:x2="11cm" svg:y2="40cm">
          <text:p/>
        </draw:line>
        <draw:line draw:style-name="gr11" draw:text-style-name="P2" draw:layer="layout" svg:x1="16cm" svg:y1="5cm" svg:x2="16cm" svg:y2="40cm">
          <text:p/>
        </draw:line>
        <draw:line draw:style-name="gr3" draw:text-style-name="P2" draw:layer="layout" svg:x1="21cm" svg:y1="4.5cm" svg:x2="21cm" svg:y2="40cm">
          <text:p/>
        </draw:line>
        <draw:frame draw:style-name="gr4" draw:text-style-name="P3" draw:layer="layout" svg:width="4cm" svg:height="0.649cm" svg:x="4cm" svg:y="4cm">
          <draw:text-box>
            <text:p text:style-name="P11"><text:span text:style-name="T1">TX </text:span></text:p>
          </draw:text-box>
        </draw:frame>
        <draw:frame draw:style-name="gr4" draw:text-style-name="P1" draw:layer="layout" svg:width="4cm" svg:height="0.649cm" svg:x="14cm" svg:y="4cm">
          <draw:text-box>
            <text:p text:style-name="P2"><text:span text:style-name="T1">Bridge</text:span></text:p>
          </draw:text-box>
        </draw:frame>
        <draw:frame draw:style-name="gr4" draw:text-style-name="P15" draw:layer="layout" svg:width="5cm" svg:height="0.649cm" svg:x="23cm" svg:y="4cm">
          <draw:text-box>
            <text:p><text:span text:style-name="T1">Configurator <text:s/>app</text:span></text:p>
          </draw:text-box>
        </draw:frame>
        <draw:frame draw:style-name="gr5" draw:text-style-name="P5" draw:layer="layout" svg:width="27.7cm" svg:height="2cm" svg:x="1cm" svg:y="1cm">
          <draw:text-box>
            <text:p><text:span text:style-name="T2">Sequence diagram: </text:span><text:span text:style-name="T2"><text:tab/></text:span><text:span text:style-name="T2">Transmitter &lt;= NRF =&gt; bridge &lt;= Websocket =&gt; Configurator</text:span></text:p>
            <text:p><text:span text:style-name="T2"><text:tab/></text:span><text:span text:style-name="T2"><text:tab/></text:span><text:span text:style-name="T2"><text:tab/></text:span><text:span text:style-name="T2"><text:tab/>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Connecting, reading data, disconnecting </text:span></text:p>
          </draw:text-box>
        </draw:frame>
        <draw:frame draw:style-name="gr12" draw:text-style-name="P12" draw:layer="layout" svg:width="3cm" svg:height="0.573cm" svg:x="12cm" svg:y="4.927cm">
          <draw:text-box>
            <text:p><text:span text:style-name="T3">Setup channel</text:span></text:p>
          </draw:text-box>
        </draw:frame>
        <draw:frame draw:style-name="gr12" draw:text-style-name="P12" draw:layer="layout" svg:width="3cm" svg:height="0.573cm" svg:x="17cm" svg:y="4.927cm">
          <draw:text-box>
            <text:p><text:span text:style-name="T3">Hop channels</text:span></text:p>
          </draw:text-box>
        </draw:frame>
        <draw:frame draw:style-name="gr13" draw:text-style-name="P12" draw:layer="layout" svg:width="3cm" svg:height="0.573cm" svg:x="7cm" svg:y="5cm">
          <draw:text-box>
            <text:p><text:span text:style-name="T3">Hop channels</text:span></text:p>
          </draw:text-box>
        </draw:frame>
        <draw:frame draw:style-name="gr4" draw:text-style-name="P7" draw:layer="layout" svg:width="4cm" svg:height="0.573cm" svg:x="9cm" svg:y="4cm">
          <draw:text-box>
            <text:p text:style-name="P11"><text:span text:style-name="T3">&lt;= NRF transport =&gt;</text:span></text:p>
          </draw:text-box>
        </draw:frame>
        <draw:frame draw:style-name="gr12" draw:text-style-name="P12" draw:layer="layout" svg:width="3cm" svg:height="0.573cm" svg:x="2cm" svg:y="5cm">
          <draw:text-box>
            <text:p><text:span text:style-name="T3">Setup channel</text:span></text:p>
          </draw:text-box>
        </draw:frame>
        <draw:frame draw:style-name="gr4" draw:text-style-name="P7" draw:layer="layout" svg:width="4cm" svg:height="0.573cm" svg:x="19cm" svg:y="3.927cm">
          <draw:text-box>
            <text:p text:style-name="P11"><text:span text:style-name="T3">&lt;= WS transport =&gt;</text:span></text:p>
          </draw:text-box>
        </draw:frame>
        <draw:connector draw:style-name="gr6" draw:text-style-name="P2" draw:layer="layout" svg:x1="5cm" svg:y1="6.25cm" svg:x2="12cm" svg:y2="6.25cm" draw:start-shape="id139" draw:start-glue-point="1" draw:end-shape="id140" svg:d="M5000 6250h7000" svg:viewBox="0 0 7001 1">
          <text:p/>
        </draw:connector>
        <draw:connector draw:style-name="gr6" draw:text-style-name="P2" draw:layer="layout" svg:x1="12cm" svg:y1="6.75cm" svg:x2="5cm" svg:y2="6.75cm" draw:start-shape="id141" draw:start-glue-point="3" draw:end-shape="id142" draw:end-glue-point="1" svg:d="M12000 6750h-7000" svg:viewBox="0 0 7001 1">
          <text:p/>
        </draw:connector>
        <draw:custom-shape draw:style-name="gr10" draw:text-style-name="P1" xml:id="id191" draw:id="id191" draw:layer="layout" svg:width="2cm" svg:height="0.5cm" svg:x="23cm" svg:y="6cm">
          <text:p text:style-name="P2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44" draw:id="id144" draw:layer="layout" svg:width="1cm" svg:height="0.5cm" svg:x="22cm" svg:y="6cm">
          <text:p text:style-name="P2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5cm" svg:y1="6.25cm" svg:x2="22cm" svg:y2="6.25cm" draw:start-shape="id143" draw:start-glue-point="1" draw:end-shape="id144" svg:d="M15000 6250h7000" svg:viewBox="0 0 7001 1">
          <text:p/>
        </draw:connector>
        <draw:custom-shape draw:style-name="gr9" draw:text-style-name="P1" xml:id="id145" draw:id="id145" draw:layer="layout" svg:width="2cm" svg:height="0.5cm" svg:x="3cm" svg:y="9cm">
          <text:p text:style-name="P2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48" draw:id="id148" draw:layer="layout" svg:width="2cm" svg:height="0.5cm" svg:x="3cm" svg:y="9.5cm">
          <text:p text:style-name="P2"><text:span text:style-name="T1">RTC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5cm" svg:x="2cm" svg:y="9cm">
          <text:p text:style-name="P2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53" draw:id="id153" draw:layer="layout" svg:width="1cm" svg:height="0.5cm" svg:x="2cm" svg:y="9.5cm">
          <text:p text:style-name="P2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50" draw:id="id150" draw:layer="layout" svg:width="2cm" svg:height="0.5cm" svg:x="13cm" svg:y="9.5cm">
          <text:p text:style-name="P2"><text:span text:style-name="T1">RTC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51" draw:id="id151" draw:layer="layout" svg:width="2cm" svg:height="0.5cm" svg:x="13cm" svg:y="9cm">
          <text:p text:style-name="P2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47" draw:id="id147" draw:layer="layout" svg:width="1cm" svg:height="0.5cm" svg:x="12cm" svg:y="9.5cm">
          <text:p text:style-name="P2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46" draw:id="id146" draw:layer="layout" svg:width="1cm" svg:height="0.5cm" svg:x="12cm" svg:y="9cm">
          <text:p text:style-name="P2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5cm" svg:y1="9.25cm" svg:x2="12cm" svg:y2="9.25cm" draw:start-shape="id145" draw:start-glue-point="1" draw:end-shape="id146" svg:d="M5000 9250h7000" svg:viewBox="0 0 7001 1">
          <text:p/>
        </draw:connector>
        <draw:connector draw:style-name="gr6" draw:text-style-name="P2" draw:layer="layout" svg:x1="12cm" svg:y1="9.75cm" svg:x2="5cm" svg:y2="9.75cm" draw:start-shape="id147" draw:start-glue-point="3" draw:end-shape="id148" draw:end-glue-point="1" svg:d="M12000 9750h-7000" svg:viewBox="0 0 7001 1">
          <text:p/>
        </draw:connector>
        <draw:custom-shape draw:style-name="gr9" draw:text-style-name="P1" xml:id="id192" draw:id="id192" draw:layer="layout" svg:width="2cm" svg:height="0.5cm" svg:x="23cm" svg:y="7.5cm">
          <text:p text:style-name="P2"><text:span text:style-name="T1">RTC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49" draw:id="id149" draw:layer="layout" svg:width="1cm" svg:height="0.5cm" svg:x="22cm" svg:y="7.5cm">
          <text:p text:style-name="P2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2cm" svg:y1="7.75cm" svg:x2="15cm" svg:y2="9.75cm" draw:start-shape="id149" draw:start-glue-point="3" draw:end-shape="id150" draw:end-glue-point="1" svg:d="M22000 7750h-3500v2000h-3500" svg:viewBox="0 0 7001 2001">
          <text:p/>
        </draw:connector>
        <draw:custom-shape draw:style-name="gr10" draw:text-style-name="P1" draw:layer="layout" svg:width="2cm" svg:height="0.5cm" svg:x="23cm" svg:y="9cm">
          <text:p text:style-name="P2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52" draw:id="id152" draw:layer="layout" svg:width="1cm" svg:height="0.5cm" svg:x="22cm" svg:y="9cm">
          <text:p text:style-name="P2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5cm" svg:y1="9.25cm" svg:x2="22cm" svg:y2="9.25cm" draw:start-shape="id151" draw:start-glue-point="1" draw:end-shape="id152" svg:d="M15000 9250h7000" svg:viewBox="0 0 7001 1">
          <text:p/>
        </draw:connector>
        <draw:custom-shape draw:style-name="gr9" draw:text-style-name="P1" xml:id="id154" draw:id="id154" draw:layer="layout" svg:width="2cm" svg:height="0.5cm" svg:x="8cm" svg:y="12cm">
          <text:p text:style-name="P2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58" draw:id="id158" draw:layer="layout" svg:width="2cm" svg:height="0.5cm" svg:x="8cm" svg:y="1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5cm" svg:x="7cm" svg:y="12cm">
          <text:p text:style-name="P2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5cm" svg:x="7cm" svg:y="12.5cm">
          <text:p text:style-name="P2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cm" svg:y1="9.75cm" svg:x2="9cm" svg:y2="12cm" draw:start-shape="id153" draw:start-glue-point="3" draw:end-shape="id154" draw:end-glue-point="0" svg:d="M2000 9750h-501v1250h7501v1000" svg:viewBox="0 0 7502 2251">
          <text:p/>
        </draw:connector>
        <draw:frame draw:style-name="gr7" draw:text-style-name="P8" draw:layer="layout" svg:width="3.609cm" svg:height="1.047cm" svg:x="1.391cm" svg:y="11cm">
          <draw:text-box>
            <text:p text:style-name="P14"><text:span text:style-name="T1">Connected, switch to hop channels</text:span></text:p>
          </draw:text-box>
        </draw:frame>
        <draw:custom-shape draw:style-name="gr15" draw:text-style-name="P2" draw:layer="layout" svg:width="2cm" svg:height="0.5cm" svg:x="18cm" svg:y="1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55" draw:id="id155" draw:layer="layout" svg:width="2cm" svg:height="0.5cm" svg:x="18cm" svg:y="12cm">
          <text:p text:style-name="P2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57" draw:id="id157" draw:layer="layout" svg:width="1cm" svg:height="0.5cm" svg:x="17cm" svg:y="12.5cm">
          <text:p text:style-name="P2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56" draw:id="id156" draw:layer="layout" svg:width="1cm" svg:height="0.5cm" svg:x="17cm" svg:y="12cm">
          <text:p text:style-name="P2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4cm" svg:y1="10cm" svg:x2="19cm" svg:y2="12cm" draw:start-shape="id150" draw:start-glue-point="2" draw:end-shape="id155" svg:d="M14000 10000v1000h5000v1000" svg:viewBox="0 0 5001 2001">
          <text:p/>
        </draw:connector>
        <draw:frame draw:style-name="gr7" draw:text-style-name="P8" draw:layer="layout" svg:width="3.609cm" svg:height="1.047cm" svg:x="13.891cm" svg:y="11cm">
          <draw:text-box>
            <text:p text:style-name="P14"><text:span text:style-name="T1">Connected, switch to hop channels</text:span></text:p>
          </draw:text-box>
        </draw:frame>
        <draw:connector draw:style-name="gr6" draw:text-style-name="P2" draw:layer="layout" svg:x1="10cm" svg:y1="12.25cm" svg:x2="17cm" svg:y2="12.25cm" draw:start-shape="id154" draw:start-glue-point="1" draw:end-shape="id156" draw:end-glue-point="3" svg:d="M10000 12250h7000" svg:viewBox="0 0 7001 1">
          <text:p/>
        </draw:connector>
        <draw:connector draw:style-name="gr6" draw:text-style-name="P2" draw:layer="layout" svg:x1="17cm" svg:y1="12.75cm" svg:x2="10cm" svg:y2="12.75cm" draw:start-shape="id157" draw:start-glue-point="3" draw:end-shape="id158" draw:end-glue-point="1" svg:d="M17000 12750h-7000" svg:viewBox="0 0 7001 1">
          <text:p/>
        </draw:connector>
        <draw:custom-shape draw:style-name="gr10" draw:text-style-name="P1" xml:id="id193" draw:id="id193" draw:layer="layout" svg:width="2cm" svg:height="0.5cm" svg:x="23cm" svg:y="12cm">
          <text:p text:style-name="P2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59" draw:id="id159" draw:layer="layout" svg:width="1cm" svg:height="0.5cm" svg:x="22cm" svg:y="12cm">
          <text:p text:style-name="P2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12.25cm" svg:x2="22cm" svg:y2="12.25cm" draw:start-shape="id155" draw:start-glue-point="1" draw:end-shape="id159" svg:d="M20000 12250h2000" svg:viewBox="0 0 2001 1">
          <text:p/>
        </draw:connector>
        <draw:custom-shape draw:style-name="gr9" draw:text-style-name="P1" xml:id="id164" draw:id="id164" draw:layer="layout" svg:width="2cm" svg:height="0.5cm" svg:x="8cm" svg:y="15cm">
          <text:p text:style-name="P2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67" draw:id="id167" draw:layer="layout" svg:width="2cm" svg:height="0.5cm" svg:x="8cm" svg:y="15.5cm">
          <text:p text:style-name="P2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5cm" svg:x="7cm" svg:y="15cm">
          <text:p text:style-name="P2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74" draw:id="id174" draw:layer="layout" svg:width="1cm" svg:height="0.5cm" svg:x="7cm" svg:y="15.5cm">
          <text:p text:style-name="P2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63" draw:id="id163" draw:layer="layout" svg:width="2cm" svg:height="0.5cm" svg:x="18cm" svg:y="15.5cm">
          <text:p text:style-name="P2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60" draw:id="id160" draw:layer="layout" svg:width="2cm" svg:height="0.5cm" svg:x="18cm" svg:y="15cm">
          <text:p text:style-name="P2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66" draw:id="id166" draw:layer="layout" svg:width="1cm" svg:height="0.5cm" svg:x="17cm" svg:y="15.5cm">
          <text:p text:style-name="P2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65" draw:id="id165" draw:layer="layout" svg:width="1cm" svg:height="0.5cm" svg:x="17cm" svg:y="15cm">
          <text:p text:style-name="P2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94" draw:id="id194" draw:layer="layout" svg:width="2cm" svg:height="0.5cm" svg:x="23cm" svg:y="13.5cm">
          <text:p text:style-name="P2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62" draw:id="id162" draw:layer="layout" svg:width="1cm" svg:height="0.5cm" svg:x="22cm" svg:y="13.5cm">
          <text:p text:style-name="P2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5cm" svg:x="23cm" svg:y="15cm">
          <text:p text:style-name="P2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61" draw:id="id161" draw:layer="layout" svg:width="1cm" svg:height="0.5cm" svg:x="22cm" svg:y="15cm">
          <text:p text:style-name="P2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15.25cm" svg:x2="22cm" svg:y2="15.25cm" draw:start-shape="id160" draw:start-glue-point="1" draw:end-shape="id161" svg:d="M20000 15250h2000" svg:viewBox="0 0 2001 1">
          <text:p/>
        </draw:connector>
        <draw:connector draw:style-name="gr6" draw:text-style-name="P2" draw:layer="layout" draw:line-skew="-0.5cm" svg:x1="22cm" svg:y1="13.75cm" svg:x2="20cm" svg:y2="15.75cm" draw:start-shape="id162" draw:start-glue-point="3" draw:end-shape="id163" draw:end-glue-point="1" svg:d="M22000 13750h-1500v2000h-500" svg:viewBox="0 0 2001 2001">
          <text:p/>
        </draw:connector>
        <draw:connector draw:style-name="gr6" draw:text-style-name="P2" draw:layer="layout" svg:x1="10cm" svg:y1="15.25cm" svg:x2="17cm" svg:y2="15.25cm" draw:start-shape="id164" draw:start-glue-point="1" draw:end-shape="id165" draw:end-glue-point="3" svg:d="M10000 15250h7000" svg:viewBox="0 0 7001 1">
          <text:p/>
        </draw:connector>
        <draw:connector draw:style-name="gr6" draw:text-style-name="P2" draw:layer="layout" svg:x1="17cm" svg:y1="15.75cm" svg:x2="10cm" svg:y2="15.75cm" draw:start-shape="id166" draw:start-glue-point="3" draw:end-shape="id167" svg:d="M17000 15750h-7000" svg:viewBox="0 0 7001 1">
          <text:p/>
        </draw:connector>
        <draw:custom-shape draw:style-name="gr9" draw:text-style-name="P1" xml:id="id170" draw:id="id170" draw:layer="layout" svg:width="2cm" svg:height="0.5cm" svg:x="8cm" svg:y="18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73" draw:id="id173" draw:layer="layout" svg:width="2cm" svg:height="0.5cm" svg:x="8cm" svg:y="1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75" draw:id="id175" draw:layer="layout" svg:width="1cm" svg:height="0.5cm" svg:x="7cm" svg:y="18cm">
          <text:p text:style-name="P2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5cm" svg:x="7cm" svg:y="18.5cm">
          <text:p text:style-name="P2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cm" svg:height="0.5cm" svg:x="18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68" draw:id="id168" draw:layer="layout" svg:width="2cm" svg:height="0.5cm" svg:x="18cm" svg:y="18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72" draw:id="id172" draw:layer="layout" svg:width="1cm" svg:height="0.5cm" svg:x="17cm" svg:y="18.5cm">
          <text:p text:style-name="P2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71" draw:id="id171" draw:layer="layout" svg:width="1cm" svg:height="0.5cm" svg:x="17cm" svg:y="18cm">
          <text:p text:style-name="P2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95" draw:id="id195" draw:layer="layout" svg:width="2cm" svg:height="0.5cm" svg:x="23cm" svg:y="18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69" draw:id="id169" draw:layer="layout" svg:width="1cm" svg:height="0.5cm" svg:x="22cm" svg:y="18cm">
          <text:p text:style-name="P2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18.25cm" svg:x2="22cm" svg:y2="18.25cm" draw:start-shape="id168" draw:start-glue-point="1" draw:end-shape="id169" svg:d="M20000 18250h2000" svg:viewBox="0 0 2001 1">
          <text:p/>
        </draw:connector>
        <draw:connector draw:style-name="gr6" draw:text-style-name="P2" draw:layer="layout" svg:x1="10cm" svg:y1="18.25cm" svg:x2="17cm" svg:y2="18.25cm" draw:start-shape="id170" draw:start-glue-point="1" draw:end-shape="id171" draw:end-glue-point="3" svg:d="M10000 18250h7000" svg:viewBox="0 0 7001 1">
          <text:p/>
        </draw:connector>
        <draw:connector draw:style-name="gr6" draw:text-style-name="P2" draw:layer="layout" svg:x1="17cm" svg:y1="18.75cm" svg:x2="10cm" svg:y2="18.75cm" draw:start-shape="id172" draw:start-glue-point="3" draw:end-shape="id173" svg:d="M17000 18750h-7000" svg:viewBox="0 0 7001 1">
          <text:p/>
        </draw:connector>
        <draw:connector draw:style-name="gr6" draw:text-style-name="P2" draw:layer="layout" draw:line-skew="-0.999cm" svg:x1="7cm" svg:y1="15.75cm" svg:x2="7cm" svg:y2="18.25cm" draw:start-shape="id174" draw:start-glue-point="3" draw:end-shape="id175" draw:end-glue-point="3" svg:d="M7000 15750h-1500v2500h1500" svg:viewBox="0 0 1501 2501">
          <text:p/>
        </draw:connector>
        <draw:frame draw:style-name="gr16" draw:text-style-name="P17" draw:layer="layout" svg:width="3.609cm" svg:height="1.047cm" svg:x="1.891cm" svg:y="16.453cm">
          <draw:text-box>
            <text:p text:style-name="P16"><text:span text:style-name="T1">Perform read</text:span></text:p>
            <text:p text:style-name="P16"><text:span text:style-name="T1">request</text:span></text:p>
          </draw:text-box>
        </draw:frame>
        <draw:custom-shape draw:style-name="gr9" draw:text-style-name="P1" xml:id="id196" draw:id="id196" draw:layer="layout" svg:width="2cm" svg:height="0.5cm" svg:x="23cm" svg:y="19.5cm">
          <text:p text:style-name="P2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82" draw:id="id182" draw:layer="layout" svg:width="1cm" svg:height="0.5cm" svg:x="22cm" svg:y="19.5cm">
          <text:p text:style-name="P2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76" draw:id="id176" draw:layer="layout" svg:width="2cm" svg:height="0.5cm" svg:x="8cm" svg:y="21cm">
          <text:p text:style-name="P2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79" draw:id="id179" draw:layer="layout" svg:width="2cm" svg:height="0.5cm" svg:x="8cm" svg:y="21.5cm">
          <text:p text:style-name="P2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5cm" svg:x="7cm" svg:y="21cm">
          <text:p text:style-name="P2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88" draw:id="id188" draw:layer="layout" svg:width="1cm" svg:height="0.5cm" svg:x="7cm" svg:y="21.5cm">
          <text:p text:style-name="P2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83" draw:id="id183" draw:layer="layout" svg:width="2cm" svg:height="0.5cm" svg:x="18cm" svg:y="21.5cm">
          <text:p text:style-name="P2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80" draw:id="id180" draw:layer="layout" svg:width="2cm" svg:height="0.5cm" svg:x="18cm" svg:y="21cm">
          <text:p text:style-name="P2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78" draw:id="id178" draw:layer="layout" svg:width="1cm" svg:height="0.5cm" svg:x="17cm" svg:y="21.5cm">
          <text:p text:style-name="P2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77" draw:id="id177" draw:layer="layout" svg:width="1cm" svg:height="0.5cm" svg:x="17cm" svg:y="21cm">
          <text:p text:style-name="P2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21.25cm" svg:x2="17cm" svg:y2="21.25cm" draw:start-shape="id176" draw:start-glue-point="1" draw:end-shape="id177" draw:end-glue-point="3" svg:d="M10000 21250h7000" svg:viewBox="0 0 7001 1">
          <text:p/>
        </draw:connector>
        <draw:connector draw:style-name="gr6" draw:text-style-name="P2" draw:layer="layout" svg:x1="17cm" svg:y1="21.75cm" svg:x2="10cm" svg:y2="21.75cm" draw:start-shape="id178" draw:start-glue-point="3" draw:end-shape="id179" svg:d="M17000 21750h-7000" svg:viewBox="0 0 7001 1">
          <text:p/>
        </draw:connector>
        <draw:custom-shape draw:style-name="gr10" draw:text-style-name="P1" draw:layer="layout" svg:width="2cm" svg:height="0.5cm" svg:x="23cm" svg:y="21cm">
          <text:p text:style-name="P2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81" draw:id="id181" draw:layer="layout" svg:width="1cm" svg:height="0.5cm" svg:x="22cm" svg:y="21cm">
          <text:p text:style-name="P2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21.25cm" svg:x2="22cm" svg:y2="21.25cm" draw:start-shape="id180" draw:start-glue-point="1" draw:end-shape="id181" draw:end-glue-point="3" svg:d="M20000 21250h2000" svg:viewBox="0 0 2001 1">
          <text:p/>
        </draw:connector>
        <draw:connector draw:style-name="gr6" draw:text-style-name="P2" draw:layer="layout" draw:line-skew="-0.5cm" svg:x1="22cm" svg:y1="19.75cm" svg:x2="20cm" svg:y2="21.75cm" draw:start-shape="id182" draw:start-glue-point="3" draw:end-shape="id183" draw:end-glue-point="1" svg:d="M22000 19750h-1500v2000h-500" svg:viewBox="0 0 2001 2001">
          <text:p/>
        </draw:connector>
        <draw:custom-shape draw:style-name="gr9" draw:text-style-name="P1" xml:id="id184" draw:id="id184" draw:layer="layout" svg:width="2cm" svg:height="0.5cm" svg:x="3cm" svg:y="24cm">
          <text:p text:style-name="P2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87" draw:id="id187" draw:layer="layout" svg:width="2cm" svg:height="0.5cm" svg:x="3cm" svg:y="2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5cm" svg:x="2cm" svg:y="24cm">
          <text:p text:style-name="P2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5cm" svg:x="2cm" svg:y="24.5cm">
          <text:p text:style-name="P2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cm" svg:height="0.5cm" svg:x="13cm" svg:y="2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89" draw:id="id189" draw:layer="layout" svg:width="2cm" svg:height="0.5cm" svg:x="13cm" svg:y="24cm">
          <text:p text:style-name="P2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86" draw:id="id186" draw:layer="layout" svg:width="1cm" svg:height="0.5cm" svg:x="12cm" svg:y="24.5cm">
          <text:p text:style-name="P2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85" draw:id="id185" draw:layer="layout" svg:width="1cm" svg:height="0.5cm" svg:x="12cm" svg:y="24cm">
          <text:p text:style-name="P2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5cm" svg:y1="24.25cm" svg:x2="12cm" svg:y2="24.25cm" draw:start-shape="id184" draw:start-glue-point="1" draw:end-shape="id185" svg:d="M5000 24250h7000" svg:viewBox="0 0 7001 1">
          <text:p/>
        </draw:connector>
        <draw:connector draw:style-name="gr6" draw:text-style-name="P2" draw:layer="layout" svg:x1="12cm" svg:y1="24.75cm" svg:x2="5cm" svg:y2="24.75cm" draw:start-shape="id186" draw:start-glue-point="3" draw:end-shape="id187" draw:end-glue-point="1" svg:d="M12000 24750h-7000" svg:viewBox="0 0 7001 1">
          <text:p/>
        </draw:connector>
        <draw:connector draw:style-name="gr6" draw:text-style-name="P2" draw:layer="layout" svg:x1="7cm" svg:y1="21.75cm" svg:x2="4cm" svg:y2="24cm" draw:start-shape="id188" draw:start-glue-point="3" draw:end-shape="id184" draw:end-glue-point="0" svg:d="M7000 21750h-3000v2250" svg:viewBox="0 0 3001 2251">
          <text:p/>
        </draw:connector>
        <draw:frame draw:style-name="gr7" draw:text-style-name="P8" draw:layer="layout" svg:width="4cm" svg:height="1.047cm" svg:x="4cm" svg:y="22.453cm">
          <draw:text-box>
            <text:p text:style-name="P14"><text:span text:style-name="T1">Disconnected, switch to setup channel</text:span></text:p>
          </draw:text-box>
        </draw:frame>
        <draw:connector draw:style-name="gr6" draw:text-style-name="P2" draw:layer="layout" svg:x1="19cm" svg:y1="22cm" svg:x2="14cm" svg:y2="24cm" draw:start-shape="id183" draw:start-glue-point="2" draw:end-shape="id189" draw:end-glue-point="0" svg:d="M19000 22000v1000h-5000v1000" svg:viewBox="0 0 5001 2001">
          <text:p/>
        </draw:connector>
        <draw:frame draw:style-name="gr7" draw:text-style-name="P8" draw:layer="layout" svg:width="4cm" svg:height="1.047cm" svg:x="15cm" svg:y="22cm">
          <draw:text-box>
            <text:p text:style-name="P14"><text:span text:style-name="T1">Disconnected, switch to setup channel</text:span></text:p>
          </draw:text-box>
        </draw:frame>
        <draw:custom-shape draw:style-name="gr10" draw:text-style-name="P1" draw:layer="layout" svg:width="2cm" svg:height="0.5cm" svg:x="23cm" svg:y="24cm">
          <text:p text:style-name="P2"><text:span text:style-name="T1">FTC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90" draw:id="id190" draw:layer="layout" svg:width="1cm" svg:height="0.5cm" svg:x="22cm" svg:y="24cm">
          <text:p text:style-name="P2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5cm" svg:y1="24.25cm" svg:x2="22cm" svg:y2="24.25cm" draw:start-shape="id189" draw:start-glue-point="1" draw:end-shape="id190" svg:d="M15000 24250h7000" svg:viewBox="0 0 7001 1">
          <text:p/>
        </draw:connector>
        <draw:connector draw:style-name="gr6" draw:text-style-name="P2" draw:layer="layout" draw:line-skew="0.499cm" svg:x1="25cm" svg:y1="6.25cm" svg:x2="25cm" svg:y2="7.75cm" draw:start-shape="id191" draw:start-glue-point="1" draw:end-shape="id192" draw:end-glue-point="1" svg:d="M25000 6250h1000v1500h-1000" svg:viewBox="0 0 1001 1501">
          <text:p/>
        </draw:connector>
        <draw:connector draw:style-name="gr6" draw:text-style-name="P2" draw:layer="layout" draw:line-skew="0.499cm" svg:x1="25cm" svg:y1="12.25cm" svg:x2="25cm" svg:y2="13.75cm" draw:start-shape="id193" draw:start-glue-point="1" draw:end-shape="id194" draw:end-glue-point="1" svg:d="M25000 12250h1000v1500h-1000" svg:viewBox="0 0 1001 1501">
          <text:p/>
        </draw:connector>
        <draw:connector draw:style-name="gr6" draw:text-style-name="P2" draw:layer="layout" draw:line-skew="0.499cm" svg:x1="25cm" svg:y1="18.25cm" svg:x2="25cm" svg:y2="19.75cm" draw:start-shape="id195" draw:start-glue-point="1" draw:end-shape="id196" draw:end-glue-point="1" svg:d="M25000 18250h1000v1500h-1000" svg:viewBox="0 0 1001 1501">
          <text:p/>
        </draw:connector>
        <draw:frame draw:style-name="gr17" draw:text-style-name="P12" draw:layer="layout" svg:width="3cm" svg:height="1cm" svg:x="17cm" svg:y="19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17cm" svg:y="16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17cm" svg:y="13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7cm" svg:y="13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7cm" svg:y="16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7cm" svg:y="19.5cm">
          <draw:text-box>
            <text:p text:style-name="P12"><text:span text:style-name="T3">(hop)</text:span></text:p>
          </draw:text-box>
        </draw:frame>
      </draw:page>
      <draw:page draw:name="page5" draw:style-name="dp1" draw:master-page-name="Default">
        <draw:custom-shape draw:style-name="gr1" draw:text-style-name="P1" xml:id="id197" draw:id="id197" draw:layer="Layout" svg:width="2cm" svg:height="0.5cm" svg:x="3cm" svg:y="21cm">
          <text:p text:style-name="P1"><text:span text:style-name="T1">FTC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00" draw:id="id200" draw:layer="Layout" svg:width="2cm" svg:height="0.5cm" svg:x="3cm" svg:y="21.5cm">
          <text:p text:style-name="P1"><text:span text:style-name="T1"><text:s text:c="3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2cm" svg:y="21cm">
          <text:p text:style-name="P1"><text:span text:style-name="T1">TX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5cm" svg:x="2cm" svg:y="21.5cm">
          <text:p text:style-name="P1"><text:span text:style-name="T1">RX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0.5cm" svg:x="13cm" svg:y="21.5cm">
          <text:p text:style-name="P1"><text:span text:style-name="T1"><text:s text:c="2"/>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32" draw:id="id232" draw:layer="Layout" svg:width="2cm" svg:height="0.5cm" svg:x="13cm" svg:y="21cm">
          <text:p text:style-name="P1"><text:span text:style-name="T1">FTC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99" draw:id="id199" draw:layer="Layout" svg:width="1cm" svg:height="0.5cm" svg:x="12cm" svg:y="21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98" draw:id="id198" draw:layer="Layout" svg:width="1cm" svg:height="0.5cm" svg:x="12cm" svg:y="2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6cm" svg:y1="5cm" svg:x2="6cm" svg:y2="40cm">
          <text:p/>
        </draw:line>
        <draw:line draw:style-name="gr3" draw:text-style-name="P2" draw:layer="layout" svg:x1="11cm" svg:y1="4.5cm" svg:x2="11cm" svg:y2="40cm">
          <text:p/>
        </draw:line>
        <draw:line draw:style-name="gr11" draw:text-style-name="P2" draw:layer="layout" svg:x1="16cm" svg:y1="5cm" svg:x2="16cm" svg:y2="40cm">
          <text:p/>
        </draw:line>
        <draw:line draw:style-name="gr3" draw:text-style-name="P2" draw:layer="layout" svg:x1="21cm" svg:y1="4.5cm" svg:x2="21cm" svg:y2="40cm">
          <text:p/>
        </draw:line>
        <draw:frame draw:style-name="gr4" draw:text-style-name="P3" draw:layer="layout" svg:width="4cm" svg:height="0.649cm" svg:x="4cm" svg:y="4cm">
          <draw:text-box>
            <text:p text:style-name="P3"><text:span text:style-name="T1">TX </text:span></text:p>
          </draw:text-box>
        </draw:frame>
        <draw:frame draw:style-name="gr4" draw:text-style-name="P1" draw:layer="layout" svg:width="4cm" svg:height="0.649cm" svg:x="14cm" svg:y="4cm">
          <draw:text-box>
            <text:p text:style-name="P1"><text:span text:style-name="T1">Bridge</text:span></text:p>
          </draw:text-box>
        </draw:frame>
        <draw:frame draw:style-name="gr4" draw:text-style-name="P15" draw:layer="layout" svg:width="5cm" svg:height="0.649cm" svg:x="23cm" svg:y="4cm">
          <draw:text-box>
            <text:p text:style-name="P15"><text:span text:style-name="T1">Configurator <text:s/>app</text:span></text:p>
          </draw:text-box>
        </draw:frame>
        <draw:frame draw:style-name="gr5" draw:text-style-name="P5" draw:layer="layout" svg:width="27.7cm" svg:height="2cm" svg:x="1cm" svg:y="1cm">
          <draw:text-box>
            <text:p text:style-name="P4"><text:span text:style-name="T2">Sequence diagram: </text:span><text:span text:style-name="T2"><text:tab/></text:span><text:span text:style-name="T2">Transmitter &lt;= NRF =&gt; bridge &lt;= Websocket =&gt; Configurator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Multiple transmitters present, Connecting to a particular transmitter, disconnecting </text:span></text:p>
          </draw:text-box>
        </draw:frame>
        <draw:frame draw:style-name="gr12" draw:text-style-name="P12" draw:layer="layout" svg:width="3cm" svg:height="0.573cm" svg:x="12cm" svg:y="4.927cm">
          <draw:text-box>
            <text:p text:style-name="P18"><text:span text:style-name="T3">Setup channel</text:span></text:p>
          </draw:text-box>
        </draw:frame>
        <draw:frame draw:style-name="gr12" draw:text-style-name="P12" draw:layer="layout" svg:width="3cm" svg:height="0.573cm" svg:x="17cm" svg:y="4.927cm">
          <draw:text-box>
            <text:p text:style-name="P18"><text:span text:style-name="T3">Hop channels</text:span></text:p>
          </draw:text-box>
        </draw:frame>
        <draw:frame draw:style-name="gr13" draw:text-style-name="P12" draw:layer="layout" svg:width="3cm" svg:height="0.573cm" svg:x="7cm" svg:y="5cm">
          <draw:text-box>
            <text:p text:style-name="P18"><text:span text:style-name="T3">Hop channels</text:span></text:p>
          </draw:text-box>
        </draw:frame>
        <draw:frame draw:style-name="gr4" draw:text-style-name="P7" draw:layer="layout" svg:width="4cm" svg:height="0.573cm" svg:x="9cm" svg:y="4cm">
          <draw:text-box>
            <text:p text:style-name="P6"><text:span text:style-name="T3">&lt;= NRF transport =&gt;</text:span></text:p>
          </draw:text-box>
        </draw:frame>
        <draw:frame draw:style-name="gr12" draw:text-style-name="P12" draw:layer="layout" svg:width="3cm" svg:height="0.573cm" svg:x="2cm" svg:y="5cm">
          <draw:text-box>
            <text:p text:style-name="P18"><text:span text:style-name="T3">Setup channel</text:span></text:p>
          </draw:text-box>
        </draw:frame>
        <draw:frame draw:style-name="gr4" draw:text-style-name="P7" draw:layer="layout" svg:width="4cm" svg:height="0.573cm" svg:x="19cm" svg:y="3.927cm">
          <draw:text-box>
            <text:p text:style-name="P6"><text:span text:style-name="T3">&lt;= WS transport =&gt;</text:span></text:p>
          </draw:text-box>
        </draw:frame>
        <draw:connector draw:style-name="gr6" draw:text-style-name="P2" draw:layer="layout" svg:x1="5cm" svg:y1="21.25cm" svg:x2="12cm" svg:y2="21.25cm" draw:start-shape="id197" draw:start-glue-point="1" draw:end-shape="id198" svg:d="M5000 21250h7000" svg:viewBox="0 0 7001 1">
          <text:p/>
        </draw:connector>
        <draw:connector draw:style-name="gr6" draw:text-style-name="P2" draw:layer="layout" svg:x1="12cm" svg:y1="21.75cm" svg:x2="5cm" svg:y2="21.75cm" draw:start-shape="id199" draw:start-glue-point="3" draw:end-shape="id200" draw:end-glue-point="1" svg:d="M12000 21750h-7000" svg:viewBox="0 0 7001 1">
          <text:p/>
        </draw:connector>
        <draw:custom-shape draw:style-name="gr2" draw:text-style-name="P1" draw:layer="Layout" svg:width="2cm" svg:height="0.5cm" svg:x="23cm" svg:y="21cm">
          <text:p text:style-name="P1"><text:span text:style-name="T1">FTC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33" draw:id="id233" draw:layer="Layout" svg:width="1cm" svg:height="0.5cm" svg:x="22cm" svg:y="2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01" draw:id="id201" draw:layer="Layout" svg:width="2cm" svg:height="0.5cm" svg:x="3cm" svg:y="9cm">
          <text:p text:style-name="P1"><text:span text:style-name="T1">FTC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04" draw:id="id204" draw:layer="Layout" svg:width="2cm" svg:height="0.5cm" svg:x="3cm" svg:y="9.5cm">
          <text:p text:style-name="P1"><text:span text:style-name="T1">RTC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2cm" svg:y="9cm">
          <text:p text:style-name="P1"><text:span text:style-name="T1">TX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5cm" svg:x="2cm" svg:y="9.5cm">
          <text:p text:style-name="P1"><text:span text:style-name="T1">RX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45" draw:id="id245" draw:layer="Layout" svg:width="2cm" svg:height="0.5cm" svg:x="13cm" svg:y="9.5cm">
          <text:p text:style-name="P1"><text:span text:style-name="T1">RTC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05" draw:id="id205" draw:layer="Layout" svg:width="2cm" svg:height="0.5cm" svg:x="13cm" svg:y="9cm">
          <text:p text:style-name="P1"><text:span text:style-name="T1">FTC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03" draw:id="id203" draw:layer="Layout" svg:width="1cm" svg:height="0.5cm" svg:x="12cm" svg:y="9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02" draw:id="id202" draw:layer="Layout" svg:width="1cm" svg:height="0.5cm" svg:x="12cm" svg:y="9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5cm" svg:y1="9.25cm" svg:x2="12cm" svg:y2="9.25cm" draw:start-shape="id201" draw:start-glue-point="1" draw:end-shape="id202" svg:d="M5000 9250h7000" svg:viewBox="0 0 7001 1">
          <text:p/>
        </draw:connector>
        <draw:connector draw:style-name="gr6" draw:text-style-name="P2" draw:layer="layout" svg:x1="12cm" svg:y1="9.75cm" svg:x2="5cm" svg:y2="9.75cm" draw:start-shape="id203" draw:start-glue-point="3" draw:end-shape="id204" draw:end-glue-point="1" svg:d="M12000 9750h-7000" svg:viewBox="0 0 7001 1">
          <text:p/>
        </draw:connector>
        <draw:custom-shape draw:style-name="gr1" draw:text-style-name="P1" xml:id="id237" draw:id="id237" draw:layer="Layout" svg:width="2cm" svg:height="0.5cm" svg:x="23cm" svg:y="8.1cm">
          <text:p text:style-name="P1"><text:span text:style-name="T1">RTC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44" draw:id="id244" draw:layer="Layout" svg:width="1cm" svg:height="0.5cm" svg:x="22cm" svg:y="8.1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5cm" svg:x="23cm" svg:y="9cm">
          <text:p text:style-name="P1"><text:span text:style-name="T1">FTC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06" draw:id="id206" draw:layer="Layout" svg:width="1cm" svg:height="0.5cm" svg:x="22cm" svg:y="9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5cm" svg:y1="9.25cm" svg:x2="22cm" svg:y2="9.25cm" draw:start-shape="id205" draw:start-glue-point="1" draw:end-shape="id206" svg:d="M15000 9250h7000" svg:viewBox="0 0 7001 1">
          <text:p/>
        </draw:connector>
        <draw:custom-shape draw:style-name="gr1" draw:text-style-name="P1" xml:id="id207" draw:id="id207" draw:layer="Layout" svg:width="2cm" svg:height="0.5cm" svg:x="8cm" svg:y="13.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210" draw:id="id210" draw:layer="Layout" svg:width="2cm" svg:height="0.5cm" svg:x="8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7cm" svg:y="13.5cm">
          <text:p text:style-name="P1"><text:span text:style-name="T1">TX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5cm" svg:x="7cm" svg:y="14cm">
          <text:p text:style-name="P1"><text:span text:style-name="T1">RX2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cm" svg:height="0.5cm" svg:x="18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11" draw:id="id211" draw:layer="Layout" svg:width="2cm" svg:height="0.5cm" svg:x="18cm" svg:y="13.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09" draw:id="id209" draw:layer="Layout" svg:width="1cm" svg:height="0.5cm" svg:x="17cm" svg:y="14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08" draw:id="id208" draw:layer="Layout" svg:width="1cm" svg:height="0.5cm" svg:x="17cm" svg:y="13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13.75cm" svg:x2="17cm" svg:y2="13.75cm" draw:start-shape="id207" draw:start-glue-point="1" draw:end-shape="id208" draw:end-glue-point="3" svg:d="M10000 13750h7000" svg:viewBox="0 0 7001 1">
          <text:p/>
        </draw:connector>
        <draw:connector draw:style-name="gr6" draw:text-style-name="P2" draw:layer="layout" svg:x1="17cm" svg:y1="14.25cm" svg:x2="10cm" svg:y2="14.25cm" draw:start-shape="id209" draw:start-glue-point="3" draw:end-shape="id210" draw:end-glue-point="1" svg:d="M17000 14250h-7000" svg:viewBox="0 0 7001 1">
          <text:p/>
        </draw:connector>
        <draw:custom-shape draw:style-name="gr2" draw:text-style-name="P1" xml:id="id228" draw:id="id228" draw:layer="Layout" svg:width="2cm" svg:height="0.5cm" svg:x="23cm" svg:y="13.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2" draw:id="id212" draw:layer="Layout" svg:width="1cm" svg:height="0.5cm" svg:x="22cm" svg:y="13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13.75cm" svg:x2="22cm" svg:y2="13.75cm" draw:start-shape="id211" draw:start-glue-point="1" draw:end-shape="id212" svg:d="M20000 13750h2000" svg:viewBox="0 0 2001 1">
          <text:p/>
        </draw:connector>
        <draw:custom-shape draw:style-name="gr1" draw:text-style-name="P1" xml:id="id229" draw:id="id229" draw:layer="Layout" svg:width="2cm" svg:height="0.5cm" svg:x="23cm" svg:y="15cm">
          <text:p text:style-name="P1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19" draw:id="id219" draw:layer="Layout" svg:width="1cm" svg:height="0.5cm" svg:x="22cm" svg:y="1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13" draw:id="id213" draw:layer="Layout" svg:width="2cm" svg:height="0.5cm" svg:x="8cm" svg:y="16.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6" draw:id="id216" draw:layer="Layout" svg:width="2cm" svg:height="0.5cm" svg:x="8cm" svg:y="17cm">
          <text:p text:style-name="P1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7cm" svg:y="16.5cm">
          <text:p text:style-name="P1"><text:span text:style-name="T1">TX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25" draw:id="id225" draw:layer="Layout" svg:width="1cm" svg:height="0.5cm" svg:x="7cm" svg:y="17cm">
          <text:p text:style-name="P1"><text:span text:style-name="T1">RX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20" draw:id="id220" draw:layer="Layout" svg:width="2cm" svg:height="0.5cm" svg:x="18cm" svg:y="17cm">
          <text:p text:style-name="P1"><text:span text:style-name="T1">DISC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7" draw:id="id217" draw:layer="Layout" svg:width="2cm" svg:height="0.5cm" svg:x="18cm" svg:y="16.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15" draw:id="id215" draw:layer="Layout" svg:width="1cm" svg:height="0.5cm" svg:x="17cm" svg:y="17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4" draw:id="id214" draw:layer="Layout" svg:width="1cm" svg:height="0.5cm" svg:x="17cm" svg:y="16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16.75cm" svg:x2="17cm" svg:y2="16.75cm" draw:start-shape="id213" draw:start-glue-point="1" draw:end-shape="id214" draw:end-glue-point="3" svg:d="M10000 16750h7000" svg:viewBox="0 0 7001 1">
          <text:p/>
        </draw:connector>
        <draw:connector draw:style-name="gr6" draw:text-style-name="P2" draw:layer="layout" svg:x1="17cm" svg:y1="17.25cm" svg:x2="10cm" svg:y2="17.25cm" draw:start-shape="id215" draw:start-glue-point="3" draw:end-shape="id216" svg:d="M17000 17250h-7000" svg:viewBox="0 0 7001 1">
          <text:p/>
        </draw:connector>
        <draw:custom-shape draw:style-name="gr2" draw:text-style-name="P1" draw:layer="Layout" svg:width="2cm" svg:height="0.5cm" svg:x="23cm" svg:y="16.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8" draw:id="id218" draw:layer="Layout" svg:width="1cm" svg:height="0.5cm" svg:x="22cm" svg:y="16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16.75cm" svg:x2="22cm" svg:y2="16.75cm" draw:start-shape="id217" draw:start-glue-point="1" draw:end-shape="id218" draw:end-glue-point="3" svg:d="M20000 16750h2000" svg:viewBox="0 0 2001 1">
          <text:p/>
        </draw:connector>
        <draw:connector draw:style-name="gr6" draw:text-style-name="P2" draw:layer="layout" draw:line-skew="-0.5cm" svg:x1="22cm" svg:y1="15.25cm" svg:x2="20cm" svg:y2="17.25cm" draw:start-shape="id219" draw:start-glue-point="3" draw:end-shape="id220" draw:end-glue-point="1" svg:d="M22000 15250h-1500v2000h-500" svg:viewBox="0 0 2001 2001">
          <text:p/>
        </draw:connector>
        <draw:custom-shape draw:style-name="gr1" draw:text-style-name="P1" xml:id="id221" draw:id="id221" draw:layer="Layout" svg:width="2cm" svg:height="0.5cm" svg:x="3cm" svg:y="19.547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224" draw:id="id224" draw:layer="Layout" svg:width="2cm" svg:height="0.5cm" svg:x="3cm" svg:y="20.0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2cm" svg:y="19.547cm">
          <text:p text:style-name="P1"><text:span text:style-name="T1">TX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5cm" svg:x="2cm" svg:y="20.047cm">
          <text:p text:style-name="P1"><text:span text:style-name="T1">RX2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cm" svg:height="0.5cm" svg:x="13cm" svg:y="20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26" draw:id="id226" draw:layer="Layout" svg:width="2cm" svg:height="0.5cm" svg:x="13cm" svg:y="19.547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23" draw:id="id223" draw:layer="Layout" svg:width="1cm" svg:height="0.5cm" svg:x="12cm" svg:y="20.047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22" draw:id="id222" draw:layer="Layout" svg:width="1cm" svg:height="0.5cm" svg:x="12cm" svg:y="19.547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5cm" svg:y1="19.797cm" svg:x2="12cm" svg:y2="19.797cm" draw:start-shape="id221" draw:start-glue-point="1" draw:end-shape="id222" svg:d="M5000 19797h7000" svg:viewBox="0 0 7001 1">
          <text:p/>
        </draw:connector>
        <draw:connector draw:style-name="gr6" draw:text-style-name="P2" draw:layer="layout" svg:x1="12cm" svg:y1="20.297cm" svg:x2="5cm" svg:y2="20.297cm" draw:start-shape="id223" draw:start-glue-point="3" draw:end-shape="id224" draw:end-glue-point="1" svg:d="M12000 20297h-7000" svg:viewBox="0 0 7001 1">
          <text:p/>
        </draw:connector>
        <draw:connector draw:style-name="gr6" draw:text-style-name="P2" draw:layer="layout" svg:x1="7cm" svg:y1="17.25cm" svg:x2="5.033cm" svg:y2="19.355cm" draw:start-shape="id225" draw:start-glue-point="3" svg:d="M7000 17250h-1234v2105h-733" svg:viewBox="0 0 1968 2106">
          <text:p/>
        </draw:connector>
        <draw:frame draw:style-name="gr7" draw:text-style-name="P8" draw:layer="layout" svg:width="4cm" svg:height="1.047cm" svg:x="5.839cm" svg:y="18.529cm">
          <draw:text-box>
            <text:p text:style-name="P8"><text:span text:style-name="T1">Disconnected, switch to setup channel</text:span></text:p>
          </draw:text-box>
        </draw:frame>
        <draw:connector draw:style-name="gr6" draw:text-style-name="P2" draw:layer="layout" svg:x1="19cm" svg:y1="17.5cm" svg:x2="14cm" svg:y2="19.547cm" draw:start-shape="id220" draw:start-glue-point="2" draw:end-shape="id226" draw:end-glue-point="0" svg:d="M19000 17500v1024h-5000v1023" svg:viewBox="0 0 5001 2048">
          <text:p/>
        </draw:connector>
        <draw:frame draw:style-name="gr7" draw:text-style-name="P8" draw:layer="layout" svg:width="4cm" svg:height="1.047cm" svg:x="16cm" svg:y="18.5cm">
          <draw:text-box>
            <text:p text:style-name="P8"><text:span text:style-name="T1">Disconnected, switch to setup channel</text:span></text:p>
          </draw:text-box>
        </draw:frame>
        <draw:custom-shape draw:style-name="gr2" draw:text-style-name="P1" draw:layer="Layout" svg:width="2cm" svg:height="0.5cm" svg:x="23cm" svg:y="19.547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27" draw:id="id227" draw:layer="Layout" svg:width="1cm" svg:height="0.5cm" svg:x="22cm" svg:y="19.547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5cm" svg:y1="19.797cm" svg:x2="22cm" svg:y2="19.797cm" draw:start-shape="id226" draw:start-glue-point="1" draw:end-shape="id227" svg:d="M15000 19797h7000" svg:viewBox="0 0 7001 1">
          <text:p/>
        </draw:connector>
        <draw:connector draw:style-name="gr6" draw:text-style-name="P2" draw:layer="layout" draw:line-skew="0.499cm" svg:x1="25cm" svg:y1="13.75cm" svg:x2="25cm" svg:y2="15.25cm" draw:start-shape="id228" draw:start-glue-point="1" draw:end-shape="id229" draw:end-glue-point="1" svg:d="M25000 13750h1000v1500h-1000" svg:viewBox="0 0 1001 1501">
          <text:p/>
        </draw:connector>
        <draw:frame draw:style-name="gr17" draw:text-style-name="P12" draw:layer="layout" svg:width="3cm" svg:height="1cm" svg:x="17cm" svg:y="1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7cm" svg:y="15cm">
          <draw:text-box>
            <text:p text:style-name="P12"><text:span text:style-name="T3">(hop)</text:span></text:p>
          </draw:text-box>
        </draw:frame>
        <draw:custom-shape draw:style-name="gr9" draw:text-style-name="P1" xml:id="id230" draw:id="id230" draw:layer="layout" svg:width="2cm" svg:height="0.5cm" svg:x="3cm" svg:y="7.5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47" draw:id="id247" draw:layer="layout" svg:width="2cm" svg:height="0.5cm" svg:x="3cm" svg:y="8cm">
          <text:p text:style-name="P1"><text:span text:style-name="T1"><text:s text:c="3"/>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5cm" svg:x="2cm" svg:y="7.5cm">
          <text:p text:style-name="P1"><text:span text:style-name="T1">TX2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5cm" svg:x="2cm" svg:y="8cm">
          <text:p text:style-name="P1"><text:span text:style-name="T1">RX2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0.5cm" svg:x="13cm" svg:y="8cm">
          <text:p text:style-name="P1"><text:span text:style-name="T1"><text:s text:c="2"/>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34" draw:id="id234" draw:layer="layout" svg:width="2cm" svg:height="0.5cm" svg:x="13cm" svg:y="7.5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246" draw:id="id246" draw:layer="layout" svg:width="1cm" svg:height="0.5cm" svg:x="12cm" svg:y="8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31" draw:id="id231" draw:layer="layout" svg:width="1cm" svg:height="0.5cm" svg:x="12cm" svg:y="7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5cm" svg:y1="7.75cm" svg:x2="12cm" svg:y2="7.75cm" draw:start-shape="id230" draw:start-glue-point="1" draw:end-shape="id231" draw:end-glue-point="3" svg:d="M5000 7750h7000" svg:viewBox="0 0 7001 1">
          <text:p/>
        </draw:connector>
        <draw:custom-shape draw:style-name="gr10" draw:text-style-name="P1" xml:id="id236" draw:id="id236" draw:layer="layout" svg:width="2cm" svg:height="0.5cm" svg:x="23cm" svg:y="7.5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35" draw:id="id235" draw:layer="layout" svg:width="1cm" svg:height="0.5cm" svg:x="22cm" svg:y="7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5cm" svg:y1="21.25cm" svg:x2="22cm" svg:y2="21.25cm" draw:start-shape="id232" draw:start-glue-point="1" draw:end-shape="id233" draw:end-glue-point="3" svg:d="M15000 21250h7000" svg:viewBox="0 0 7001 1">
          <text:p/>
        </draw:connector>
        <draw:connector draw:style-name="gr6" draw:text-style-name="P2" draw:layer="layout" svg:x1="15cm" svg:y1="7.75cm" svg:x2="22cm" svg:y2="7.75cm" draw:start-shape="id234" draw:start-glue-point="1" draw:end-shape="id235" draw:end-glue-point="3" svg:d="M15000 7750h7000" svg:viewBox="0 0 7001 1">
          <text:p/>
        </draw:connector>
        <draw:connector draw:style-name="gr6" draw:text-style-name="P2" draw:layer="layout" draw:line-skew="0.499cm" svg:x1="25cm" svg:y1="7.75cm" svg:x2="25cm" svg:y2="8.35cm" draw:start-shape="id236" draw:start-glue-point="1" draw:end-shape="id237" draw:end-glue-point="1" svg:d="M25000 7750h1000v600h-1000" svg:viewBox="0 0 1001 601">
          <text:p/>
        </draw:connector>
        <draw:custom-shape draw:style-name="gr9" draw:text-style-name="P1" xml:id="id238" draw:id="id238" draw:layer="layout" svg:width="2cm" svg:height="0.5cm" svg:x="3cm" svg:y="10.5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40" draw:id="id240" draw:layer="layout" svg:width="2cm" svg:height="0.5cm" svg:x="3cm" svg:y="11cm">
          <text:p text:style-name="P1"><text:span text:style-name="T1">RTC2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5cm" svg:x="2cm" svg:y="10.5cm">
          <text:p text:style-name="P1"><text:span text:style-name="T1">TX2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5cm" svg:x="2cm" svg:y="11cm">
          <text:p text:style-name="P1"><text:span text:style-name="T1">RX2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260" draw:id="id260" draw:layer="layout" svg:width="2cm" svg:height="0.5cm" svg:x="13cm" svg:y="11cm">
          <text:p text:style-name="P1"><text:span text:style-name="T1">RTC2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42" draw:id="id242" draw:layer="layout" svg:width="2cm" svg:height="0.5cm" svg:x="13cm" svg:y="10.5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241" draw:id="id241" draw:layer="layout" svg:width="1cm" svg:height="0.5cm" svg:x="12cm" svg:y="11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39" draw:id="id239" draw:layer="layout" svg:width="1cm" svg:height="0.5cm" svg:x="12cm" svg:y="10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5cm" svg:y1="10.75cm" svg:x2="12cm" svg:y2="10.75cm" draw:start-shape="id238" draw:start-glue-point="1" draw:end-shape="id239" draw:end-glue-point="3" svg:d="M5000 10750h7000" svg:viewBox="0 0 7001 1">
          <text:p/>
        </draw:connector>
        <draw:connector draw:style-name="gr6" draw:text-style-name="P2" draw:layer="layout" svg:x1="5cm" svg:y1="11.25cm" svg:x2="12cm" svg:y2="11.25cm" draw:start-shape="id240" draw:start-glue-point="1" draw:end-shape="id241" draw:end-glue-point="3" svg:d="M5000 11250h7000" svg:viewBox="0 0 7001 1">
          <text:p/>
        </draw:connector>
        <draw:custom-shape draw:style-name="gr10" draw:text-style-name="P1" draw:layer="layout" svg:width="2cm" svg:height="0.5cm" svg:x="23cm" svg:y="10.5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43" draw:id="id243" draw:layer="layout" svg:width="1cm" svg:height="0.5cm" svg:x="22cm" svg:y="10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5cm" svg:y1="10.75cm" svg:x2="22cm" svg:y2="10.75cm" draw:start-shape="id242" draw:start-glue-point="1" draw:end-shape="id243" draw:end-glue-point="3" svg:d="M15000 10750h7000" svg:viewBox="0 0 7001 1">
          <text:p/>
        </draw:connector>
        <draw:connector draw:style-name="gr6" draw:text-style-name="P2" draw:layer="layout" draw:line-skew="-0.5cm" svg:x1="22cm" svg:y1="8.35cm" svg:x2="15cm" svg:y2="9.75cm" draw:start-shape="id244" draw:start-glue-point="3" draw:end-shape="id245" draw:end-glue-point="1" svg:d="M22000 8350h-4000v1400h-3000" svg:viewBox="0 0 7001 1401">
          <text:p/>
        </draw:connector>
        <draw:connector draw:style-name="gr6" draw:text-style-name="P2" draw:layer="layout" svg:x1="12cm" svg:y1="8.25cm" svg:x2="5cm" svg:y2="8.25cm" draw:start-shape="id246" draw:start-glue-point="3" draw:end-shape="id247" draw:end-glue-point="1" svg:d="M12000 8250h-7000" svg:viewBox="0 0 7001 1">
          <text:p/>
        </draw:connector>
        <draw:custom-shape draw:style-name="gr9" draw:text-style-name="P1" xml:id="id248" draw:id="id248" draw:layer="layout" svg:width="2cm" svg:height="0.5cm" svg:x="3cm" svg:y="12cm">
          <text:p text:style-name="P1"><text:span text:style-name="T1">FTC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5cm" svg:x="3cm" svg:y="12.5cm">
          <text:p text:style-name="P1"><text:span text:style-name="T1"><text:s text:c="3"/>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5cm" svg:x="2cm" svg:y="12cm">
          <text:p text:style-name="P1"><text:span text:style-name="T1">TX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5cm" svg:x="2cm" svg:y="12.5cm">
          <text:p text:style-name="P1"><text:span text:style-name="T1">RX1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5cm" svg:y1="12.25cm" svg:x2="12cm" svg:y2="12.25cm" draw:start-shape="id248" draw:start-glue-point="1" draw:end-shape="id249" draw:end-glue-point="3" svg:d="M5000 12250h7000" svg:viewBox="0 0 7001 1">
          <text:p/>
        </draw:connector>
        <draw:frame draw:style-name="gr20" draw:text-style-name="P20" xml:id="id249" draw:id="id249" draw:layer="layout" svg:width="1cm" svg:height="1.5cm" svg:x="12cm" svg:y="11.5cm">
          <draw:text-box>
            <text:p text:style-name="P19"><text:span text:style-name="T4">X</text:span></text:p>
          </draw:text-box>
        </draw:frame>
        <draw:custom-shape draw:style-name="gr9" draw:text-style-name="P1" xml:id="id250" draw:id="id250" draw:layer="layout" svg:width="2cm" svg:height="0.5cm" svg:x="3cm" svg:y="15cm">
          <text:p text:style-name="P1"><text:span text:style-name="T1">FTC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5cm" svg:x="3cm" svg:y="15.5cm">
          <text:p text:style-name="P1"><text:span text:style-name="T1"><text:s text:c="3"/>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5cm" svg:x="2cm" svg:y="15cm">
          <text:p text:style-name="P1"><text:span text:style-name="T1">TX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5cm" svg:x="2cm" svg:y="15.5cm">
          <text:p text:style-name="P1"><text:span text:style-name="T1">RX1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5cm" svg:y1="15.25cm" svg:x2="12cm" svg:y2="15.25cm" draw:start-shape="id250" draw:start-glue-point="1" draw:end-shape="id251" draw:end-glue-point="3" svg:d="M5000 15250h7000" svg:viewBox="0 0 7001 1">
          <text:p/>
        </draw:connector>
        <draw:custom-shape draw:style-name="gr9" draw:text-style-name="P1" xml:id="id252" draw:id="id252" draw:layer="layout" svg:width="2cm" svg:height="0.5cm" svg:x="3cm" svg:y="18cm">
          <text:p text:style-name="P1"><text:span text:style-name="T1">FTC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5cm" svg:x="3cm" svg:y="18.5cm">
          <text:p text:style-name="P1"><text:span text:style-name="T1"><text:s text:c="3"/>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5cm" svg:x="2cm" svg:y="18cm">
          <text:p text:style-name="P1"><text:span text:style-name="T1">TX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5cm" svg:x="2cm" svg:y="18.5cm">
          <text:p text:style-name="P1"><text:span text:style-name="T1">RX1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5cm" svg:y1="18.25cm" svg:x2="12cm" svg:y2="18.25cm" draw:start-shape="id252" draw:start-glue-point="1" draw:end-shape="id253" draw:end-glue-point="3" svg:d="M5000 18250h7000" svg:viewBox="0 0 7001 1">
          <text:p/>
        </draw:connector>
        <draw:frame draw:style-name="gr20" draw:text-style-name="P20" xml:id="id251" draw:id="id251" draw:layer="layout" svg:width="1cm" svg:height="1.5cm" svg:x="12cm" svg:y="14.5cm">
          <draw:text-box>
            <text:p text:style-name="P19"><text:span text:style-name="T4">X</text:span></text:p>
          </draw:text-box>
        </draw:frame>
        <draw:frame draw:style-name="gr20" draw:text-style-name="P20" xml:id="id253" draw:id="id253" draw:layer="layout" svg:width="1cm" svg:height="1.5cm" svg:x="12cm" svg:y="17.5cm">
          <draw:text-box>
            <text:p text:style-name="P19"><text:span text:style-name="T4">X</text:span></text:p>
          </draw:text-box>
        </draw:frame>
        <draw:custom-shape draw:style-name="gr9" draw:text-style-name="P1" xml:id="id254" draw:id="id254" draw:layer="layout" svg:width="2cm" svg:height="0.5cm" svg:x="3cm" svg:y="22.5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57" draw:id="id257" draw:layer="layout" svg:width="2cm" svg:height="0.5cm" svg:x="3cm" svg:y="23cm">
          <text:p text:style-name="P1"><text:span text:style-name="T1"><text:s text:c="3"/>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5cm" svg:x="2cm" svg:y="22.5cm">
          <text:p text:style-name="P1"><text:span text:style-name="T1">TX2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5cm" svg:x="2cm" svg:y="23cm">
          <text:p text:style-name="P1"><text:span text:style-name="T1">RX2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0.5cm" svg:x="13cm" svg:y="23cm">
          <text:p text:style-name="P1"><text:span text:style-name="T1"><text:s text:c="2"/>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58" draw:id="id258" draw:layer="layout" svg:width="2cm" svg:height="0.5cm" svg:x="13cm" svg:y="22.5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256" draw:id="id256" draw:layer="layout" svg:width="1cm" svg:height="0.5cm" svg:x="12cm" svg:y="23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55" draw:id="id255" draw:layer="layout" svg:width="1cm" svg:height="0.5cm" svg:x="12cm" svg:y="22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5cm" svg:y1="22.75cm" svg:x2="12cm" svg:y2="22.75cm" draw:start-shape="id254" draw:start-glue-point="1" draw:end-shape="id255" svg:d="M5000 22750h7000" svg:viewBox="0 0 7001 1">
          <text:p/>
        </draw:connector>
        <draw:connector draw:style-name="gr6" draw:text-style-name="P2" draw:layer="layout" svg:x1="12cm" svg:y1="23.25cm" svg:x2="5cm" svg:y2="23.25cm" draw:start-shape="id256" draw:start-glue-point="3" draw:end-shape="id257" draw:end-glue-point="1" svg:d="M12000 23250h-7000" svg:viewBox="0 0 7001 1">
          <text:p/>
        </draw:connector>
        <draw:custom-shape draw:style-name="gr10" draw:text-style-name="P1" draw:layer="layout" svg:width="2cm" svg:height="0.5cm" svg:x="23cm" svg:y="22.5cm">
          <text:p text:style-name="P1"><text:span text:style-name="T1">FTC2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59" draw:id="id259" draw:layer="layout" svg:width="1cm" svg:height="0.5cm" svg:x="22cm" svg:y="22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5cm" svg:y1="22.75cm" svg:x2="22cm" svg:y2="22.75cm" draw:start-shape="id258" draw:start-glue-point="1" draw:end-shape="id259" draw:end-glue-point="3" svg:d="M15000 22750h7000" svg:viewBox="0 0 7001 1">
          <text:p/>
        </draw:connector>
        <draw:frame draw:style-name="gr21" draw:text-style-name="P8" draw:layer="layout" svg:width="3.609cm" svg:height="1.047cm" svg:x="5.791cm" svg:y="12.5cm">
          <draw:text-box>
            <text:p text:style-name="P14"><text:span text:style-name="T1">Connected, switch to hop channels</text:span></text:p>
          </draw:text-box>
        </draw:frame>
        <draw:connector draw:style-name="gr6" draw:text-style-name="P2" draw:layer="layout" draw:line-skew="-0.738cm" svg:x1="4cm" svg:y1="11.5cm" svg:x2="9cm" svg:y2="13.5cm" draw:start-shape="id240" draw:start-glue-point="2" draw:end-shape="id207" svg:d="M4000 11500v262h5000v1738" svg:viewBox="0 0 5001 2001">
          <text:p/>
        </draw:connector>
        <draw:connector draw:style-name="gr6" draw:text-style-name="P2" draw:layer="layout" draw:line-skew="-0.709cm" svg:x1="14cm" svg:y1="11.5cm" svg:x2="19cm" svg:y2="13.5cm" draw:start-shape="id260" draw:start-glue-point="2" draw:end-shape="id211" svg:d="M14000 11500v291h5000v1709" svg:viewBox="0 0 5001 2001">
          <text:p/>
        </draw:connector>
        <draw:frame draw:style-name="gr21" draw:text-style-name="P8" draw:layer="layout" svg:width="3.609cm" svg:height="1.047cm" svg:x="14.891cm" svg:y="12cm">
          <draw:text-box>
            <text:p text:style-name="P14"><text:span text:style-name="T1">Connected, switch to hop channels</text:span></text:p>
          </draw:text-box>
        </draw:frame>
        <draw:custom-shape draw:style-name="gr22" draw:text-style-name="P10" draw:layer="layout" svg:width="3cm" svg:height="1.5cm" svg:x="17cm" svg:y="6cm">
          <text:p text:style-name="P9"><text:span text:style-name="T3">RTC2 is not for FTC1, so the bridge re-queues RTC2</text:span></text:p>
          <draw:enhanced-geometry svg:viewBox="0 0 21600 21600" draw:text-areas="800 800 20800 20800" draw:type="round-rectangular-callout" draw:modifiers="-1677.04098633789 58928.71419053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0" draw:layer="layout" svg:width="2cm" svg:height="1.5cm" svg:x="6.5cm" svg:y="6cm">
          <text:p text:style-name="P9"><text:span text:style-name="T3">RTC2 is ignored by TX1</text:span></text:p>
          <draw:enhanced-geometry svg:viewBox="0 0 21600 21600" draw:text-areas="800 800 20800 20800" draw:type="round-rectangular-callout" draw:modifiers="-10557.1214392804 48984.9433710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6" draw:text-style-name="P2" draw:layer="layout" draw:line-skew="0.999cm" svg:x1="15cm" svg:y1="9.75cm" svg:x2="15cm" svg:y2="11.25cm" draw:start-shape="id245" draw:start-glue-point="1" draw:end-shape="id260" draw:end-glue-point="1" svg:d="M15000 9750h1500v1500h-1500" svg:viewBox="0 0 1501 1501">
          <text:p/>
        </draw:connector>
        <draw:custom-shape draw:style-name="gr23" draw:text-style-name="P14" draw:layer="layout" svg:width="8.2cm" svg:height="3.5cm" svg:x="21.3cm" svg:y="25cm">
          <text:p text:style-name="P14">The TX_FREE_TO_CONNECT and CFG_REQUEST_TO_CONNECT commands both contain the 8-byte transmitter UUID. The bridge knows those two commands and acts according to UUID match or mismatch.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line draw:style-name="gr3" draw:text-style-name="P2" draw:layer="layout" svg:x1="11cm" svg:y1="4.5cm" svg:x2="11cm" svg:y2="40cm">
          <text:p/>
        </draw:line>
        <draw:frame draw:style-name="gr4" draw:text-style-name="P3" draw:layer="layout" svg:width="4cm" svg:height="0.649cm" svg:x="4cm" svg:y="4cm">
          <draw:text-box>
            <text:p text:style-name="P3"><text:span text:style-name="T1">TX </text:span></text:p>
          </draw:text-box>
        </draw:frame>
        <draw:frame draw:style-name="gr4" draw:text-style-name="P1" draw:layer="layout" svg:width="4cm" svg:height="0.649cm" svg:x="14cm" svg:y="4cm">
          <draw:text-box>
            <text:p text:style-name="P1"><text:span text:style-name="T1">Configurator app</text:span></text:p>
          </draw:text-box>
        </draw:frame>
        <draw:frame draw:style-name="gr5" draw:text-style-name="P5" draw:layer="layout" svg:width="27.7cm" svg:height="2cm" svg:x="1cm" svg:y="1cm">
          <draw:text-box>
            <text:p text:style-name="P4"><text:span text:style-name="T2">Sequence diagram: </text:span><text:span text:style-name="T2"><text:tab/></text:span><text:span text:style-name="T2">Transmitter &lt;= UART =&gt; Configurator; connection already established 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Errors while reading 5 blocks of data </text:span></text:p>
          </draw:text-box>
        </draw:frame>
        <draw:frame draw:style-name="gr4" draw:text-style-name="P7" draw:layer="layout" svg:width="4cm" svg:height="0.573cm" svg:x="9cm" svg:y="4cm">
          <draw:text-box>
            <text:p text:style-name="P6"><text:span text:style-name="T3">&lt;= UART transport =&gt;</text:span></text:p>
          </draw:text-box>
        </draw:frame>
        <draw:custom-shape draw:style-name="gr1" draw:text-style-name="P1" xml:id="id261" draw:id="id261" draw:layer="Layout" svg:width="2cm" svg:height="0.5cm" svg:x="5cm" svg:y="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4cm" svg:y="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63" draw:id="id263" draw:layer="Layout" svg:width="2cm" svg:height="0.5cm" svg:x="15cm" svg:y="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62" draw:id="id262" draw:layer="Layout" svg:width="1cm" svg:height="0.5cm" svg:x="14cm" svg:y="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7cm" svg:y1="5.25cm" svg:x2="14cm" svg:y2="5.25cm" draw:start-shape="id261" draw:start-glue-point="1" draw:end-shape="id262" draw:end-glue-point="3" svg:d="M7000 5250h7000" svg:viewBox="0 0 7001 1">
          <text:p/>
        </draw:connector>
        <draw:custom-shape draw:style-name="gr2" draw:text-style-name="P1" xml:id="id275" draw:id="id275" draw:layer="Layout" svg:width="2cm" svg:height="0.5cm" svg:x="21.5cm" svg:y="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cm" svg:y1="5.25cm" svg:x2="21.5cm" svg:y2="5.25cm" draw:start-shape="id263" draw:start-glue-point="1" svg:d="M17000 5250h4500" svg:viewBox="0 0 4501 1">
          <text:p/>
        </draw:connector>
        <draw:custom-shape draw:style-name="gr1" draw:text-style-name="P1" xml:id="id266" draw:id="id266" draw:layer="Layout" svg:width="2cm" svg:height="0.5cm" svg:x="5cm" svg:y="8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69" draw:id="id269" draw:layer="Layout" svg:width="2cm" svg:height="0.5cm" svg:x="5cm" svg:y="8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4cm" svg:y="8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73" draw:id="id273" draw:layer="Layout" svg:width="1cm" svg:height="0.5cm" svg:x="4cm" svg:y="8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65" draw:id="id265" draw:layer="Layout" svg:width="2cm" svg:height="0.5cm" svg:x="15cm" svg:y="8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64" draw:id="id264" draw:layer="Layout" svg:width="2cm" svg:height="0.5cm" svg:x="15cm" svg:y="8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68" draw:id="id268" draw:layer="Layout" svg:width="1cm" svg:height="0.5cm" svg:x="14cm" svg:y="8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67" draw:id="id267" draw:layer="Layout" svg:width="1cm" svg:height="0.5cm" svg:x="14cm" svg:y="8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76" draw:id="id276" draw:layer="Layout" svg:width="2cm" svg:height="0.5cm" svg:x="21.5cm" svg:y="6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77" draw:id="id277" draw:layer="Layout" svg:width="2cm" svg:height="0.5cm" svg:x="21.5cm" svg:y="8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cm" svg:y1="8.25cm" svg:x2="21.5cm" svg:y2="8.25cm" draw:start-shape="id264" draw:start-glue-point="1" svg:d="M17000 8250h4500" svg:viewBox="0 0 4501 1">
          <text:p/>
        </draw:connector>
        <draw:connector draw:style-name="gr6" draw:text-style-name="P2" draw:layer="layout" draw:line-skew="-0.001cm" svg:x1="21.5cm" svg:y1="6.75cm" svg:x2="17cm" svg:y2="8.75cm" draw:end-shape="id265" draw:end-glue-point="1" svg:d="M21500 6750h-2000v2000h-2500" svg:viewBox="0 0 4501 2001">
          <text:p/>
        </draw:connector>
        <draw:connector draw:style-name="gr6" draw:text-style-name="P2" draw:layer="layout" svg:x1="7cm" svg:y1="8.25cm" svg:x2="14cm" svg:y2="8.25cm" draw:start-shape="id266" draw:start-glue-point="1" draw:end-shape="id267" draw:end-glue-point="3" svg:d="M7000 8250h7000" svg:viewBox="0 0 7001 1">
          <text:p/>
        </draw:connector>
        <draw:connector draw:style-name="gr6" draw:text-style-name="P2" draw:layer="layout" svg:x1="14cm" svg:y1="8.75cm" svg:x2="7cm" svg:y2="8.75cm" draw:start-shape="id268" draw:start-glue-point="3" draw:end-shape="id269" svg:d="M14000 8750h-7000" svg:viewBox="0 0 7001 1">
          <text:p/>
        </draw:connector>
        <draw:custom-shape draw:style-name="gr1" draw:text-style-name="P1" xml:id="id271" draw:id="id271" draw:layer="Layout" svg:width="2cm" svg:height="0.5cm" svg:x="5cm" svg:y="11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74" draw:id="id274" draw:layer="Layout" svg:width="1cm" svg:height="0.5cm" svg:x="4cm" svg:y="11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70" draw:id="id270" draw:layer="Layout" svg:width="2cm" svg:height="0.5cm" svg:x="15cm" svg:y="11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72" draw:id="id272" draw:layer="Layout" svg:width="1cm" svg:height="0.5cm" svg:x="14cm" svg:y="1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85" draw:id="id285" draw:layer="Layout" svg:width="2cm" svg:height="0.5cm" svg:x="21.5cm" svg:y="11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cm" svg:y1="11.25cm" svg:x2="21.5cm" svg:y2="11.25cm" draw:start-shape="id270" draw:start-glue-point="1" svg:d="M17000 11250h4500" svg:viewBox="0 0 4501 1">
          <text:p/>
        </draw:connector>
        <draw:connector draw:style-name="gr6" draw:text-style-name="P2" draw:layer="layout" svg:x1="7cm" svg:y1="11.25cm" svg:x2="14cm" svg:y2="11.25cm" draw:start-shape="id271" draw:start-glue-point="1" draw:end-shape="id272" draw:end-glue-point="3" svg:d="M7000 11250h7000" svg:viewBox="0 0 7001 1">
          <text:p/>
        </draw:connector>
        <draw:connector draw:style-name="gr6" draw:text-style-name="P2" draw:layer="layout" draw:line-skew="-0.999cm" svg:x1="4cm" svg:y1="8.75cm" svg:x2="4cm" svg:y2="11.25cm" draw:start-shape="id273" draw:start-glue-point="3" draw:end-shape="id274" draw:end-glue-point="3" svg:d="M4000 8750h-1500v2500h1500" svg:viewBox="0 0 1501 2501">
          <text:p/>
        </draw:connector>
        <draw:frame draw:style-name="gr7" draw:text-style-name="P8" draw:layer="layout" svg:width="3.609cm" svg:height="1.047cm" svg:x="2.5cm" svg:y="9.5cm">
          <draw:text-box>
            <text:p text:style-name="P8"><text:span text:style-name="T1">Perform read</text:span></text:p>
            <text:p text:style-name="P8"><text:span text:style-name="T1">request</text:span></text:p>
          </draw:text-box>
        </draw:frame>
        <draw:connector draw:style-name="gr6" draw:text-style-name="P2" draw:layer="layout" draw:line-skew="0.499cm" svg:x1="23.5cm" svg:y1="5.25cm" svg:x2="23.5cm" svg:y2="6.75cm" draw:start-shape="id275" draw:start-glue-point="1" draw:end-shape="id276" draw:end-glue-point="1" svg:d="M23500 5250h1000v1500h-1000" svg:viewBox="0 0 1001 1501">
          <text:p/>
        </draw:connector>
        <draw:custom-shape draw:style-name="gr9" draw:text-style-name="P1" xml:id="id278" draw:id="id278" draw:layer="layout" svg:width="2cm" svg:height="0.5cm" svg:x="21.5cm" svg:y="9.5cm">
          <text:p text:style-name="P1"><text:span text:style-name="T1">READ2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.499cm" svg:x1="23.5cm" svg:y1="8.25cm" svg:x2="23.5cm" svg:y2="9.75cm" draw:start-shape="id277" draw:start-glue-point="1" draw:end-shape="id278" draw:end-glue-point="1" svg:d="M23500 8250h1000v1500h-1000" svg:viewBox="0 0 1001 1501">
          <text:p/>
        </draw:connector>
        <draw:custom-shape draw:style-name="gr9" draw:text-style-name="P1" xml:id="id279" draw:id="id279" draw:layer="layout" svg:width="2cm" svg:height="0.5cm" svg:x="15cm" svg:y="11.5cm">
          <text:p text:style-name="P1"><text:span text:style-name="T1">READ2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280" draw:id="id280" draw:layer="layout" svg:width="1cm" svg:height="0.5cm" svg:x="14cm" svg:y="11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.25cm" svg:x1="21.5cm" svg:y1="9.75cm" svg:x2="17cm" svg:y2="11.75cm" draw:start-shape="id278" draw:start-glue-point="3" draw:end-shape="id279" draw:end-glue-point="1" svg:d="M21500 9750h-2000v2000h-2500" svg:viewBox="0 0 4501 2001">
          <text:p/>
        </draw:connector>
        <draw:connector draw:style-name="gr6" draw:text-style-name="P2" draw:layer="layout" svg:x1="14cm" svg:y1="11.75cm" svg:x2="12cm" svg:y2="11.75cm" draw:start-shape="id280" draw:start-glue-point="3" draw:end-shape="id281" draw:end-glue-point="1" svg:d="M14000 11750h-2000" svg:viewBox="0 0 2001 1">
          <text:p/>
        </draw:connector>
        <draw:frame draw:style-name="gr24" draw:text-style-name="P20" xml:id="id281" draw:id="id281" draw:layer="layout" svg:width="1cm" svg:height="1.5cm" svg:x="11cm" svg:y="11cm">
          <draw:text-box>
            <text:p text:style-name="P19"><text:span text:style-name="T4">X</text:span></text:p>
          </draw:text-box>
        </draw:frame>
        <draw:custom-shape draw:style-name="gr9" draw:text-style-name="P1" xml:id="id282" draw:id="id282" draw:layer="layout" svg:width="2cm" svg:height="0.5cm" svg:x="5cm" svg:y="14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5cm" svg:x="4cm" svg:y="14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84" draw:id="id284" draw:layer="layout" svg:width="2cm" svg:height="0.5cm" svg:x="15cm" svg:y="14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83" draw:id="id283" draw:layer="layout" svg:width="1cm" svg:height="0.5cm" svg:x="14cm" svg:y="14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7cm" svg:y1="14.25cm" svg:x2="14cm" svg:y2="14.25cm" draw:start-shape="id282" draw:start-glue-point="1" draw:end-shape="id283" draw:end-glue-point="3" svg:d="M7000 14250h7000" svg:viewBox="0 0 7001 1">
          <text:p/>
        </draw:connector>
        <draw:custom-shape draw:style-name="gr10" draw:text-style-name="P1" xml:id="id295" draw:id="id295" draw:layer="layout" svg:width="2cm" svg:height="0.5cm" svg:x="21.5cm" svg:y="14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cm" svg:y1="14.25cm" svg:x2="21.5cm" svg:y2="14.25cm" draw:start-shape="id284" draw:start-glue-point="1" svg:d="M17000 14250h4500" svg:viewBox="0 0 4501 1">
          <text:p/>
        </draw:connector>
        <draw:custom-shape draw:style-name="gr9" draw:text-style-name="P1" xml:id="id286" draw:id="id286" draw:layer="layout" svg:width="2cm" svg:height="0.5cm" svg:x="21.5cm" svg:y="12.5cm">
          <text:p text:style-name="P1"><text:span text:style-name="T1">READ3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.499cm" svg:x1="23.5cm" svg:y1="11.25cm" svg:x2="23.5cm" svg:y2="12.75cm" draw:start-shape="id285" draw:start-glue-point="1" draw:end-shape="id286" draw:end-glue-point="1" svg:d="M23500 11250h1000v1500h-1000" svg:viewBox="0 0 1001 1501">
          <text:p/>
        </draw:connector>
        <draw:custom-shape draw:style-name="gr9" draw:text-style-name="P1" xml:id="id287" draw:id="id287" draw:layer="layout" svg:width="2cm" svg:height="0.5cm" svg:x="15cm" svg:y="14.5cm">
          <text:p text:style-name="P1"><text:span text:style-name="T1">READ3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288" draw:id="id288" draw:layer="layout" svg:width="1cm" svg:height="0.5cm" svg:x="14cm" svg:y="14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.25cm" svg:x1="21.5cm" svg:y1="12.75cm" svg:x2="17cm" svg:y2="14.75cm" draw:start-shape="id286" draw:start-glue-point="3" draw:end-shape="id287" draw:end-glue-point="1" svg:d="M21500 12750h-2000v2000h-2500" svg:viewBox="0 0 4501 2001">
          <text:p/>
        </draw:connector>
        <draw:custom-shape draw:style-name="gr10" draw:text-style-name="P1" xml:id="id289" draw:id="id289" draw:layer="layout" svg:width="2cm" svg:height="0.5cm" svg:x="5cm" svg:y="14.5cm">
          <text:p text:style-name="P1"><text:span text:style-name="T1">READ3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98" draw:id="id298" draw:layer="layout" svg:width="1cm" svg:height="0.5cm" svg:x="4cm" svg:y="14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4cm" svg:y1="14.75cm" svg:x2="7cm" svg:y2="14.75cm" draw:start-shape="id288" draw:start-glue-point="3" draw:end-shape="id289" svg:d="M14000 14750h-7000" svg:viewBox="0 0 7001 1">
          <text:p/>
        </draw:connector>
        <draw:custom-shape draw:style-name="gr9" draw:text-style-name="P1" xml:id="id290" draw:id="id290" draw:layer="layout" svg:width="2cm" svg:height="0.5cm" svg:x="5cm" svg:y="17cm">
          <text:p text:style-name="P1"><text:span text:style-name="T1">DATA3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299" draw:id="id299" draw:layer="layout" svg:width="1cm" svg:height="0.5cm" svg:x="4cm" svg:y="17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92" draw:id="id292" draw:layer="layout" svg:width="2cm" svg:height="0.5cm" svg:x="15cm" svg:y="17cm">
          <text:p text:style-name="P1"><text:span text:style-name="T1">DATA3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91" draw:id="id291" draw:layer="layout" svg:width="1cm" svg:height="0.5cm" svg:x="14cm" svg:y="17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7cm" svg:y1="17.25cm" svg:x2="14cm" svg:y2="17.25cm" draw:start-shape="id290" draw:start-glue-point="1" draw:end-shape="id291" draw:end-glue-point="3" svg:d="M7000 17250h7000" svg:viewBox="0 0 7001 1">
          <text:p/>
        </draw:connector>
        <draw:custom-shape draw:style-name="gr10" draw:text-style-name="P1" xml:id="id309" draw:id="id309" draw:layer="layout" svg:width="2cm" svg:height="0.5cm" svg:x="21.5cm" svg:y="17cm">
          <text:p text:style-name="P1"><text:span text:style-name="T1">DATA3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cm" svg:y1="17.25cm" svg:x2="21.5cm" svg:y2="17.25cm" draw:start-shape="id292" draw:start-glue-point="1" svg:d="M17000 17250h4500" svg:viewBox="0 0 4501 1">
          <text:p/>
        </draw:connector>
        <draw:custom-shape draw:style-name="gr9" draw:text-style-name="P1" xml:id="id297" draw:id="id297" draw:layer="layout" svg:width="2cm" svg:height="0.5cm" svg:x="15cm" svg:y="17.5cm">
          <text:p text:style-name="P1"><text:span text:style-name="T1">READ2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293" draw:id="id293" draw:layer="layout" svg:width="1cm" svg:height="0.5cm" svg:x="14cm" svg:y="17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94" draw:id="id294" draw:layer="layout" svg:width="2cm" svg:height="0.5cm" svg:x="5cm" svg:y="17.5cm">
          <text:p text:style-name="P1"><text:span text:style-name="T1">READ2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10" draw:id="id310" draw:layer="layout" svg:width="1cm" svg:height="0.5cm" svg:x="4cm" svg:y="17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4cm" svg:y1="17.75cm" svg:x2="7cm" svg:y2="17.75cm" draw:start-shape="id293" draw:start-glue-point="3" draw:end-shape="id294" svg:d="M14000 17750h-7000" svg:viewBox="0 0 7001 1">
          <text:p/>
        </draw:connector>
        <draw:custom-shape draw:style-name="gr9" draw:text-style-name="P1" xml:id="id296" draw:id="id296" draw:layer="layout" svg:width="2cm" svg:height="0.5cm" svg:x="21.5cm" svg:y="15.5cm">
          <text:p text:style-name="P1"><text:span text:style-name="T1">READ2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.499cm" svg:x1="23.5cm" svg:y1="14.25cm" svg:x2="23.5cm" svg:y2="15.75cm" draw:start-shape="id295" draw:start-glue-point="1" draw:end-shape="id296" draw:end-glue-point="1" svg:d="M23500 14250h1000v1500h-1000" svg:viewBox="0 0 1001 1501">
          <text:p/>
        </draw:connector>
        <draw:connector draw:style-name="gr6" draw:text-style-name="P2" draw:layer="layout" draw:line-skew="0.25cm" svg:x1="21.5cm" svg:y1="15.75cm" svg:x2="17cm" svg:y2="17.75cm" draw:start-shape="id296" draw:start-glue-point="3" draw:end-shape="id297" draw:end-glue-point="1" svg:d="M21500 15750h-2000v2000h-2500" svg:viewBox="0 0 4501 2001">
          <text:p/>
        </draw:connector>
        <draw:connector draw:style-name="gr6" draw:text-style-name="P2" draw:layer="layout" draw:line-skew="-0.999cm" svg:x1="4cm" svg:y1="14.75cm" svg:x2="4cm" svg:y2="17.25cm" draw:start-shape="id298" draw:start-glue-point="3" draw:end-shape="id299" draw:end-glue-point="3" svg:d="M4000 14750h-1500v2500h1500" svg:viewBox="0 0 1501 2501">
          <text:p/>
        </draw:connector>
        <draw:frame draw:style-name="gr7" draw:text-style-name="P8" draw:layer="layout" svg:width="3.609cm" svg:height="1.047cm" svg:x="2.5cm" svg:y="15.559cm">
          <draw:text-box>
            <text:p text:style-name="P8"><text:span text:style-name="T1">Perform read</text:span></text:p>
            <text:p text:style-name="P8"><text:span text:style-name="T1">request</text:span></text:p>
          </draw:text-box>
        </draw:frame>
        <draw:custom-shape draw:style-name="gr9" draw:text-style-name="P1" xml:id="id300" draw:id="id300" draw:layer="layout" svg:width="2cm" svg:height="0.5cm" svg:x="5cm" svg:y="20cm">
          <text:p text:style-name="P1"><text:span text:style-name="T1">DATA2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311" draw:id="id311" draw:layer="layout" svg:width="1cm" svg:height="0.5cm" svg:x="4cm" svg:y="20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02" draw:id="id302" draw:layer="layout" svg:width="2cm" svg:height="0.5cm" svg:x="15cm" svg:y="20cm">
          <text:p text:style-name="P1"><text:span text:style-name="T1">DATA2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01" draw:id="id301" draw:layer="layout" svg:width="1cm" svg:height="0.5cm" svg:x="14cm" svg:y="20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7cm" svg:y1="20.25cm" svg:x2="14cm" svg:y2="20.25cm" draw:start-shape="id300" draw:start-glue-point="1" draw:end-shape="id301" draw:end-glue-point="3" svg:d="M7000 20250h7000" svg:viewBox="0 0 7001 1">
          <text:p/>
        </draw:connector>
        <draw:custom-shape draw:style-name="gr10" draw:text-style-name="P1" xml:id="id307" draw:id="id307" draw:layer="layout" svg:width="2cm" svg:height="0.5cm" svg:x="21.5cm" svg:y="20cm">
          <text:p text:style-name="P1"><text:span text:style-name="T1">DATA2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cm" svg:y1="20.25cm" svg:x2="21.5cm" svg:y2="20.25cm" draw:start-shape="id302" draw:start-glue-point="1" svg:d="M17000 20250h4500" svg:viewBox="0 0 4501 1">
          <text:p/>
        </draw:connector>
        <draw:custom-shape draw:style-name="gr9" draw:text-style-name="P1" xml:id="id304" draw:id="id304" draw:layer="layout" svg:width="2cm" svg:height="0.5cm" svg:x="15cm" svg:y="20.5cm">
          <text:p text:style-name="P1"><text:span text:style-name="T1">READ4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305" draw:id="id305" draw:layer="layout" svg:width="1cm" svg:height="0.5cm" svg:x="14cm" svg:y="20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.25cm" svg:x1="21.5cm" svg:y1="18.75cm" svg:x2="17cm" svg:y2="20.75cm" draw:start-shape="id303" draw:start-glue-point="3" draw:end-shape="id304" draw:end-glue-point="1" svg:d="M21500 18750h-2000v2000h-2500" svg:viewBox="0 0 4501 2001">
          <text:p/>
        </draw:connector>
        <draw:custom-shape draw:style-name="gr10" draw:text-style-name="P1" xml:id="id306" draw:id="id306" draw:layer="layout" svg:width="2cm" svg:height="0.5cm" svg:x="5cm" svg:y="20.5cm">
          <text:p text:style-name="P1"><text:span text:style-name="T1">READ4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14" draw:id="id314" draw:layer="layout" svg:width="1cm" svg:height="0.5cm" svg:x="4cm" svg:y="20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4cm" svg:y1="20.75cm" svg:x2="7cm" svg:y2="20.75cm" draw:start-shape="id305" draw:start-glue-point="3" draw:end-shape="id306" svg:d="M14000 20750h-7000" svg:viewBox="0 0 7001 1">
          <text:p/>
        </draw:connector>
        <draw:custom-shape draw:style-name="gr9" draw:text-style-name="P1" xml:id="id308" draw:id="id308" draw:layer="layout" svg:width="2cm" svg:height="0.5cm" svg:x="21.5cm" svg:y="21.5cm">
          <text:p text:style-name="P1"><text:span text:style-name="T1">READ5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.499cm" svg:x1="23.5cm" svg:y1="20.25cm" svg:x2="23.5cm" svg:y2="21.75cm" draw:start-shape="id307" draw:start-glue-point="1" draw:end-shape="id308" draw:end-glue-point="1" svg:d="M23500 20250h1000v1500h-1000" svg:viewBox="0 0 1001 1501">
          <text:p/>
        </draw:connector>
        <draw:custom-shape draw:style-name="gr9" draw:text-style-name="P1" xml:id="id303" draw:id="id303" draw:layer="layout" svg:width="2cm" svg:height="0.5cm" svg:x="21.5cm" svg:y="18.5cm">
          <text:p text:style-name="P1"><text:span text:style-name="T1">READ4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.499cm" svg:x1="23.5cm" svg:y1="17.25cm" svg:x2="23.5cm" svg:y2="18.75cm" draw:start-shape="id309" draw:start-glue-point="1" draw:end-shape="id303" draw:end-glue-point="1" svg:d="M23500 17250h1000v1500h-1000" svg:viewBox="0 0 1001 1501">
          <text:p/>
        </draw:connector>
        <draw:connector draw:style-name="gr6" draw:text-style-name="P2" draw:layer="layout" draw:line-skew="-0.999cm" svg:x1="4cm" svg:y1="17.75cm" svg:x2="4cm" svg:y2="20.25cm" draw:start-shape="id310" draw:start-glue-point="3" draw:end-shape="id311" draw:end-glue-point="3" svg:d="M4000 17750h-1500v2500h1500" svg:viewBox="0 0 1501 2501">
          <text:p/>
        </draw:connector>
        <draw:frame draw:style-name="gr7" draw:text-style-name="P8" draw:layer="layout" svg:width="3.609cm" svg:height="1.047cm" svg:x="2.5cm" svg:y="18.453cm">
          <draw:text-box>
            <text:p text:style-name="P8"><text:span text:style-name="T1">Perform read</text:span></text:p>
            <text:p text:style-name="P8"><text:span text:style-name="T1">request</text:span></text:p>
          </draw:text-box>
        </draw:frame>
        <draw:custom-shape draw:style-name="gr9" draw:text-style-name="P1" xml:id="id312" draw:id="id312" draw:layer="layout" svg:width="2cm" svg:height="0.5cm" svg:x="5cm" svg:y="23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315" draw:id="id315" draw:layer="layout" svg:width="1cm" svg:height="0.5cm" svg:x="4cm" svg:y="23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7cm" svg:y1="23.25cm" svg:x2="9cm" svg:y2="23.25cm" draw:start-shape="id312" draw:start-glue-point="1" draw:end-shape="id313" draw:end-glue-point="3" svg:d="M7000 23250h2000" svg:viewBox="0 0 2001 1">
          <text:p/>
        </draw:connector>
        <draw:connector draw:style-name="gr6" draw:text-style-name="P2" draw:layer="layout" draw:line-skew="-0.999cm" svg:x1="4cm" svg:y1="20.75cm" svg:x2="4cm" svg:y2="23.25cm" draw:start-shape="id314" draw:start-glue-point="3" draw:end-shape="id315" draw:end-glue-point="3" svg:d="M4000 20750h-1500v2500h1500" svg:viewBox="0 0 1501 2501">
          <text:p/>
        </draw:connector>
        <draw:frame draw:style-name="gr7" draw:text-style-name="P8" draw:layer="layout" svg:width="3.609cm" svg:height="1.047cm" svg:x="2.5cm" svg:y="21.453cm">
          <draw:text-box>
            <text:p text:style-name="P8"><text:span text:style-name="T1">Perform read</text:span></text:p>
            <text:p text:style-name="P8"><text:span text:style-name="T1">request</text:span></text:p>
          </draw:text-box>
        </draw:frame>
        <draw:frame draw:style-name="gr20" draw:text-style-name="P20" xml:id="id313" draw:id="id313" draw:layer="layout" svg:width="1cm" svg:height="1.5cm" svg:x="9cm" svg:y="22.5cm">
          <draw:text-box>
            <text:p text:style-name="P19"><text:span text:style-name="T4">X</text:span></text:p>
          </draw:text-box>
        </draw:frame>
        <draw:custom-shape draw:style-name="gr9" draw:text-style-name="P1" xml:id="id316" draw:id="id316" draw:layer="layout" svg:width="2cm" svg:height="0.5cm" svg:x="5cm" svg:y="34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5cm" svg:x="4cm" svg:y="34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18" draw:id="id318" draw:layer="layout" svg:width="2cm" svg:height="0.5cm" svg:x="15cm" svg:y="34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17" draw:id="id317" draw:layer="layout" svg:width="1cm" svg:height="0.5cm" svg:x="14cm" svg:y="34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7cm" svg:y1="34.25cm" svg:x2="14cm" svg:y2="34.25cm" draw:start-shape="id316" draw:start-glue-point="1" draw:end-shape="id317" draw:end-glue-point="3" svg:d="M7000 34250h7000" svg:viewBox="0 0 7001 1">
          <text:p/>
        </draw:connector>
        <draw:custom-shape draw:style-name="gr10" draw:text-style-name="P1" draw:layer="layout" svg:width="2cm" svg:height="0.5cm" svg:x="21.5cm" svg:y="34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cm" svg:y1="34.25cm" svg:x2="21.5cm" svg:y2="34.25cm" draw:start-shape="id318" draw:start-glue-point="1" svg:d="M17000 34250h4500" svg:viewBox="0 0 4501 1">
          <text:p/>
        </draw:connector>
        <draw:custom-shape draw:style-name="gr9" draw:text-style-name="P1" xml:id="id321" draw:id="id321" draw:layer="layout" svg:width="2cm" svg:height="0.5cm" svg:x="15cm" svg:y="25.5cm">
          <text:p text:style-name="P1"><text:span text:style-name="T1">READ5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319" draw:id="id319" draw:layer="layout" svg:width="1cm" svg:height="0.5cm" svg:x="14cm" svg:y="25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20" draw:id="id320" draw:layer="layout" svg:width="2cm" svg:height="0.5cm" svg:x="5cm" svg:y="25.5cm">
          <text:p text:style-name="P1"><text:span text:style-name="T1">READ5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27" draw:id="id327" draw:layer="layout" svg:width="1cm" svg:height="0.5cm" svg:x="4cm" svg:y="25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4cm" svg:y1="25.75cm" svg:x2="7cm" svg:y2="25.75cm" draw:start-shape="id319" draw:start-glue-point="3" draw:end-shape="id320" svg:d="M14000 25750h-7000" svg:viewBox="0 0 7001 1">
          <text:p/>
        </draw:connector>
        <draw:connector draw:style-name="gr6" draw:text-style-name="P2" draw:layer="layout" draw:line-skew="0.25cm" svg:x1="21.5cm" svg:y1="21.75cm" svg:x2="17cm" svg:y2="25.75cm" draw:start-shape="id308" draw:start-glue-point="3" draw:end-shape="id321" draw:end-glue-point="1" svg:d="M21500 21750h-2000v4000h-2500" svg:viewBox="0 0 4501 4001">
          <text:p/>
        </draw:connector>
        <draw:custom-shape draw:style-name="gr9" draw:text-style-name="P1" xml:id="id322" draw:id="id322" draw:layer="layout" svg:width="2cm" svg:height="0.5cm" svg:x="5cm" svg:y="28cm">
          <text:p text:style-name="P1"><text:span text:style-name="T1">DATA5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328" draw:id="id328" draw:layer="layout" svg:width="1cm" svg:height="0.5cm" svg:x="4cm" svg:y="28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24" draw:id="id324" draw:layer="layout" svg:width="2cm" svg:height="0.5cm" svg:x="15cm" svg:y="28cm">
          <text:p text:style-name="P1"><text:span text:style-name="T1">DATA5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23" draw:id="id323" draw:layer="layout" svg:width="1cm" svg:height="0.5cm" svg:x="14cm" svg:y="28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7cm" svg:y1="28.25cm" svg:x2="14cm" svg:y2="28.25cm" draw:start-shape="id322" draw:start-glue-point="1" draw:end-shape="id323" draw:end-glue-point="3" svg:d="M7000 28250h7000" svg:viewBox="0 0 7001 1">
          <text:p/>
        </draw:connector>
        <draw:custom-shape draw:style-name="gr10" draw:text-style-name="P1" draw:layer="layout" svg:width="2cm" svg:height="0.5cm" svg:x="21.5cm" svg:y="28cm">
          <text:p text:style-name="P1"><text:span text:style-name="T1">DATA5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cm" svg:y1="28.25cm" svg:x2="21.5cm" svg:y2="28.25cm" draw:start-shape="id324" draw:start-glue-point="1" svg:d="M17000 28250h4500" svg:viewBox="0 0 4501 1">
          <text:p/>
        </draw:connector>
        <draw:custom-shape draw:style-name="gr9" draw:text-style-name="P1" xml:id="id330" draw:id="id330" draw:layer="layout" svg:width="2cm" svg:height="0.5cm" svg:x="15cm" svg:y="28.5cm">
          <text:p text:style-name="P1"><text:span text:style-name="T1">READ4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325" draw:id="id325" draw:layer="layout" svg:width="1cm" svg:height="0.5cm" svg:x="14cm" svg:y="28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26" draw:id="id326" draw:layer="layout" svg:width="2cm" svg:height="0.5cm" svg:x="5cm" svg:y="28.5cm">
          <text:p text:style-name="P1"><text:span text:style-name="T1">READ4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34" draw:id="id334" draw:layer="layout" svg:width="1cm" svg:height="0.5cm" svg:x="4cm" svg:y="28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4cm" svg:y1="28.75cm" svg:x2="7cm" svg:y2="28.75cm" draw:start-shape="id325" draw:start-glue-point="3" draw:end-shape="id326" svg:d="M14000 28750h-7000" svg:viewBox="0 0 7001 1">
          <text:p/>
        </draw:connector>
        <draw:connector draw:style-name="gr6" draw:text-style-name="P2" draw:layer="layout" draw:line-skew="-0.999cm" svg:x1="4cm" svg:y1="25.75cm" svg:x2="4cm" svg:y2="28.25cm" draw:start-shape="id327" draw:start-glue-point="3" draw:end-shape="id328" draw:end-glue-point="3" svg:d="M4000 25750h-1500v2500h1500" svg:viewBox="0 0 1501 2501">
          <text:p/>
        </draw:connector>
        <draw:connector draw:style-name="gr6" draw:text-style-name="P2" draw:layer="layout" draw:line-skew="0.25cm" svg:x1="21.5cm" svg:y1="26.75cm" svg:x2="17cm" svg:y2="28.75cm" draw:start-shape="id329" draw:start-glue-point="3" draw:end-shape="id330" draw:end-glue-point="1" svg:d="M21500 26750h-2000v2000h-2500" svg:viewBox="0 0 4501 2001">
          <text:p/>
        </draw:connector>
        <draw:custom-shape draw:style-name="gr9" draw:text-style-name="P1" xml:id="id329" draw:id="id329" draw:layer="layout" svg:width="2cm" svg:height="0.5cm" svg:x="21.5cm" svg:y="26.5cm">
          <text:p text:style-name="P1"><text:span text:style-name="T1">READ4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331" draw:id="id331" draw:layer="layout" svg:width="2cm" svg:height="0.5cm" svg:x="5cm" svg:y="31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335" draw:id="id335" draw:layer="layout" svg:width="1cm" svg:height="0.5cm" svg:x="4cm" svg:y="31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33" draw:id="id333" draw:layer="layout" svg:width="2cm" svg:height="0.5cm" svg:x="15cm" svg:y="31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32" draw:id="id332" draw:layer="layout" svg:width="1cm" svg:height="0.5cm" svg:x="14cm" svg:y="3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7cm" svg:y1="31.25cm" svg:x2="14cm" svg:y2="31.25cm" draw:start-shape="id331" draw:start-glue-point="1" draw:end-shape="id332" draw:end-glue-point="3" svg:d="M7000 31250h7000" svg:viewBox="0 0 7001 1">
          <text:p/>
        </draw:connector>
        <draw:custom-shape draw:style-name="gr10" draw:text-style-name="P1" draw:layer="layout" svg:width="2cm" svg:height="0.5cm" svg:x="21.5cm" svg:y="31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cm" svg:y1="31.25cm" svg:x2="21.5cm" svg:y2="31.25cm" draw:start-shape="id333" draw:start-glue-point="1" svg:d="M17000 31250h4500" svg:viewBox="0 0 4501 1">
          <text:p/>
        </draw:connector>
        <draw:connector draw:style-name="gr6" draw:text-style-name="P2" draw:layer="layout" draw:line-skew="-0.999cm" svg:x1="4cm" svg:y1="28.75cm" svg:x2="4cm" svg:y2="31.25cm" draw:start-shape="id334" draw:start-glue-point="3" draw:end-shape="id335" draw:end-glue-point="3" svg:d="M4000 28750h-1500v2500h1500" svg:viewBox="0 0 1501 2501">
          <text:p/>
        </draw:connector>
        <draw:frame draw:style-name="gr25" draw:layer="layout" svg:width="3.233cm" svg:height="1.047cm" svg:x="25cm" svg:y="14.5cm">
          <draw:text-box>
            <text:p>Expected DATA2!</text:p>
            <text:p>Resend READ2</text:p>
          </draw:text-box>
        </draw:frame>
        <draw:custom-shape draw:style-name="gr9" draw:text-style-name="P1" xml:id="id336" draw:id="id336" draw:layer="layout" svg:width="2cm" svg:height="0.5cm" svg:x="5cm" svg:y="2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5cm" svg:x="4cm" svg:y="2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38" draw:id="id338" draw:layer="layout" svg:width="2cm" svg:height="0.5cm" svg:x="15cm" svg:y="2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37" draw:id="id337" draw:layer="layout" svg:width="1cm" svg:height="0.5cm" svg:x="14cm" svg:y="2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7cm" svg:y1="25.25cm" svg:x2="14cm" svg:y2="25.25cm" draw:start-shape="id336" draw:start-glue-point="1" draw:end-shape="id337" draw:end-glue-point="3" svg:d="M7000 25250h7000" svg:viewBox="0 0 7001 1">
          <text:p/>
        </draw:connector>
        <draw:custom-shape draw:style-name="gr10" draw:text-style-name="P1" xml:id="id339" draw:id="id339" draw:layer="layout" svg:width="2cm" svg:height="0.5cm" svg:x="21.5cm" svg:y="25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cm" svg:y1="25.25cm" svg:x2="21.5cm" svg:y2="25.25cm" draw:start-shape="id338" draw:start-glue-point="1" svg:d="M17000 25250h4500" svg:viewBox="0 0 4501 1">
          <text:p/>
        </draw:connector>
        <draw:connector draw:style-name="gr6" draw:text-style-name="P2" draw:layer="layout" draw:line-skew="0.499cm" svg:x1="23.5cm" svg:y1="25.25cm" svg:x2="23.5cm" svg:y2="26.75cm" draw:start-shape="id339" draw:start-glue-point="1" draw:end-shape="id329" svg:d="M23500 25250h1000v1500h-1000" svg:viewBox="0 0 1001 1501">
          <text:p/>
        </draw:connector>
        <draw:frame draw:style-name="gr25" draw:layer="layout" svg:width="3.233cm" svg:height="1.047cm" svg:x="24.767cm" svg:y="25.5cm">
          <draw:text-box>
            <text:p>Expected DATA4!</text:p>
            <text:p>Resend READ4</text:p>
          </draw:text-box>
        </draw:frame>
        <draw:frame draw:style-name="gr7" draw:text-style-name="P8" draw:layer="layout" svg:width="3.609cm" svg:height="1.047cm" svg:x="2.5cm" svg:y="26.5cm">
          <draw:text-box>
            <text:p text:style-name="P8"><text:span text:style-name="T1">Perform read</text:span></text:p>
            <text:p text:style-name="P8"><text:span text:style-name="T1">request</text:span></text:p>
          </draw:text-box>
        </draw:frame>
        <draw:frame draw:style-name="gr7" draw:text-style-name="P8" draw:layer="layout" svg:width="3.609cm" svg:height="1.047cm" svg:x="2.5cm" svg:y="29.5cm">
          <draw:text-box>
            <text:p text:style-name="P8"><text:span text:style-name="T1">Perform read</text:span></text:p>
            <text:p text:style-name="P8"><text:span text:style-name="T1">request</text:span></text:p>
          </draw:text-box>
        </draw:frame>
      </draw:page>
      <draw:page draw:name="page7" draw:style-name="dp1" draw:master-page-name="Default">
        <draw:line draw:style-name="gr11" draw:text-style-name="P2" draw:layer="layout" svg:x1="6cm" svg:y1="5cm" svg:x2="6cm" svg:y2="40cm">
          <text:p/>
        </draw:line>
        <draw:line draw:style-name="gr3" draw:text-style-name="P2" draw:layer="layout" svg:x1="11cm" svg:y1="4.5cm" svg:x2="11cm" svg:y2="40cm">
          <text:p/>
        </draw:line>
        <draw:line draw:style-name="gr11" draw:text-style-name="P2" draw:layer="layout" svg:x1="16cm" svg:y1="5cm" svg:x2="16cm" svg:y2="40cm">
          <text:p/>
        </draw:line>
        <draw:frame draw:style-name="gr4" draw:text-style-name="P3" draw:layer="layout" svg:width="4cm" svg:height="0.649cm" svg:x="4cm" svg:y="4cm">
          <draw:text-box>
            <text:p text:style-name="P3">TX </text:p>
          </draw:text-box>
        </draw:frame>
        <draw:frame draw:style-name="gr4" draw:text-style-name="P1" draw:layer="layout" svg:width="4cm" svg:height="0.649cm" svg:x="14cm" svg:y="4cm">
          <draw:text-box>
            <text:p text:style-name="P1">Configurator app</text:p>
          </draw:text-box>
        </draw:frame>
        <draw:frame draw:style-name="gr5" draw:text-style-name="P5" draw:layer="layout" svg:width="27.7cm" svg:height="2cm" svg:x="1cm" svg:y="1cm">
          <draw:text-box>
            <text:p text:style-name="P4"><text:span text:style-name="T2">Sequence diagram: </text:span><text:span text:style-name="T2"><text:tab/></text:span><text:span text:style-name="T2">Transmitter &lt;= NRF =&gt; Configurator; connection already established 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Errors while reading 5 blocks of data </text:span></text:p>
          </draw:text-box>
        </draw:frame>
        <draw:frame draw:style-name="gr12" draw:text-style-name="P12" draw:layer="layout" svg:width="3cm" svg:height="0.573cm" svg:x="12cm" svg:y="4.927cm">
          <draw:text-box>
            <text:p text:style-name="P18"><text:span text:style-name="T3">Setup channel</text:span></text:p>
          </draw:text-box>
        </draw:frame>
        <draw:frame draw:style-name="gr12" draw:text-style-name="P12" draw:layer="layout" svg:width="3cm" svg:height="0.573cm" svg:x="17cm" svg:y="4.927cm">
          <draw:text-box>
            <text:p text:style-name="P18"><text:span text:style-name="T3">Hop channels</text:span></text:p>
          </draw:text-box>
        </draw:frame>
        <draw:frame draw:style-name="gr13" draw:text-style-name="P12" draw:layer="layout" svg:width="3cm" svg:height="0.573cm" svg:x="7cm" svg:y="5cm">
          <draw:text-box>
            <text:p text:style-name="P18"><text:span text:style-name="T3">Hop channels</text:span></text:p>
          </draw:text-box>
        </draw:frame>
        <draw:frame draw:style-name="gr4" draw:text-style-name="P7" draw:layer="layout" svg:width="4cm" svg:height="0.573cm" svg:x="9cm" svg:y="4cm">
          <draw:text-box>
            <text:p text:style-name="P6"><text:span text:style-name="T3">&lt;= NRF transport =&gt;</text:span></text:p>
          </draw:text-box>
        </draw:frame>
        <draw:frame draw:style-name="gr12" draw:text-style-name="P12" draw:layer="layout" svg:width="3cm" svg:height="0.573cm" svg:x="2cm" svg:y="5cm">
          <draw:text-box>
            <text:p text:style-name="P18"><text:span text:style-name="T3">Setup channel</text:span></text:p>
          </draw:text-box>
        </draw:frame>
        <draw:custom-shape draw:style-name="gr1" draw:text-style-name="P1" xml:id="id340" draw:id="id340" draw:layer="Layout" svg:width="2cm" svg:height="0.5cm" svg:x="8cm" svg:y="6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18" draw:text-style-name="P2" xml:id="id343" draw:id="id343" draw:layer="Layout" svg:width="2cm" svg:height="0.5cm" svg:x="8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7cm" svg:y="6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5cm" svg:x="7cm" svg:y="6.5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cm" svg:height="0.5cm" svg:x="18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44" draw:id="id344" draw:layer="Layout" svg:width="2cm" svg:height="0.5cm" svg:x="18cm" svg:y="6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1" draw:text-style-name="P1" xml:id="id342" draw:id="id342" draw:layer="Layout" svg:width="1cm" svg:height="0.5cm" svg:x="17cm" svg:y="6.5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2" draw:text-style-name="P1" xml:id="id341" draw:id="id341" draw:layer="Layout" svg:width="1cm" svg:height="0.5cm" svg:x="17cm" svg:y="6cm">
          <text:p text:style-name="P1">RX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6.25cm" svg:x2="17cm" svg:y2="6.25cm" draw:start-shape="id340" draw:start-glue-point="1" draw:end-shape="id341" draw:end-glue-point="3" svg:d="M10000 6250h7000" svg:viewBox="0 0 7001 1">
          <text:p/>
        </draw:connector>
        <draw:connector draw:style-name="gr6" draw:text-style-name="P2" draw:layer="layout" svg:x1="17cm" svg:y1="6.75cm" svg:x2="10cm" svg:y2="6.75cm" draw:start-shape="id342" draw:start-glue-point="3" draw:end-shape="id343" draw:end-glue-point="1" svg:d="M17000 6750h-7000" svg:viewBox="0 0 7001 1">
          <text:p/>
        </draw:connector>
        <draw:custom-shape draw:style-name="gr2" draw:text-style-name="P1" xml:id="id356" draw:id="id356" draw:layer="Layout" svg:width="2cm" svg:height="0.5cm" svg:x="22cm" svg:y="6cm">
          <text:p text:style-name="P1">IDLE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6.25cm" svg:x2="22cm" svg:y2="6.25cm" draw:start-shape="id344" draw:start-glue-point="1" svg:d="M20000 6250h2000" svg:viewBox="0 0 2001 1">
          <text:p/>
        </draw:connector>
        <draw:custom-shape draw:style-name="gr1" draw:text-style-name="P1" xml:id="id347" draw:id="id347" draw:layer="Layout" svg:width="2cm" svg:height="0.5cm" svg:x="8cm" svg:y="9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5cm" svg:x="8cm" svg:y="9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7cm" svg:y="9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5cm" svg:x="7cm" svg:y="9.5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1" draw:text-style-name="P1" xml:id="id346" draw:id="id346" draw:layer="Layout" svg:width="2cm" svg:height="0.5cm" svg:x="18cm" svg:y="9.5cm">
          <text:p text:style-name="P1">READ1</text:p>
          <draw:enhanced-geometry svg:viewBox="0 0 21600 21600" draw:type="rectangle" draw:enhanced-path="M 0 0 L 21600 0 21600 21600 0 21600 0 0 Z N"/>
        </draw:custom-shape>
        <draw:custom-shape draw:style-name="gr2" draw:text-style-name="P1" xml:id="id345" draw:id="id345" draw:layer="Layout" svg:width="2cm" svg:height="0.5cm" svg:x="18cm" svg:y="9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1" draw:text-style-name="P1" xml:id="id349" draw:id="id349" draw:layer="Layout" svg:width="1cm" svg:height="0.5cm" svg:x="17cm" svg:y="9.5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2" draw:text-style-name="P1" xml:id="id348" draw:id="id348" draw:layer="Layout" svg:width="1cm" svg:height="0.5cm" svg:x="17cm" svg:y="9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1" draw:text-style-name="P1" xml:id="id357" draw:id="id357" draw:layer="Layout" svg:width="2cm" svg:height="0.5cm" svg:x="22cm" svg:y="7.5cm">
          <text:p text:style-name="P1">READ1</text:p>
          <draw:enhanced-geometry svg:viewBox="0 0 21600 21600" draw:type="rectangle" draw:enhanced-path="M 0 0 L 21600 0 21600 21600 0 21600 0 0 Z N"/>
        </draw:custom-shape>
        <draw:custom-shape draw:style-name="gr2" draw:text-style-name="P1" xml:id="id359" draw:id="id359" draw:layer="Layout" svg:width="2cm" svg:height="0.5cm" svg:x="22cm" svg:y="9cm">
          <text:p text:style-name="P1">IDLE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9.25cm" svg:x2="22cm" svg:y2="9.25cm" draw:start-shape="id345" draw:start-glue-point="1" svg:d="M20000 9250h2000" svg:viewBox="0 0 2001 1">
          <text:p/>
        </draw:connector>
        <draw:connector draw:style-name="gr6" draw:text-style-name="P2" draw:layer="layout" draw:line-skew="-0.251cm" svg:x1="22cm" svg:y1="7.75cm" svg:x2="20cm" svg:y2="9.75cm" draw:end-shape="id346" draw:end-glue-point="1" svg:d="M22000 7750h-1000v2000h-1000" svg:viewBox="0 0 2001 2001">
          <text:p/>
        </draw:connector>
        <draw:connector draw:style-name="gr6" draw:text-style-name="P2" draw:layer="layout" svg:x1="10cm" svg:y1="9.25cm" svg:x2="17cm" svg:y2="9.25cm" draw:start-shape="id347" draw:start-glue-point="1" draw:end-shape="id348" draw:end-glue-point="3" svg:d="M10000 9250h7000" svg:viewBox="0 0 7001 1">
          <text:p/>
        </draw:connector>
        <draw:connector draw:style-name="gr6" draw:text-style-name="P2" draw:layer="layout" svg:x1="17cm" svg:y1="9.75cm" svg:x2="14cm" svg:y2="9.75cm" draw:start-shape="id349" draw:start-glue-point="3" draw:end-shape="id350" draw:end-glue-point="1" svg:d="M17000 9750h-3000" svg:viewBox="0 0 3001 1">
          <text:p/>
        </draw:connector>
        <draw:custom-shape draw:style-name="gr1" draw:text-style-name="P1" xml:id="id352" draw:id="id352" draw:layer="Layout" svg:width="2cm" svg:height="0.5cm" svg:x="8cm" svg:y="12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2" draw:text-style-name="P2" xml:id="id355" draw:id="id355" draw:layer="Layout" svg:width="2cm" svg:height="0.5cm" svg:x="8cm" svg:y="12.5cm">
          <text:p text:style-name="P2">READ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7cm" svg:y="12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2" draw:text-style-name="P1" xml:id="id387" draw:id="id387" draw:layer="Layout" svg:width="1cm" svg:height="0.5cm" svg:x="7cm" svg:y="12.5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1" draw:text-style-name="P2" xml:id="id361" draw:id="id361" draw:layer="Layout" svg:width="2cm" svg:height="0.5cm" svg:x="18cm" svg:y="12.5cm">
          <text:p text:style-name="P2">READ2</text:p>
          <draw:enhanced-geometry svg:viewBox="0 0 21600 21600" draw:type="rectangle" draw:enhanced-path="M 0 0 L 21600 0 21600 21600 0 21600 0 0 Z N"/>
        </draw:custom-shape>
        <draw:custom-shape draw:style-name="gr2" draw:text-style-name="P1" xml:id="id351" draw:id="id351" draw:layer="Layout" svg:width="2cm" svg:height="0.5cm" svg:x="18cm" svg:y="12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1" draw:text-style-name="P1" xml:id="id354" draw:id="id354" draw:layer="Layout" svg:width="1cm" svg:height="0.5cm" svg:x="17cm" svg:y="12.5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2" draw:text-style-name="P1" xml:id="id353" draw:id="id353" draw:layer="Layout" svg:width="1cm" svg:height="0.5cm" svg:x="17cm" svg:y="12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2" draw:text-style-name="P1" xml:id="id358" draw:id="id358" draw:layer="Layout" svg:width="2cm" svg:height="0.5cm" svg:x="22cm" svg:y="12cm">
          <text:p text:style-name="P1">IDLE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12.25cm" svg:x2="22cm" svg:y2="12.25cm" draw:start-shape="id351" draw:start-glue-point="1" svg:d="M20000 12250h2000" svg:viewBox="0 0 2001 1">
          <text:p/>
        </draw:connector>
        <draw:connector draw:style-name="gr6" draw:text-style-name="P2" draw:layer="layout" svg:x1="10cm" svg:y1="12.25cm" svg:x2="17cm" svg:y2="12.25cm" draw:start-shape="id352" draw:start-glue-point="1" draw:end-shape="id353" draw:end-glue-point="3" svg:d="M10000 12250h7000" svg:viewBox="0 0 7001 1">
          <text:p/>
        </draw:connector>
        <draw:connector draw:style-name="gr6" draw:text-style-name="P2" draw:layer="layout" svg:x1="17cm" svg:y1="12.75cm" svg:x2="10cm" svg:y2="12.75cm" draw:start-shape="id354" draw:start-glue-point="3" draw:end-shape="id355" svg:d="M17000 12750h-7000" svg:viewBox="0 0 7001 1">
          <text:p/>
        </draw:connector>
        <draw:connector draw:style-name="gr6" draw:text-style-name="P2" draw:layer="layout" draw:line-skew="0.499cm" svg:x1="24cm" svg:y1="6.25cm" svg:x2="24cm" svg:y2="7.75cm" draw:start-shape="id356" draw:start-glue-point="1" draw:end-shape="id357" draw:end-glue-point="1" svg:d="M24000 6250h1000v1500h-1000" svg:viewBox="0 0 1001 1501">
          <text:p/>
        </draw:connector>
        <draw:connector draw:style-name="gr6" draw:text-style-name="P2" draw:layer="layout" draw:line-skew="0.499cm" svg:x1="24cm" svg:y1="12.25cm" svg:x2="24cm" svg:y2="13.75cm" draw:start-shape="id358" draw:start-glue-point="1" svg:d="M24000 12250h1000v1500h-1000" svg:viewBox="0 0 1001 1501">
          <text:p/>
        </draw:connector>
        <draw:frame draw:style-name="gr24" draw:text-style-name="P20" xml:id="id350" draw:id="id350" draw:layer="layout" svg:width="1cm" svg:height="1.5cm" svg:x="13cm" svg:y="9cm">
          <draw:text-box>
            <text:p text:style-name="P19"><text:span text:style-name="T4">X</text:span></text:p>
          </draw:text-box>
        </draw:frame>
        <draw:custom-shape draw:style-name="gr9" draw:text-style-name="P1" xml:id="id360" draw:id="id360" draw:layer="layout" svg:width="2cm" svg:height="0.5cm" svg:x="22cm" svg:y="10.5cm">
          <text:p text:style-name="P1">READ2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.499cm" svg:x1="24cm" svg:y1="9.25cm" svg:x2="24cm" svg:y2="10.75cm" draw:start-shape="id359" draw:start-glue-point="1" draw:end-shape="id360" draw:end-glue-point="1" svg:d="M24000 9250h1000v1500h-1000" svg:viewBox="0 0 1001 1501">
          <text:p/>
        </draw:connector>
        <draw:connector draw:style-name="gr6" draw:text-style-name="P2" draw:layer="layout" svg:x1="22cm" svg:y1="10.75cm" svg:x2="20cm" svg:y2="12.75cm" draw:start-shape="id360" draw:start-glue-point="3" draw:end-shape="id361" draw:end-glue-point="1" svg:d="M22000 10750h-1000v2000h-1000" svg:viewBox="0 0 2001 2001">
          <text:p/>
        </draw:connector>
        <draw:custom-shape draw:style-name="gr9" draw:text-style-name="P1" xml:id="id363" draw:id="id363" draw:layer="layout" svg:width="2cm" svg:height="0.5cm" svg:x="8cm" svg:y="15cm">
          <text:p text:style-name="P1">DATA2</text:p>
          <draw:enhanced-geometry svg:viewBox="0 0 21600 21600" draw:type="rectangle" draw:enhanced-path="M 0 0 L 21600 0 21600 21600 0 21600 0 0 Z N"/>
        </draw:custom-shape>
        <draw:custom-shape draw:style-name="gr10" draw:text-style-name="P2" xml:id="id366" draw:id="id366" draw:layer="layout" svg:width="2cm" svg:height="0.5cm" svg:x="8cm" svg:y="15.5cm">
          <text:p text:style-name="P2">READ1</text:p>
          <draw:enhanced-geometry svg:viewBox="0 0 21600 21600" draw:type="rectangle" draw:enhanced-path="M 0 0 L 21600 0 21600 21600 0 21600 0 0 Z N"/>
        </draw:custom-shape>
        <draw:custom-shape draw:style-name="gr9" draw:text-style-name="P1" xml:id="id388" draw:id="id388" draw:layer="layout" svg:width="1cm" svg:height="0.5cm" svg:x="7cm" svg:y="15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10" draw:text-style-name="P1" xml:id="id389" draw:id="id389" draw:layer="layout" svg:width="1cm" svg:height="0.5cm" svg:x="7cm" svg:y="15.5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9" draw:text-style-name="P2" xml:id="id369" draw:id="id369" draw:layer="layout" svg:width="2cm" svg:height="0.5cm" svg:x="18cm" svg:y="15.5cm">
          <text:p text:style-name="P2">READ1</text:p>
          <draw:enhanced-geometry svg:viewBox="0 0 21600 21600" draw:type="rectangle" draw:enhanced-path="M 0 0 L 21600 0 21600 21600 0 21600 0 0 Z N"/>
        </draw:custom-shape>
        <draw:custom-shape draw:style-name="gr10" draw:text-style-name="P1" xml:id="id362" draw:id="id362" draw:layer="layout" svg:width="2cm" svg:height="0.5cm" svg:x="18cm" svg:y="15cm">
          <text:p text:style-name="P1">DATA2</text:p>
          <draw:enhanced-geometry svg:viewBox="0 0 21600 21600" draw:type="rectangle" draw:enhanced-path="M 0 0 L 21600 0 21600 21600 0 21600 0 0 Z N"/>
        </draw:custom-shape>
        <draw:custom-shape draw:style-name="gr9" draw:text-style-name="P1" xml:id="id365" draw:id="id365" draw:layer="layout" svg:width="1cm" svg:height="0.5cm" svg:x="17cm" svg:y="15.5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10" draw:text-style-name="P1" xml:id="id364" draw:id="id364" draw:layer="layout" svg:width="1cm" svg:height="0.5cm" svg:x="17cm" svg:y="15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10" draw:text-style-name="P1" xml:id="id367" draw:id="id367" draw:layer="layout" svg:width="2cm" svg:height="0.5cm" svg:x="22cm" svg:y="15cm">
          <text:p text:style-name="P1">DATA2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15.25cm" svg:x2="22cm" svg:y2="15.25cm" draw:start-shape="id362" draw:start-glue-point="1" svg:d="M20000 15250h2000" svg:viewBox="0 0 2001 1">
          <text:p/>
        </draw:connector>
        <draw:connector draw:style-name="gr6" draw:text-style-name="P2" draw:layer="layout" svg:x1="10cm" svg:y1="15.25cm" svg:x2="17cm" svg:y2="15.25cm" draw:start-shape="id363" draw:start-glue-point="1" draw:end-shape="id364" draw:end-glue-point="3" svg:d="M10000 15250h7000" svg:viewBox="0 0 7001 1">
          <text:p/>
        </draw:connector>
        <draw:connector draw:style-name="gr6" draw:text-style-name="P2" draw:layer="layout" svg:x1="17cm" svg:y1="15.75cm" svg:x2="10cm" svg:y2="15.75cm" draw:start-shape="id365" draw:start-glue-point="3" draw:end-shape="id366" svg:d="M17000 15750h-7000" svg:viewBox="0 0 7001 1">
          <text:p/>
        </draw:connector>
        <draw:connector draw:style-name="gr6" draw:text-style-name="P2" draw:layer="layout" draw:line-skew="0.499cm" svg:x1="24cm" svg:y1="15.25cm" svg:x2="24cm" svg:y2="16.75cm" draw:start-shape="id367" draw:start-glue-point="1" svg:d="M24000 15250h1000v1500h-1000" svg:viewBox="0 0 1001 1501">
          <text:p/>
        </draw:connector>
        <draw:frame draw:style-name="gr25" draw:layer="layout" svg:width="3.233cm" svg:height="1.047cm" svg:x="25.267cm" svg:y="12.453cm">
          <draw:text-box>
            <text:p>Expected DATA1!</text:p>
            <text:p>Resend READ1</text:p>
          </draw:text-box>
        </draw:frame>
        <draw:custom-shape draw:style-name="gr9" draw:text-style-name="P1" xml:id="id368" draw:id="id368" draw:layer="layout" svg:width="2cm" svg:height="0.5cm" svg:x="22cm" svg:y="13.5cm">
          <text:p text:style-name="P1">READ1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2cm" svg:y1="13.75cm" svg:x2="20cm" svg:y2="15.75cm" draw:start-shape="id368" draw:start-glue-point="3" draw:end-shape="id369" draw:end-glue-point="1" svg:d="M22000 13750h-1000v2000h-1000" svg:viewBox="0 0 2001 2001">
          <text:p/>
        </draw:connector>
        <draw:custom-shape draw:style-name="gr9" draw:text-style-name="P1" xml:id="id376" draw:id="id376" draw:layer="layout" svg:width="2cm" svg:height="0.5cm" svg:x="22cm" svg:y="16.5cm">
          <text:p text:style-name="P1">READ3</text:p>
          <draw:enhanced-geometry svg:viewBox="0 0 21600 21600" draw:type="rectangle" draw:enhanced-path="M 0 0 L 21600 0 21600 21600 0 21600 0 0 Z N"/>
        </draw:custom-shape>
        <draw:custom-shape draw:style-name="gr9" draw:text-style-name="P1" xml:id="id371" draw:id="id371" draw:layer="layout" svg:width="2cm" svg:height="0.5cm" svg:x="8cm" svg:y="18cm">
          <text:p text:style-name="P1">DATA1</text:p>
          <draw:enhanced-geometry svg:viewBox="0 0 21600 21600" draw:type="rectangle" draw:enhanced-path="M 0 0 L 21600 0 21600 21600 0 21600 0 0 Z N"/>
        </draw:custom-shape>
        <draw:custom-shape draw:style-name="gr10" draw:text-style-name="P2" xml:id="id374" draw:id="id374" draw:layer="layout" svg:width="2cm" svg:height="0.5cm" svg:x="8cm" svg:y="18.5cm">
          <text:p text:style-name="P2">READ3</text:p>
          <draw:enhanced-geometry svg:viewBox="0 0 21600 21600" draw:type="rectangle" draw:enhanced-path="M 0 0 L 21600 0 21600 21600 0 21600 0 0 Z N"/>
        </draw:custom-shape>
        <draw:custom-shape draw:style-name="gr9" draw:text-style-name="P1" xml:id="id390" draw:id="id390" draw:layer="layout" svg:width="1cm" svg:height="0.5cm" svg:x="7cm" svg:y="18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10" draw:text-style-name="P1" xml:id="id385" draw:id="id385" draw:layer="layout" svg:width="1cm" svg:height="0.5cm" svg:x="7cm" svg:y="18.5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9" draw:text-style-name="P2" xml:id="id377" draw:id="id377" draw:layer="layout" svg:width="2cm" svg:height="0.5cm" svg:x="18cm" svg:y="18.5cm">
          <text:p text:style-name="P2">READ3</text:p>
          <draw:enhanced-geometry svg:viewBox="0 0 21600 21600" draw:type="rectangle" draw:enhanced-path="M 0 0 L 21600 0 21600 21600 0 21600 0 0 Z N"/>
        </draw:custom-shape>
        <draw:custom-shape draw:style-name="gr10" draw:text-style-name="P1" xml:id="id370" draw:id="id370" draw:layer="layout" svg:width="2cm" svg:height="0.5cm" svg:x="18cm" svg:y="18cm">
          <text:p text:style-name="P1">DATA1</text:p>
          <draw:enhanced-geometry svg:viewBox="0 0 21600 21600" draw:type="rectangle" draw:enhanced-path="M 0 0 L 21600 0 21600 21600 0 21600 0 0 Z N"/>
        </draw:custom-shape>
        <draw:custom-shape draw:style-name="gr9" draw:text-style-name="P1" xml:id="id373" draw:id="id373" draw:layer="layout" svg:width="1cm" svg:height="0.5cm" svg:x="17cm" svg:y="18.5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10" draw:text-style-name="P1" xml:id="id372" draw:id="id372" draw:layer="layout" svg:width="1cm" svg:height="0.5cm" svg:x="17cm" svg:y="18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10" draw:text-style-name="P1" xml:id="id375" draw:id="id375" draw:layer="layout" svg:width="2cm" svg:height="0.5cm" svg:x="22cm" svg:y="18cm">
          <text:p text:style-name="P1">DATA1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18.25cm" svg:x2="22cm" svg:y2="18.25cm" draw:start-shape="id370" draw:start-glue-point="1" svg:d="M20000 18250h2000" svg:viewBox="0 0 2001 1">
          <text:p/>
        </draw:connector>
        <draw:connector draw:style-name="gr6" draw:text-style-name="P2" draw:layer="layout" svg:x1="10cm" svg:y1="18.25cm" svg:x2="17cm" svg:y2="18.25cm" draw:start-shape="id371" draw:start-glue-point="1" draw:end-shape="id372" draw:end-glue-point="3" svg:d="M10000 18250h7000" svg:viewBox="0 0 7001 1">
          <text:p/>
        </draw:connector>
        <draw:connector draw:style-name="gr6" draw:text-style-name="P2" draw:layer="layout" svg:x1="17cm" svg:y1="18.75cm" svg:x2="10cm" svg:y2="18.75cm" draw:start-shape="id373" draw:start-glue-point="3" draw:end-shape="id374" svg:d="M17000 18750h-7000" svg:viewBox="0 0 7001 1">
          <text:p/>
        </draw:connector>
        <draw:connector draw:style-name="gr6" draw:text-style-name="P2" draw:layer="layout" draw:line-skew="0.499cm" svg:x1="24cm" svg:y1="18.25cm" svg:x2="24cm" svg:y2="19.75cm" draw:start-shape="id375" draw:start-glue-point="1" svg:d="M24000 18250h1000v1500h-1000" svg:viewBox="0 0 1001 1501">
          <text:p/>
        </draw:connector>
        <draw:custom-shape draw:style-name="gr9" draw:text-style-name="P1" xml:id="id383" draw:id="id383" draw:layer="layout" svg:width="2cm" svg:height="0.5cm" svg:x="22cm" svg:y="19.5cm">
          <text:p text:style-name="P1">READ4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2cm" svg:y1="16.75cm" svg:x2="20cm" svg:y2="18.75cm" draw:start-shape="id376" draw:start-glue-point="3" draw:end-shape="id377" draw:end-glue-point="1" svg:d="M22000 16750h-1000v2000h-1000" svg:viewBox="0 0 2001 2001">
          <text:p/>
        </draw:connector>
        <draw:custom-shape draw:style-name="gr9" draw:text-style-name="P1" xml:id="id379" draw:id="id379" draw:layer="layout" svg:width="2cm" svg:height="0.5cm" svg:x="8cm" svg:y="21cm">
          <text:p text:style-name="P1">DATA3</text:p>
          <draw:enhanced-geometry svg:viewBox="0 0 21600 21600" draw:type="rectangle" draw:enhanced-path="M 0 0 L 21600 0 21600 21600 0 21600 0 0 Z N"/>
        </draw:custom-shape>
        <draw:custom-shape draw:style-name="gr10" draw:text-style-name="P2" xml:id="id382" draw:id="id382" draw:layer="layout" svg:width="2cm" svg:height="0.5cm" svg:x="8cm" svg:y="21.5cm">
          <text:p text:style-name="P2">READ4</text:p>
          <draw:enhanced-geometry svg:viewBox="0 0 21600 21600" draw:type="rectangle" draw:enhanced-path="M 0 0 L 21600 0 21600 21600 0 21600 0 0 Z N"/>
        </draw:custom-shape>
        <draw:custom-shape draw:style-name="gr9" draw:text-style-name="P1" xml:id="id386" draw:id="id386" draw:layer="layout" svg:width="1cm" svg:height="0.5cm" svg:x="7cm" svg:y="21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10" draw:text-style-name="P1" xml:id="id396" draw:id="id396" draw:layer="layout" svg:width="1cm" svg:height="0.5cm" svg:x="7cm" svg:y="21.5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9" draw:text-style-name="P2" xml:id="id384" draw:id="id384" draw:layer="layout" svg:width="2cm" svg:height="0.5cm" svg:x="18cm" svg:y="21.5cm">
          <text:p text:style-name="P2">READ4</text:p>
          <draw:enhanced-geometry svg:viewBox="0 0 21600 21600" draw:type="rectangle" draw:enhanced-path="M 0 0 L 21600 0 21600 21600 0 21600 0 0 Z N"/>
        </draw:custom-shape>
        <draw:custom-shape draw:style-name="gr10" draw:text-style-name="P1" xml:id="id378" draw:id="id378" draw:layer="layout" svg:width="2cm" svg:height="0.5cm" svg:x="18cm" svg:y="21cm">
          <text:p text:style-name="P1">DATA3</text:p>
          <draw:enhanced-geometry svg:viewBox="0 0 21600 21600" draw:type="rectangle" draw:enhanced-path="M 0 0 L 21600 0 21600 21600 0 21600 0 0 Z N"/>
        </draw:custom-shape>
        <draw:custom-shape draw:style-name="gr9" draw:text-style-name="P1" xml:id="id381" draw:id="id381" draw:layer="layout" svg:width="1cm" svg:height="0.5cm" svg:x="17cm" svg:y="21.5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10" draw:text-style-name="P1" xml:id="id380" draw:id="id380" draw:layer="layout" svg:width="1cm" svg:height="0.5cm" svg:x="17cm" svg:y="21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10" draw:text-style-name="P1" xml:id="id391" draw:id="id391" draw:layer="layout" svg:width="2cm" svg:height="0.5cm" svg:x="22cm" svg:y="21cm">
          <text:p text:style-name="P1">DATA3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21.25cm" svg:x2="22cm" svg:y2="21.25cm" draw:start-shape="id378" draw:start-glue-point="1" svg:d="M20000 21250h2000" svg:viewBox="0 0 2001 1">
          <text:p/>
        </draw:connector>
        <draw:connector draw:style-name="gr6" draw:text-style-name="P2" draw:layer="layout" svg:x1="10cm" svg:y1="21.25cm" svg:x2="17cm" svg:y2="21.25cm" draw:start-shape="id379" draw:start-glue-point="1" draw:end-shape="id380" draw:end-glue-point="3" svg:d="M10000 21250h7000" svg:viewBox="0 0 7001 1">
          <text:p/>
        </draw:connector>
        <draw:connector draw:style-name="gr6" draw:text-style-name="P2" draw:layer="layout" svg:x1="17cm" svg:y1="21.75cm" svg:x2="10cm" svg:y2="21.75cm" draw:start-shape="id381" draw:start-glue-point="3" draw:end-shape="id382" svg:d="M17000 21750h-7000" svg:viewBox="0 0 7001 1">
          <text:p/>
        </draw:connector>
        <draw:connector draw:style-name="gr6" draw:text-style-name="P2" draw:layer="layout" svg:x1="22cm" svg:y1="19.75cm" svg:x2="20cm" svg:y2="21.75cm" draw:start-shape="id383" draw:start-glue-point="3" draw:end-shape="id384" draw:end-glue-point="1" svg:d="M22000 19750h-1000v2000h-1000" svg:viewBox="0 0 2001 2001">
          <text:p/>
        </draw:connector>
        <draw:connector draw:style-name="gr6" draw:text-style-name="P2" draw:layer="layout" draw:line-skew="-0.999cm" svg:x1="7cm" svg:y1="18.75cm" svg:x2="7cm" svg:y2="21.25cm" draw:start-shape="id385" draw:start-glue-point="3" draw:end-shape="id386" draw:end-glue-point="3" svg:d="M7000 18750h-1500v2500h1500" svg:viewBox="0 0 1501 2501">
          <text:p/>
        </draw:connector>
        <draw:connector draw:style-name="gr6" draw:text-style-name="P2" draw:layer="layout" draw:line-skew="-0.999cm" svg:x1="7cm" svg:y1="12.75cm" svg:x2="7cm" svg:y2="15.25cm" draw:start-shape="id387" draw:start-glue-point="3" draw:end-shape="id388" draw:end-glue-point="3" svg:d="M7000 12750h-1500v2500h1500" svg:viewBox="0 0 1501 2501">
          <text:p/>
        </draw:connector>
        <draw:connector draw:style-name="gr6" draw:text-style-name="P2" draw:layer="layout" draw:line-skew="-0.999cm" svg:x1="7cm" svg:y1="15.75cm" svg:x2="7cm" svg:y2="18.25cm" draw:start-shape="id389" draw:start-glue-point="3" draw:end-shape="id390" draw:end-glue-point="3" svg:d="M7000 15750h-1500v2500h1500" svg:viewBox="0 0 1501 2501">
          <text:p/>
        </draw:connector>
        <draw:custom-shape draw:style-name="gr9" draw:text-style-name="P1" xml:id="id392" draw:id="id392" draw:layer="layout" svg:width="2cm" svg:height="0.5cm" svg:x="22cm" svg:y="22.5cm">
          <text:p text:style-name="P1">READ5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.499cm" svg:x1="24cm" svg:y1="21.25cm" svg:x2="24cm" svg:y2="22.75cm" draw:start-shape="id391" draw:start-glue-point="1" draw:end-shape="id392" draw:end-glue-point="1" svg:d="M24000 21250h1000v1500h-1000" svg:viewBox="0 0 1001 1501">
          <text:p/>
        </draw:connector>
        <draw:custom-shape draw:style-name="gr9" draw:text-style-name="P1" xml:id="id393" draw:id="id393" draw:layer="layout" svg:width="2cm" svg:height="0.5cm" svg:x="8cm" svg:y="24cm">
          <text:p text:style-name="P1">DATA4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0.5cm" svg:x="8cm" svg:y="24.5cm">
          <text:p text:style-name="P2"/>
          <draw:enhanced-geometry svg:viewBox="0 0 21600 21600" draw:type="rectangle" draw:enhanced-path="M 0 0 L 21600 0 21600 21600 0 21600 0 0 Z N"/>
        </draw:custom-shape>
        <draw:custom-shape draw:style-name="gr9" draw:text-style-name="P1" xml:id="id397" draw:id="id397" draw:layer="layout" svg:width="1cm" svg:height="0.5cm" svg:x="7cm" svg:y="24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5cm" svg:x="7cm" svg:y="24.5cm">
          <text:p text:style-name="P1">RX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24.25cm" svg:x2="13cm" svg:y2="24.25cm" draw:start-shape="id393" draw:start-glue-point="1" draw:end-shape="id394" draw:end-glue-point="3" svg:d="M10000 24250h3000" svg:viewBox="0 0 3001 1">
          <text:p/>
        </draw:connector>
        <draw:frame draw:style-name="gr20" draw:text-style-name="P22" xml:id="id394" draw:id="id394" draw:layer="layout" svg:width="1cm" svg:height="1.5cm" svg:x="13cm" svg:y="23.5cm">
          <draw:text-box>
            <text:p text:style-name="P21"><text:span text:style-name="T4">X</text:span></text:p>
          </draw:text-box>
        </draw:frame>
        <draw:connector draw:style-name="gr6" draw:text-style-name="P2" draw:layer="layout" svg:x1="22cm" svg:y1="22.75cm" svg:x2="20cm" svg:y2="27.75cm" draw:start-shape="id392" draw:start-glue-point="3" draw:end-shape="id395" draw:end-glue-point="1" svg:d="M22000 22750h-1000v5000h-1000" svg:viewBox="0 0 2001 5001">
          <text:p/>
        </draw:connector>
        <draw:connector draw:style-name="gr6" draw:text-style-name="P2" draw:layer="layout" draw:line-skew="-0.999cm" svg:x1="7cm" svg:y1="21.75cm" svg:x2="7cm" svg:y2="24.25cm" draw:start-shape="id396" draw:start-glue-point="3" draw:end-shape="id397" draw:end-glue-point="3" svg:d="M7000 21750h-1500v2500h1500" svg:viewBox="0 0 1501 2501">
          <text:p/>
        </draw:connector>
        <draw:custom-shape draw:style-name="gr9" draw:text-style-name="P1" xml:id="id398" draw:id="id398" draw:layer="layout" svg:width="2cm" svg:height="0.5cm" svg:x="8cm" svg:y="27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10" draw:text-style-name="P2" xml:id="id401" draw:id="id401" draw:layer="layout" svg:width="2cm" svg:height="0.5cm" svg:x="8cm" svg:y="27.5cm">
          <text:p text:style-name="P2">READ5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5cm" svg:x="7cm" svg:y="27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10" draw:text-style-name="P1" xml:id="id410" draw:id="id410" draw:layer="layout" svg:width="1cm" svg:height="0.5cm" svg:x="7cm" svg:y="27.5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9" draw:text-style-name="P2" xml:id="id395" draw:id="id395" draw:layer="layout" svg:width="2cm" svg:height="0.5cm" svg:x="18cm" svg:y="27.5cm">
          <text:p text:style-name="P2">READ5</text:p>
          <draw:enhanced-geometry svg:viewBox="0 0 21600 21600" draw:type="rectangle" draw:enhanced-path="M 0 0 L 21600 0 21600 21600 0 21600 0 0 Z N"/>
        </draw:custom-shape>
        <draw:custom-shape draw:style-name="gr10" draw:text-style-name="P1" xml:id="id402" draw:id="id402" draw:layer="layout" svg:width="2cm" svg:height="0.5cm" svg:x="18cm" svg:y="27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9" draw:text-style-name="P1" xml:id="id400" draw:id="id400" draw:layer="layout" svg:width="1cm" svg:height="0.5cm" svg:x="17cm" svg:y="27.5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10" draw:text-style-name="P1" xml:id="id399" draw:id="id399" draw:layer="layout" svg:width="1cm" svg:height="0.5cm" svg:x="17cm" svg:y="27cm">
          <text:p text:style-name="P1">RX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27.25cm" svg:x2="17cm" svg:y2="27.25cm" draw:start-shape="id398" draw:start-glue-point="1" draw:end-shape="id399" draw:end-glue-point="3" svg:d="M10000 27250h7000" svg:viewBox="0 0 7001 1">
          <text:p/>
        </draw:connector>
        <draw:connector draw:style-name="gr6" draw:text-style-name="P2" draw:layer="layout" svg:x1="17cm" svg:y1="27.75cm" svg:x2="10cm" svg:y2="27.75cm" draw:start-shape="id400" draw:start-glue-point="3" draw:end-shape="id401" svg:d="M17000 27750h-7000" svg:viewBox="0 0 7001 1">
          <text:p/>
        </draw:connector>
        <draw:custom-shape draw:style-name="gr10" draw:text-style-name="P1" xml:id="id403" draw:id="id403" draw:layer="layout" svg:width="2cm" svg:height="0.5cm" svg:x="22cm" svg:y="27cm">
          <text:p text:style-name="P1">IDLE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27.25cm" svg:x2="22cm" svg:y2="27.25cm" draw:start-shape="id402" draw:start-glue-point="1" draw:end-shape="id403" draw:end-glue-point="3" svg:d="M20000 27250h2000" svg:viewBox="0 0 2001 1">
          <text:p/>
        </draw:connector>
        <draw:custom-shape draw:style-name="gr9" draw:text-style-name="P1" xml:id="id404" draw:id="id404" draw:layer="layout" svg:width="2cm" svg:height="0.5cm" svg:x="8cm" svg:y="30cm">
          <text:p text:style-name="P1">DATA5</text:p>
          <draw:enhanced-geometry svg:viewBox="0 0 21600 21600" draw:type="rectangle" draw:enhanced-path="M 0 0 L 21600 0 21600 21600 0 21600 0 0 Z N"/>
        </draw:custom-shape>
        <draw:custom-shape draw:style-name="gr10" draw:text-style-name="P2" xml:id="id407" draw:id="id407" draw:layer="layout" svg:width="2cm" svg:height="0.5cm" svg:x="8cm" svg:y="30.5cm">
          <text:p text:style-name="P2">READ4</text:p>
          <draw:enhanced-geometry svg:viewBox="0 0 21600 21600" draw:type="rectangle" draw:enhanced-path="M 0 0 L 21600 0 21600 21600 0 21600 0 0 Z N"/>
        </draw:custom-shape>
        <draw:custom-shape draw:style-name="gr9" draw:text-style-name="P1" xml:id="id411" draw:id="id411" draw:layer="layout" svg:width="1cm" svg:height="0.5cm" svg:x="7cm" svg:y="30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10" draw:text-style-name="P1" xml:id="id420" draw:id="id420" draw:layer="layout" svg:width="1cm" svg:height="0.5cm" svg:x="7cm" svg:y="30.5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9" draw:text-style-name="P2" xml:id="id413" draw:id="id413" draw:layer="layout" svg:width="2cm" svg:height="0.5cm" svg:x="18cm" svg:y="30.5cm">
          <text:p text:style-name="P2">READ4</text:p>
          <draw:enhanced-geometry svg:viewBox="0 0 21600 21600" draw:type="rectangle" draw:enhanced-path="M 0 0 L 21600 0 21600 21600 0 21600 0 0 Z N"/>
        </draw:custom-shape>
        <draw:custom-shape draw:style-name="gr10" draw:text-style-name="P1" xml:id="id408" draw:id="id408" draw:layer="layout" svg:width="2cm" svg:height="0.5cm" svg:x="18cm" svg:y="30cm">
          <text:p text:style-name="P1">DATA5</text:p>
          <draw:enhanced-geometry svg:viewBox="0 0 21600 21600" draw:type="rectangle" draw:enhanced-path="M 0 0 L 21600 0 21600 21600 0 21600 0 0 Z N"/>
        </draw:custom-shape>
        <draw:custom-shape draw:style-name="gr9" draw:text-style-name="P1" xml:id="id406" draw:id="id406" draw:layer="layout" svg:width="1cm" svg:height="0.5cm" svg:x="17cm" svg:y="30.5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10" draw:text-style-name="P1" xml:id="id405" draw:id="id405" draw:layer="layout" svg:width="1cm" svg:height="0.5cm" svg:x="17cm" svg:y="30cm">
          <text:p text:style-name="P1">RX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30.25cm" svg:x2="17cm" svg:y2="30.25cm" draw:start-shape="id404" draw:start-glue-point="1" draw:end-shape="id405" draw:end-glue-point="3" svg:d="M10000 30250h7000" svg:viewBox="0 0 7001 1">
          <text:p/>
        </draw:connector>
        <draw:connector draw:style-name="gr6" draw:text-style-name="P2" draw:layer="layout" svg:x1="17cm" svg:y1="30.75cm" svg:x2="10cm" svg:y2="30.75cm" draw:start-shape="id406" draw:start-glue-point="3" draw:end-shape="id407" svg:d="M17000 30750h-7000" svg:viewBox="0 0 7001 1">
          <text:p/>
        </draw:connector>
        <draw:custom-shape draw:style-name="gr10" draw:text-style-name="P1" xml:id="id409" draw:id="id409" draw:layer="layout" svg:width="2cm" svg:height="0.5cm" svg:x="22cm" svg:y="30cm">
          <text:p text:style-name="P1">DATA5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30.25cm" svg:x2="22cm" svg:y2="30.25cm" draw:start-shape="id408" draw:start-glue-point="1" draw:end-shape="id409" draw:end-glue-point="3" svg:d="M20000 30250h2000" svg:viewBox="0 0 2001 1">
          <text:p/>
        </draw:connector>
        <draw:connector draw:style-name="gr6" draw:text-style-name="P2" draw:layer="layout" draw:line-skew="-0.999cm" svg:x1="7cm" svg:y1="27.75cm" svg:x2="7cm" svg:y2="30.25cm" draw:start-shape="id410" draw:start-glue-point="3" draw:end-shape="id411" draw:end-glue-point="3" svg:d="M7000 27750h-1500v2500h1500" svg:viewBox="0 0 1501 2501">
          <text:p/>
        </draw:connector>
        <draw:custom-shape draw:style-name="gr9" draw:text-style-name="P1" xml:id="id412" draw:id="id412" draw:layer="layout" svg:width="2cm" svg:height="0.5cm" svg:x="22cm" svg:y="28.5cm">
          <text:p text:style-name="P1">READ4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.499cm" svg:x1="24cm" svg:y1="27.25cm" svg:x2="24cm" svg:y2="28.75cm" draw:start-shape="id403" draw:start-glue-point="1" draw:end-shape="id412" draw:end-glue-point="1" svg:d="M24000 27250h1000v1500h-1000" svg:viewBox="0 0 1001 1501">
          <text:p/>
        </draw:connector>
        <draw:connector draw:style-name="gr6" draw:text-style-name="P2" draw:layer="layout" svg:x1="22cm" svg:y1="28.75cm" svg:x2="20cm" svg:y2="30.75cm" draw:start-shape="id412" draw:start-glue-point="3" draw:end-shape="id413" draw:end-glue-point="1" svg:d="M22000 28750h-1000v2000h-1000" svg:viewBox="0 0 2001 2001">
          <text:p/>
        </draw:connector>
        <draw:frame draw:style-name="gr25" draw:layer="layout" svg:width="3.233cm" svg:height="1.047cm" svg:x="25.267cm" svg:y="27.453cm">
          <draw:text-box>
            <text:p>Expected DATA4!</text:p>
            <text:p>Resend READ4</text:p>
          </draw:text-box>
        </draw:frame>
        <draw:custom-shape draw:style-name="gr9" draw:text-style-name="P1" xml:id="id414" draw:id="id414" draw:layer="layout" svg:width="2cm" svg:height="0.5cm" svg:x="8cm" svg:y="33cm">
          <text:p text:style-name="P1">DATA4</text:p>
          <draw:enhanced-geometry svg:viewBox="0 0 21600 21600" draw:type="rectangle" draw:enhanced-path="M 0 0 L 21600 0 21600 21600 0 21600 0 0 Z N"/>
        </draw:custom-shape>
        <draw:custom-shape draw:style-name="gr10" draw:text-style-name="P2" xml:id="id417" draw:id="id417" draw:layer="layout" svg:width="2cm" svg:height="0.5cm" svg:x="8cm" svg:y="33.5cm">
          <text:p text:style-name="P2"/>
          <draw:enhanced-geometry svg:viewBox="0 0 21600 21600" draw:type="rectangle" draw:enhanced-path="M 0 0 L 21600 0 21600 21600 0 21600 0 0 Z N"/>
        </draw:custom-shape>
        <draw:custom-shape draw:style-name="gr9" draw:text-style-name="P1" xml:id="id421" draw:id="id421" draw:layer="layout" svg:width="1cm" svg:height="0.5cm" svg:x="7cm" svg:y="33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5cm" svg:x="7cm" svg:y="33.5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0.5cm" svg:x="18cm" svg:y="33.5cm"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1" xml:id="id418" draw:id="id418" draw:layer="layout" svg:width="2cm" svg:height="0.5cm" svg:x="18cm" svg:y="33cm">
          <text:p text:style-name="P1">DATA4</text:p>
          <draw:enhanced-geometry svg:viewBox="0 0 21600 21600" draw:type="rectangle" draw:enhanced-path="M 0 0 L 21600 0 21600 21600 0 21600 0 0 Z N"/>
        </draw:custom-shape>
        <draw:custom-shape draw:style-name="gr9" draw:text-style-name="P1" xml:id="id416" draw:id="id416" draw:layer="layout" svg:width="1cm" svg:height="0.5cm" svg:x="17cm" svg:y="33.5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10" draw:text-style-name="P1" xml:id="id415" draw:id="id415" draw:layer="layout" svg:width="1cm" svg:height="0.5cm" svg:x="17cm" svg:y="33cm">
          <text:p text:style-name="P1">RX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33.25cm" svg:x2="17cm" svg:y2="33.25cm" draw:start-shape="id414" draw:start-glue-point="1" draw:end-shape="id415" draw:end-glue-point="3" svg:d="M10000 33250h7000" svg:viewBox="0 0 7001 1">
          <text:p/>
        </draw:connector>
        <draw:connector draw:style-name="gr6" draw:text-style-name="P2" draw:layer="layout" svg:x1="17cm" svg:y1="33.75cm" svg:x2="10cm" svg:y2="33.75cm" draw:start-shape="id416" draw:start-glue-point="3" draw:end-shape="id417" svg:d="M17000 33750h-7000" svg:viewBox="0 0 7001 1">
          <text:p/>
        </draw:connector>
        <draw:custom-shape draw:style-name="gr10" draw:text-style-name="P1" xml:id="id419" draw:id="id419" draw:layer="layout" svg:width="2cm" svg:height="0.5cm" svg:x="22cm" svg:y="33cm">
          <text:p text:style-name="P1">DATA4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33.25cm" svg:x2="22cm" svg:y2="33.25cm" draw:start-shape="id418" draw:start-glue-point="1" draw:end-shape="id419" draw:end-glue-point="3" svg:d="M20000 33250h2000" svg:viewBox="0 0 2001 1">
          <text:p/>
        </draw:connector>
        <draw:connector draw:style-name="gr6" draw:text-style-name="P2" draw:layer="layout" draw:line-skew="-0.999cm" svg:x1="7cm" svg:y1="30.75cm" svg:x2="7cm" svg:y2="33.25cm" draw:start-shape="id420" draw:start-glue-point="3" draw:end-shape="id421" draw:end-glue-point="3" svg:d="M7000 30750h-1500v2500h1500" svg:viewBox="0 0 1501 2501">
          <text:p/>
        </draw:connector>
        <draw:custom-shape draw:style-name="gr9" draw:text-style-name="P1" xml:id="id422" draw:id="id422" draw:layer="layout" svg:width="2cm" svg:height="0.5cm" svg:x="8cm" svg:y="36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10" draw:text-style-name="P2" xml:id="id425" draw:id="id425" draw:layer="layout" svg:width="2cm" svg:height="0.5cm" svg:x="8cm" svg:y="36.5cm">
          <text:p text:style-name="P2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5cm" svg:x="7cm" svg:y="36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5cm" svg:x="7cm" svg:y="36.5cm">
          <text:p text:style-name="P1">RX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0.5cm" svg:x="18cm" svg:y="36.5cm"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1" xml:id="id426" draw:id="id426" draw:layer="layout" svg:width="2cm" svg:height="0.5cm" svg:x="18cm" svg:y="36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9" draw:text-style-name="P1" xml:id="id424" draw:id="id424" draw:layer="layout" svg:width="1cm" svg:height="0.5cm" svg:x="17cm" svg:y="36.5cm"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10" draw:text-style-name="P1" xml:id="id423" draw:id="id423" draw:layer="layout" svg:width="1cm" svg:height="0.5cm" svg:x="17cm" svg:y="36cm">
          <text:p text:style-name="P1">RX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36.25cm" svg:x2="17cm" svg:y2="36.25cm" draw:start-shape="id422" draw:start-glue-point="1" draw:end-shape="id423" draw:end-glue-point="3" svg:d="M10000 36250h7000" svg:viewBox="0 0 7001 1">
          <text:p/>
        </draw:connector>
        <draw:connector draw:style-name="gr6" draw:text-style-name="P2" draw:layer="layout" svg:x1="17cm" svg:y1="36.75cm" svg:x2="10cm" svg:y2="36.75cm" draw:start-shape="id424" draw:start-glue-point="3" draw:end-shape="id425" svg:d="M17000 36750h-7000" svg:viewBox="0 0 7001 1">
          <text:p/>
        </draw:connector>
        <draw:custom-shape draw:style-name="gr10" draw:text-style-name="P1" xml:id="id427" draw:id="id427" draw:layer="layout" svg:width="2cm" svg:height="0.5cm" svg:x="22cm" svg:y="36cm">
          <text:p text:style-name="P1">IDLE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36.25cm" svg:x2="22cm" svg:y2="36.25cm" draw:start-shape="id426" draw:start-glue-point="1" draw:end-shape="id427" draw:end-glue-point="3" svg:d="M20000 36250h2000" svg:viewBox="0 0 2001 1">
          <text:p/>
        </draw:connector>
        <draw:frame draw:style-name="gr17" draw:text-style-name="P12" draw:layer="layout" svg:width="3cm" svg:height="1cm" svg:x="17cm" svg:y="7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17cm" svg:y="10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17cm" svg:y="13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17cm" svg:y="16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17cm" svg:y="19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17cm" svg:y="22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17cm" svg:y="25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17cm" svg:y="28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17cm" svg:y="31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17cm" svg:y="34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17cm" svg:y="37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7cm" svg:y="37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7cm" svg:y="34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7cm" svg:y="31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7cm" svg:y="28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7cm" svg:y="25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7cm" svg:y="22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7cm" svg:y="19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7cm" svg:y="16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7cm" svg:y="13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7cm" svg:y="10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7cm" svg:y="7.5cm">
          <draw:text-box>
            <text:p text:style-name="P12"><text:span text:style-name="T3">(hop)</text:span></text:p>
          </draw:text-box>
        </draw:frame>
        <draw:frame draw:style-name="gr16" draw:text-style-name="P17" draw:layer="layout" svg:width="3.609cm" svg:height="1.047cm" svg:x="1.892cm" svg:y="16.454cm">
          <draw:text-box>
            <text:p text:style-name="P16"><text:span text:style-name="T1">Perform read</text:span></text:p>
            <text:p text:style-name="P16"><text:span text:style-name="T1">request</text:span></text:p>
          </draw:text-box>
        </draw:frame>
        <draw:frame draw:style-name="gr16" draw:text-style-name="P17" draw:layer="layout" svg:width="3.609cm" svg:height="1.047cm" svg:x="1.891cm" svg:y="13.453cm">
          <draw:text-box>
            <text:p text:style-name="P16"><text:span text:style-name="T1">Perform read</text:span></text:p>
            <text:p text:style-name="P16"><text:span text:style-name="T1">request</text:span></text:p>
          </draw:text-box>
        </draw:frame>
        <draw:frame draw:style-name="gr16" draw:text-style-name="P17" draw:layer="layout" svg:width="3.609cm" svg:height="1.047cm" svg:x="1.891cm" svg:y="19.453cm">
          <draw:text-box>
            <text:p text:style-name="P16"><text:span text:style-name="T1">Perform read</text:span></text:p>
            <text:p text:style-name="P16"><text:span text:style-name="T1">request</text:span></text:p>
          </draw:text-box>
        </draw:frame>
        <draw:frame draw:style-name="gr16" draw:text-style-name="P17" draw:layer="layout" svg:width="3.609cm" svg:height="1.047cm" svg:x="1.891cm" svg:y="22.453cm">
          <draw:text-box>
            <text:p text:style-name="P16"><text:span text:style-name="T1">Perform read</text:span></text:p>
            <text:p text:style-name="P16"><text:span text:style-name="T1">request</text:span></text:p>
          </draw:text-box>
        </draw:frame>
        <draw:frame draw:style-name="gr16" draw:text-style-name="P17" draw:layer="layout" svg:width="3.609cm" svg:height="1.047cm" svg:x="1.891cm" svg:y="28.453cm">
          <draw:text-box>
            <text:p text:style-name="P16"><text:span text:style-name="T1">Perform read</text:span></text:p>
            <text:p text:style-name="P16"><text:span text:style-name="T1">request</text:span></text:p>
          </draw:text-box>
        </draw:frame>
        <draw:frame draw:style-name="gr16" draw:text-style-name="P17" draw:layer="layout" svg:width="3.609cm" svg:height="1.047cm" svg:x="1.891cm" svg:y="31.5cm">
          <draw:text-box>
            <text:p text:style-name="P16"><text:span text:style-name="T1">Perform read</text:span></text:p>
            <text:p text:style-name="P16"><text:span text:style-name="T1">request</text:span></text:p>
          </draw:text-box>
        </draw:frame>
        <draw:custom-shape draw:style-name="gr23" draw:text-style-name="P14" draw:layer="layout" svg:width="8.2cm" svg:height="3.5cm" svg:x="20.5cm" svg:y="37.5cm">
          <text:p text:style-name="P14">In order to make this work, the packets must be designed in such a way that read and write <text:span text:style-name="T5">responses</text:span> <text:s/>indicate to which read and write <text:span text:style-name="T5">request </text:span>they belong.</text:p>
          <text:p text:style-name="P14">We use the address and byte count for that purpose. This may fail when consecutive read/writes are made to the same address, but that is not a normal use-case anyway.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line draw:style-name="gr11" draw:text-style-name="P2" draw:layer="layout" svg:x1="6cm" svg:y1="5cm" svg:x2="6cm" svg:y2="40cm">
          <text:p/>
        </draw:line>
        <draw:line draw:style-name="gr3" draw:text-style-name="P2" draw:layer="layout" svg:x1="11cm" svg:y1="4.5cm" svg:x2="11cm" svg:y2="40cm">
          <text:p/>
        </draw:line>
        <draw:line draw:style-name="gr11" draw:text-style-name="P2" draw:layer="layout" svg:x1="16cm" svg:y1="5cm" svg:x2="16cm" svg:y2="40cm">
          <text:p/>
        </draw:line>
        <draw:line draw:style-name="gr3" draw:text-style-name="P2" draw:layer="layout" svg:x1="21cm" svg:y1="4.5cm" svg:x2="21cm" svg:y2="40cm">
          <text:p/>
        </draw:line>
        <draw:frame draw:style-name="gr4" draw:text-style-name="P3" draw:layer="layout" svg:width="4cm" svg:height="0.649cm" svg:x="4cm" svg:y="4cm">
          <draw:text-box>
            <text:p text:style-name="P3"><text:span text:style-name="T1">TX </text:span></text:p>
          </draw:text-box>
        </draw:frame>
        <draw:frame draw:style-name="gr4" draw:text-style-name="P1" draw:layer="layout" svg:width="4cm" svg:height="0.649cm" svg:x="14cm" svg:y="4cm">
          <draw:text-box>
            <text:p text:style-name="P1"><text:span text:style-name="T1">Bridge</text:span></text:p>
          </draw:text-box>
        </draw:frame>
        <draw:frame draw:style-name="gr4" draw:text-style-name="P15" draw:layer="layout" svg:width="5cm" svg:height="0.649cm" svg:x="23cm" svg:y="4cm">
          <draw:text-box>
            <text:p text:style-name="P15"><text:span text:style-name="T1">Configurator <text:s/>app</text:span></text:p>
          </draw:text-box>
        </draw:frame>
        <draw:frame draw:style-name="gr5" draw:text-style-name="P5" draw:layer="layout" svg:width="27.7cm" svg:height="2cm" svg:x="1cm" svg:y="1cm">
          <draw:text-box>
            <text:p text:style-name="P4"><text:span text:style-name="T2">Sequence diagram: </text:span><text:span text:style-name="T2"><text:tab/></text:span><text:span text:style-name="T2">Transmitter &lt;= NRF =&gt; bridge &lt;= Websocket =&gt; Configurator; connection already established 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Errors on the Websocket transport while reading 5 blocks of data </text:span></text:p>
          </draw:text-box>
        </draw:frame>
        <draw:frame draw:style-name="gr12" draw:text-style-name="P12" draw:layer="layout" svg:width="3cm" svg:height="0.573cm" svg:x="12cm" svg:y="4.927cm">
          <draw:text-box>
            <text:p text:style-name="P18"><text:span text:style-name="T3">Setup channel</text:span></text:p>
          </draw:text-box>
        </draw:frame>
        <draw:frame draw:style-name="gr12" draw:text-style-name="P12" draw:layer="layout" svg:width="3cm" svg:height="0.573cm" svg:x="17cm" svg:y="4.927cm">
          <draw:text-box>
            <text:p text:style-name="P18"><text:span text:style-name="T3">Hop channels</text:span></text:p>
          </draw:text-box>
        </draw:frame>
        <draw:frame draw:style-name="gr13" draw:text-style-name="P12" draw:layer="layout" svg:width="3cm" svg:height="0.573cm" svg:x="7cm" svg:y="5cm">
          <draw:text-box>
            <text:p text:style-name="P18"><text:span text:style-name="T3">Hop channels</text:span></text:p>
          </draw:text-box>
        </draw:frame>
        <draw:frame draw:style-name="gr4" draw:text-style-name="P7" draw:layer="layout" svg:width="4cm" svg:height="0.573cm" svg:x="9cm" svg:y="4cm">
          <draw:text-box>
            <text:p text:style-name="P6"><text:span text:style-name="T3">&lt;= NRF transport =&gt;</text:span></text:p>
          </draw:text-box>
        </draw:frame>
        <draw:frame draw:style-name="gr4" draw:text-style-name="P7" draw:layer="layout" svg:width="4cm" svg:height="0.573cm" svg:x="19cm" svg:y="3.927cm">
          <draw:text-box>
            <text:p text:style-name="P6"><text:span text:style-name="T3">&lt;= WS transport =&gt;</text:span></text:p>
          </draw:text-box>
        </draw:frame>
        <draw:custom-shape draw:style-name="gr1" draw:text-style-name="P1" xml:id="id428" draw:id="id428" draw:layer="Layout" svg:width="2cm" svg:height="0.5cm" svg:x="8cm" svg:y="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431" draw:id="id431" draw:layer="Layout" svg:width="2cm" svg:height="0.5cm" svg:x="8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7cm" svg:y="6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5cm" svg:x="7cm" svg:y="6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cm" svg:height="0.5cm" svg:x="18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32" draw:id="id432" draw:layer="Layout" svg:width="2cm" svg:height="0.5cm" svg:x="18cm" svg:y="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30" draw:id="id430" draw:layer="Layout" svg:width="1cm" svg:height="0.5cm" svg:x="17cm" svg:y="6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29" draw:id="id429" draw:layer="Layout" svg:width="1cm" svg:height="0.5cm" svg:x="17cm" svg:y="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6.25cm" svg:x2="17cm" svg:y2="6.25cm" draw:start-shape="id428" draw:start-glue-point="1" draw:end-shape="id429" draw:end-glue-point="3" svg:d="M10000 6250h7000" svg:viewBox="0 0 7001 1">
          <text:p/>
        </draw:connector>
        <draw:connector draw:style-name="gr6" draw:text-style-name="P2" draw:layer="layout" svg:x1="17cm" svg:y1="6.75cm" svg:x2="10cm" svg:y2="6.75cm" draw:start-shape="id430" draw:start-glue-point="3" draw:end-shape="id431" draw:end-glue-point="1" svg:d="M17000 6750h-7000" svg:viewBox="0 0 7001 1">
          <text:p/>
        </draw:connector>
        <draw:custom-shape draw:style-name="gr2" draw:text-style-name="P1" xml:id="id454" draw:id="id454" draw:layer="Layout" svg:width="2cm" svg:height="0.5cm" svg:x="23cm" svg:y="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3" draw:id="id433" draw:layer="Layout" svg:width="1cm" svg:height="0.5cm" svg:x="22cm" svg:y="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6.25cm" svg:x2="22cm" svg:y2="6.25cm" draw:start-shape="id432" draw:start-glue-point="1" draw:end-shape="id433" svg:d="M20000 6250h2000" svg:viewBox="0 0 2001 1">
          <text:p/>
        </draw:connector>
        <draw:custom-shape draw:style-name="gr1" draw:text-style-name="P1" xml:id="id438" draw:id="id438" draw:layer="Layout" svg:width="2cm" svg:height="0.5cm" svg:x="8cm" svg:y="9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41" draw:id="id441" draw:layer="Layout" svg:width="2cm" svg:height="0.5cm" svg:x="8cm" svg:y="9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7cm" svg:y="9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46" draw:id="id446" draw:layer="Layout" svg:width="1cm" svg:height="0.5cm" svg:x="7cm" svg:y="9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37" draw:id="id437" draw:layer="Layout" svg:width="2cm" svg:height="0.5cm" svg:x="18cm" svg:y="9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4" draw:id="id434" draw:layer="Layout" svg:width="2cm" svg:height="0.5cm" svg:x="18cm" svg:y="9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40" draw:id="id440" draw:layer="Layout" svg:width="1cm" svg:height="0.5cm" svg:x="17cm" svg:y="9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9" draw:id="id439" draw:layer="Layout" svg:width="1cm" svg:height="0.5cm" svg:x="17cm" svg:y="9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55" draw:id="id455" draw:layer="Layout" svg:width="2cm" svg:height="0.5cm" svg:x="23cm" svg:y="7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36" draw:id="id436" draw:layer="Layout" svg:width="1cm" svg:height="0.5cm" svg:x="22cm" svg:y="7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58" draw:id="id458" draw:layer="Layout" svg:width="2cm" svg:height="0.5cm" svg:x="23cm" svg:y="9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5" draw:id="id435" draw:layer="Layout" svg:width="1cm" svg:height="0.5cm" svg:x="22cm" svg:y="9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9.25cm" svg:x2="22cm" svg:y2="9.25cm" draw:start-shape="id434" draw:start-glue-point="1" draw:end-shape="id435" svg:d="M20000 9250h2000" svg:viewBox="0 0 2001 1">
          <text:p/>
        </draw:connector>
        <draw:connector draw:style-name="gr6" draw:text-style-name="P2" draw:layer="layout" draw:line-skew="-0.5cm" svg:x1="22cm" svg:y1="7.75cm" svg:x2="20cm" svg:y2="9.75cm" draw:start-shape="id436" draw:start-glue-point="3" draw:end-shape="id437" draw:end-glue-point="1" svg:d="M22000 7750h-1500v2000h-500" svg:viewBox="0 0 2001 2001">
          <text:p/>
        </draw:connector>
        <draw:connector draw:style-name="gr6" draw:text-style-name="P2" draw:layer="layout" svg:x1="10cm" svg:y1="9.25cm" svg:x2="17cm" svg:y2="9.25cm" draw:start-shape="id438" draw:start-glue-point="1" draw:end-shape="id439" draw:end-glue-point="3" svg:d="M10000 9250h7000" svg:viewBox="0 0 7001 1">
          <text:p/>
        </draw:connector>
        <draw:connector draw:style-name="gr6" draw:text-style-name="P2" draw:layer="layout" svg:x1="17cm" svg:y1="9.75cm" svg:x2="10cm" svg:y2="9.75cm" draw:start-shape="id440" draw:start-glue-point="3" draw:end-shape="id441" svg:d="M17000 9750h-7000" svg:viewBox="0 0 7001 1">
          <text:p/>
        </draw:connector>
        <draw:custom-shape draw:style-name="gr1" draw:text-style-name="P1" xml:id="id442" draw:id="id442" draw:layer="Layout" svg:width="2cm" svg:height="0.5cm" svg:x="8cm" svg:y="12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45" draw:id="id445" draw:layer="Layout" svg:width="2cm" svg:height="0.5cm" svg:x="8cm" svg:y="12.5cm">
          <text:p text:style-name="P2">READ2</text:p>
          <draw:enhanced-geometry svg:viewBox="0 0 21600 21600" draw:type="rectangle" draw:enhanced-path="M 0 0 L 21600 0 21600 21600 0 21600 0 0 Z N"/>
        </draw:custom-shape>
        <draw:custom-shape draw:style-name="gr1" draw:text-style-name="P1" xml:id="id447" draw:id="id447" draw:layer="Layout" svg:width="1cm" svg:height="0.5cm" svg:x="7cm" svg:y="12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62" draw:id="id462" draw:layer="Layout" svg:width="1cm" svg:height="0.5cm" svg:x="7cm" svg:y="12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7" draw:id="id457" draw:layer="Layout" svg:width="2cm" svg:height="0.5cm" svg:x="18cm" svg:y="12.5cm">
          <text:p text:style-name="P2">READ2</text:p>
          <draw:enhanced-geometry svg:viewBox="0 0 21600 21600" draw:type="rectangle" draw:enhanced-path="M 0 0 L 21600 0 21600 21600 0 21600 0 0 Z N"/>
        </draw:custom-shape>
        <draw:custom-shape draw:style-name="gr2" draw:text-style-name="P1" xml:id="id460" draw:id="id460" draw:layer="Layout" svg:width="2cm" svg:height="0.5cm" svg:x="18cm" svg:y="12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44" draw:id="id444" draw:layer="Layout" svg:width="1cm" svg:height="0.5cm" svg:x="17cm" svg:y="12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43" draw:id="id443" draw:layer="Layout" svg:width="1cm" svg:height="0.5cm" svg:x="17cm" svg:y="12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12.25cm" svg:x2="17cm" svg:y2="12.25cm" draw:start-shape="id442" draw:start-glue-point="1" draw:end-shape="id443" draw:end-glue-point="3" svg:d="M10000 12250h7000" svg:viewBox="0 0 7001 1">
          <text:p/>
        </draw:connector>
        <draw:connector draw:style-name="gr6" draw:text-style-name="P2" draw:layer="layout" svg:x1="17cm" svg:y1="12.75cm" svg:x2="10cm" svg:y2="12.75cm" draw:start-shape="id444" draw:start-glue-point="3" draw:end-shape="id445" svg:d="M17000 12750h-7000" svg:viewBox="0 0 7001 1">
          <text:p/>
        </draw:connector>
        <draw:connector draw:style-name="gr6" draw:text-style-name="P2" draw:layer="layout" draw:line-skew="-0.999cm" svg:x1="7cm" svg:y1="9.75cm" svg:x2="7cm" svg:y2="12.25cm" draw:start-shape="id446" draw:start-glue-point="3" draw:end-shape="id447" draw:end-glue-point="3" svg:d="M7000 9750h-1500v2500h1500" svg:viewBox="0 0 1501 2501">
          <text:p/>
        </draw:connector>
        <draw:frame draw:style-name="gr16" draw:text-style-name="P17" draw:layer="layout" svg:width="3.609cm" svg:height="1.047cm" svg:x="1.891cm" svg:y="10.453cm">
          <draw:text-box>
            <text:p text:style-name="P17"><text:span text:style-name="T1">Perform read</text:span></text:p>
            <text:p text:style-name="P17"><text:span text:style-name="T1">request</text:span></text:p>
          </draw:text-box>
        </draw:frame>
        <draw:custom-shape draw:style-name="gr1" draw:text-style-name="P1" xml:id="id448" draw:id="id448" draw:layer="Layout" svg:width="2cm" svg:height="0.5cm" svg:x="8cm" svg:y="15cm">
          <text:p text:style-name="P1"><text:span text:style-name="T1">DATA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51" draw:id="id451" draw:layer="Layout" svg:width="2cm" svg:height="0.5cm" svg:x="8cm" svg:y="15.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463" draw:id="id463" draw:layer="Layout" svg:width="1cm" svg:height="0.5cm" svg:x="7cm" svg:y="1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5cm" svg:x="7cm" svg:y="15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0.5cm" svg:x="18cm" svg:y="15.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xml:id="id452" draw:id="id452" draw:layer="Layout" svg:width="2cm" svg:height="0.5cm" svg:x="18cm" svg:y="15cm">
          <text:p text:style-name="P1"><text:span text:style-name="T1">DATA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50" draw:id="id450" draw:layer="Layout" svg:width="1cm" svg:height="0.5cm" svg:x="17cm" svg:y="15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49" draw:id="id449" draw:layer="Layout" svg:width="1cm" svg:height="0.5cm" svg:x="17cm" svg:y="1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15.25cm" svg:x2="17cm" svg:y2="15.25cm" draw:start-shape="id448" draw:start-glue-point="1" draw:end-shape="id449" draw:end-glue-point="3" svg:d="M10000 15250h7000" svg:viewBox="0 0 7001 1">
          <text:p/>
        </draw:connector>
        <draw:connector draw:style-name="gr6" draw:text-style-name="P2" draw:layer="layout" svg:x1="17cm" svg:y1="15.75cm" svg:x2="10cm" svg:y2="15.75cm" draw:start-shape="id450" draw:start-glue-point="3" draw:end-shape="id451" svg:d="M17000 15750h-7000" svg:viewBox="0 0 7001 1">
          <text:p/>
        </draw:connector>
        <draw:custom-shape draw:style-name="gr2" draw:text-style-name="P1" xml:id="id464" draw:id="id464" draw:layer="Layout" svg:width="2cm" svg:height="0.5cm" svg:x="23cm" svg:y="15cm">
          <text:p text:style-name="P1"><text:span text:style-name="T1">DATA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53" draw:id="id453" draw:layer="Layout" svg:width="1cm" svg:height="0.5cm" svg:x="22cm" svg:y="1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15.25cm" svg:x2="22cm" svg:y2="15.25cm" draw:start-shape="id452" draw:start-glue-point="1" draw:end-shape="id453" draw:end-glue-point="3" svg:d="M20000 15250h2000" svg:viewBox="0 0 2001 1">
          <text:p/>
        </draw:connector>
        <draw:connector draw:style-name="gr6" draw:text-style-name="P2" draw:layer="layout" draw:line-skew="0.499cm" svg:x1="25cm" svg:y1="6.25cm" svg:x2="25cm" svg:y2="7.75cm" draw:start-shape="id454" draw:start-glue-point="1" draw:end-shape="id455" draw:end-glue-point="1" svg:d="M25000 6250h1000v1500h-1000" svg:viewBox="0 0 1001 1501">
          <text:p/>
        </draw:connector>
        <draw:frame draw:style-name="gr17" draw:text-style-name="P12" draw:layer="layout" svg:width="3cm" svg:height="1cm" svg:x="17cm" svg:y="13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17cm" svg:y="10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17cm" svg:y="7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7cm" svg:y="7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7cm" svg:y="10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7cm" svg:y="13.5cm">
          <draw:text-box>
            <text:p text:style-name="P12"><text:span text:style-name="T3">(hop)</text:span></text:p>
          </draw:text-box>
        </draw:frame>
        <draw:custom-shape draw:style-name="gr9" draw:text-style-name="P1" xml:id="id459" draw:id="id459" draw:layer="layout" svg:width="2cm" svg:height="0.5cm" svg:x="23cm" svg:y="10.5cm">
          <text:p text:style-name="P1"><text:span text:style-name="T1">READ2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456" draw:id="id456" draw:layer="layout" svg:width="1cm" svg:height="0.5cm" svg:x="22cm" svg:y="10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-0.5cm" svg:x1="22cm" svg:y1="10.75cm" svg:x2="20cm" svg:y2="12.75cm" draw:start-shape="id456" draw:start-glue-point="3" draw:end-shape="id457" draw:end-glue-point="1" svg:d="M22000 10750h-1500v2000h-500" svg:viewBox="0 0 2001 2001">
          <text:p/>
        </draw:connector>
        <draw:connector draw:style-name="gr6" draw:text-style-name="P2" draw:layer="layout" draw:line-skew="0.499cm" svg:x1="25cm" svg:y1="9.25cm" svg:x2="25cm" svg:y2="10.75cm" draw:start-shape="id458" draw:start-glue-point="1" draw:end-shape="id459" draw:end-glue-point="1" svg:d="M25000 9250h1000v1500h-1000" svg:viewBox="0 0 1001 1501">
          <text:p/>
        </draw:connector>
        <draw:frame draw:style-name="gr20" draw:text-style-name="P22" xml:id="id461" draw:id="id461" draw:layer="layout" svg:width="1cm" svg:height="1.5cm" svg:x="22cm" svg:y="11.5cm">
          <draw:text-box>
            <text:p text:style-name="P21"><text:span text:style-name="T4">X</text:span></text:p>
          </draw:text-box>
        </draw:frame>
        <draw:connector draw:style-name="gr6" draw:text-style-name="P2" draw:layer="layout" svg:x1="20cm" svg:y1="12.25cm" svg:x2="22cm" svg:y2="12.25cm" draw:start-shape="id460" draw:start-glue-point="1" draw:end-shape="id461" draw:end-glue-point="3" svg:d="M20000 12250h2000" svg:viewBox="0 0 2001 1">
          <text:p/>
        </draw:connector>
        <draw:connector draw:style-name="gr6" draw:text-style-name="P2" draw:layer="layout" draw:line-skew="-0.999cm" svg:x1="7cm" svg:y1="12.75cm" svg:x2="7cm" svg:y2="15.25cm" draw:start-shape="id462" draw:start-glue-point="3" draw:end-shape="id463" draw:end-glue-point="3" svg:d="M7000 12750h-1500v2500h1500" svg:viewBox="0 0 1501 2501">
          <text:p/>
        </draw:connector>
        <draw:custom-shape draw:style-name="gr9" draw:text-style-name="P1" xml:id="id465" draw:id="id465" draw:layer="layout" svg:width="2cm" svg:height="0.5cm" svg:x="23cm" svg:y="16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472" draw:id="id472" draw:layer="layout" svg:width="1cm" svg:height="0.5cm" svg:x="22cm" svg:y="16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.499cm" svg:x1="25cm" svg:y1="15.25cm" svg:x2="25cm" svg:y2="16.75cm" draw:start-shape="id464" draw:start-glue-point="1" draw:end-shape="id465" draw:end-glue-point="1" svg:d="M25000 15250h1000v1500h-1000" svg:viewBox="0 0 1001 1501">
          <text:p/>
        </draw:connector>
        <draw:custom-shape draw:style-name="gr9" draw:text-style-name="P1" xml:id="id466" draw:id="id466" draw:layer="layout" svg:width="2cm" svg:height="0.5cm" svg:x="8cm" svg:y="18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69" draw:id="id469" draw:layer="layout" svg:width="2cm" svg:height="0.5cm" svg:x="8cm" svg:y="18.5cm">
          <text:p text:style-name="P2">READ1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5cm" svg:x="7cm" svg:y="18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482" draw:id="id482" draw:layer="layout" svg:width="1cm" svg:height="0.5cm" svg:x="7cm" svg:y="18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73" draw:id="id473" draw:layer="layout" svg:width="2cm" svg:height="0.5cm" svg:x="18cm" svg:y="18.5cm">
          <text:p text:style-name="P2">READ1</text:p>
          <draw:enhanced-geometry svg:viewBox="0 0 21600 21600" draw:type="rectangle" draw:enhanced-path="M 0 0 L 21600 0 21600 21600 0 21600 0 0 Z N"/>
        </draw:custom-shape>
        <draw:custom-shape draw:style-name="gr10" draw:text-style-name="P1" xml:id="id470" draw:id="id470" draw:layer="layout" svg:width="2cm" svg:height="0.5cm" svg:x="18cm" svg:y="18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468" draw:id="id468" draw:layer="layout" svg:width="1cm" svg:height="0.5cm" svg:x="17cm" svg:y="18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467" draw:id="id467" draw:layer="layout" svg:width="1cm" svg:height="0.5cm" svg:x="17cm" svg:y="18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18.25cm" svg:x2="17cm" svg:y2="18.25cm" draw:start-shape="id466" draw:start-glue-point="1" draw:end-shape="id467" draw:end-glue-point="3" svg:d="M10000 18250h7000" svg:viewBox="0 0 7001 1">
          <text:p/>
        </draw:connector>
        <draw:connector draw:style-name="gr6" draw:text-style-name="P2" draw:layer="layout" svg:x1="17cm" svg:y1="18.75cm" svg:x2="10cm" svg:y2="18.75cm" draw:start-shape="id468" draw:start-glue-point="3" draw:end-shape="id469" draw:end-glue-point="1" svg:d="M17000 18750h-7000" svg:viewBox="0 0 7001 1">
          <text:p/>
        </draw:connector>
        <draw:custom-shape draw:style-name="gr10" draw:text-style-name="P1" xml:id="id480" draw:id="id480" draw:layer="layout" svg:width="2cm" svg:height="0.5cm" svg:x="23cm" svg:y="18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471" draw:id="id471" draw:layer="layout" svg:width="1cm" svg:height="0.5cm" svg:x="22cm" svg:y="18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18.25cm" svg:x2="22cm" svg:y2="18.25cm" draw:start-shape="id470" draw:start-glue-point="1" draw:end-shape="id471" svg:d="M20000 18250h2000" svg:viewBox="0 0 2001 1">
          <text:p/>
        </draw:connector>
        <draw:connector draw:style-name="gr6" draw:text-style-name="P2" draw:layer="layout" draw:line-skew="-0.5cm" svg:x1="22cm" svg:y1="16.75cm" svg:x2="20cm" svg:y2="18.75cm" draw:start-shape="id472" draw:start-glue-point="3" draw:end-shape="id473" draw:end-glue-point="1" svg:d="M22000 16750h-1500v2000h-500" svg:viewBox="0 0 2001 2001">
          <text:p/>
        </draw:connector>
        <draw:custom-shape draw:style-name="gr9" draw:text-style-name="P1" xml:id="id474" draw:id="id474" draw:layer="layout" svg:width="2cm" svg:height="0.5cm" svg:x="8cm" svg:y="21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77" draw:id="id477" draw:layer="layout" svg:width="2cm" svg:height="0.5cm" svg:x="8cm" svg:y="21.5cm">
          <text:p text:style-name="P2">READ3</text:p>
          <draw:enhanced-geometry svg:viewBox="0 0 21600 21600" draw:type="rectangle" draw:enhanced-path="M 0 0 L 21600 0 21600 21600 0 21600 0 0 Z N"/>
        </draw:custom-shape>
        <draw:custom-shape draw:style-name="gr9" draw:text-style-name="P1" xml:id="id483" draw:id="id483" draw:layer="layout" svg:width="1cm" svg:height="0.5cm" svg:x="7cm" svg:y="21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494" draw:id="id494" draw:layer="layout" svg:width="1cm" svg:height="0.5cm" svg:x="7cm" svg:y="21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85" draw:id="id485" draw:layer="layout" svg:width="2cm" svg:height="0.5cm" svg:x="18cm" svg:y="21.5cm">
          <text:p text:style-name="P2">READ3</text:p>
          <draw:enhanced-geometry svg:viewBox="0 0 21600 21600" draw:type="rectangle" draw:enhanced-path="M 0 0 L 21600 0 21600 21600 0 21600 0 0 Z N"/>
        </draw:custom-shape>
        <draw:custom-shape draw:style-name="gr10" draw:text-style-name="P1" xml:id="id478" draw:id="id478" draw:layer="layout" svg:width="2cm" svg:height="0.5cm" svg:x="18cm" svg:y="21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476" draw:id="id476" draw:layer="layout" svg:width="1cm" svg:height="0.5cm" svg:x="17cm" svg:y="21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475" draw:id="id475" draw:layer="layout" svg:width="1cm" svg:height="0.5cm" svg:x="17cm" svg:y="2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21.25cm" svg:x2="17cm" svg:y2="21.25cm" draw:start-shape="id474" draw:start-glue-point="1" draw:end-shape="id475" draw:end-glue-point="3" svg:d="M10000 21250h7000" svg:viewBox="0 0 7001 1">
          <text:p/>
        </draw:connector>
        <draw:connector draw:style-name="gr6" draw:text-style-name="P2" draw:layer="layout" svg:x1="17cm" svg:y1="21.75cm" svg:x2="10cm" svg:y2="21.75cm" draw:start-shape="id476" draw:start-glue-point="3" draw:end-shape="id477" draw:end-glue-point="1" svg:d="M17000 21750h-7000" svg:viewBox="0 0 7001 1">
          <text:p/>
        </draw:connector>
        <draw:custom-shape draw:style-name="gr10" draw:text-style-name="P1" xml:id="id486" draw:id="id486" draw:layer="layout" svg:width="2cm" svg:height="0.5cm" svg:x="23cm" svg:y="21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479" draw:id="id479" draw:layer="layout" svg:width="1cm" svg:height="0.5cm" svg:x="22cm" svg:y="2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21.25cm" svg:x2="22cm" svg:y2="21.25cm" draw:start-shape="id478" draw:start-glue-point="1" draw:end-shape="id479" svg:d="M20000 21250h2000" svg:viewBox="0 0 2001 1">
          <text:p/>
        </draw:connector>
        <draw:custom-shape draw:style-name="gr9" draw:text-style-name="P1" xml:id="id481" draw:id="id481" draw:layer="layout" svg:width="2cm" svg:height="0.5cm" svg:x="23cm" svg:y="19.5cm">
          <text:p text:style-name="P1"><text:span text:style-name="T1">READ3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484" draw:id="id484" draw:layer="layout" svg:width="1cm" svg:height="0.5cm" svg:x="22cm" svg:y="19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.499cm" svg:x1="25cm" svg:y1="18.25cm" svg:x2="25cm" svg:y2="19.75cm" draw:start-shape="id480" draw:start-glue-point="1" draw:end-shape="id481" draw:end-glue-point="1" svg:d="M25000 18250h1000v1500h-1000" svg:viewBox="0 0 1001 1501">
          <text:p/>
        </draw:connector>
        <draw:connector draw:style-name="gr6" draw:text-style-name="P2" draw:layer="layout" draw:line-skew="-0.999cm" svg:x1="7cm" svg:y1="18.75cm" svg:x2="7cm" svg:y2="21.25cm" draw:start-shape="id482" draw:start-glue-point="3" draw:end-shape="id483" draw:end-glue-point="3" svg:d="M7000 18750h-1500v2500h1500" svg:viewBox="0 0 1501 2501">
          <text:p/>
        </draw:connector>
        <draw:connector draw:style-name="gr6" draw:text-style-name="P2" draw:layer="layout" draw:line-skew="-0.5cm" svg:x1="22cm" svg:y1="19.75cm" svg:x2="20cm" svg:y2="21.75cm" draw:start-shape="id484" draw:start-glue-point="3" draw:end-shape="id485" draw:end-glue-point="1" svg:d="M22000 19750h-1500v2000h-500" svg:viewBox="0 0 2001 2001">
          <text:p/>
        </draw:connector>
        <draw:custom-shape draw:style-name="gr9" draw:text-style-name="P1" xml:id="id487" draw:id="id487" draw:layer="layout" svg:width="2cm" svg:height="0.5cm" svg:x="23cm" svg:y="22.5cm">
          <text:p text:style-name="P1"><text:span text:style-name="T1">READ4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498" draw:id="id498" draw:layer="layout" svg:width="1cm" svg:height="0.5cm" svg:x="22cm" svg:y="22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.499cm" svg:x1="25cm" svg:y1="21.25cm" svg:x2="25cm" svg:y2="22.75cm" draw:start-shape="id486" draw:start-glue-point="1" draw:end-shape="id487" draw:end-glue-point="1" svg:d="M25000 21250h1000v1500h-1000" svg:viewBox="0 0 1001 1501">
          <text:p/>
        </draw:connector>
        <draw:custom-shape draw:style-name="gr9" draw:text-style-name="P1" xml:id="id488" draw:id="id488" draw:layer="layout" svg:width="2cm" svg:height="0.5cm" svg:x="8cm" svg:y="24cm">
          <text:p text:style-name="P1"><text:span text:style-name="T1">DATA3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91" draw:id="id491" draw:layer="layout" svg:width="2cm" svg:height="0.5cm" svg:x="8cm" svg:y="24.5cm">
          <text:p text:style-name="P2"/>
          <draw:enhanced-geometry svg:viewBox="0 0 21600 21600" draw:type="rectangle" draw:enhanced-path="M 0 0 L 21600 0 21600 21600 0 21600 0 0 Z N"/>
        </draw:custom-shape>
        <draw:custom-shape draw:style-name="gr9" draw:text-style-name="P1" xml:id="id495" draw:id="id495" draw:layer="layout" svg:width="1cm" svg:height="0.5cm" svg:x="7cm" svg:y="24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5cm" svg:x="7cm" svg:y="24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0.5cm" svg:x="18cm" svg:y="24.5cm"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1" xml:id="id492" draw:id="id492" draw:layer="layout" svg:width="2cm" svg:height="0.5cm" svg:x="18cm" svg:y="24cm">
          <text:p text:style-name="P1"><text:span text:style-name="T1">DATA3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490" draw:id="id490" draw:layer="layout" svg:width="1cm" svg:height="0.5cm" svg:x="17cm" svg:y="24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489" draw:id="id489" draw:layer="layout" svg:width="1cm" svg:height="0.5cm" svg:x="17cm" svg:y="24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24.25cm" svg:x2="17cm" svg:y2="24.25cm" draw:start-shape="id488" draw:start-glue-point="1" draw:end-shape="id489" draw:end-glue-point="3" svg:d="M10000 24250h7000" svg:viewBox="0 0 7001 1">
          <text:p/>
        </draw:connector>
        <draw:connector draw:style-name="gr6" draw:text-style-name="P2" draw:layer="layout" svg:x1="17cm" svg:y1="24.75cm" svg:x2="10cm" svg:y2="24.75cm" draw:start-shape="id490" draw:start-glue-point="3" draw:end-shape="id491" draw:end-glue-point="1" svg:d="M17000 24750h-7000" svg:viewBox="0 0 7001 1">
          <text:p/>
        </draw:connector>
        <draw:custom-shape draw:style-name="gr10" draw:text-style-name="P1" xml:id="id496" draw:id="id496" draw:layer="layout" svg:width="2cm" svg:height="0.5cm" svg:x="23cm" svg:y="24cm">
          <text:p text:style-name="P1"><text:span text:style-name="T1">DATA3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493" draw:id="id493" draw:layer="layout" svg:width="1cm" svg:height="0.5cm" svg:x="22cm" svg:y="24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24.25cm" svg:x2="22cm" svg:y2="24.25cm" draw:start-shape="id492" draw:start-glue-point="1" draw:end-shape="id493" svg:d="M20000 24250h2000" svg:viewBox="0 0 2001 1">
          <text:p/>
        </draw:connector>
        <draw:connector draw:style-name="gr6" draw:text-style-name="P2" draw:layer="layout" draw:line-skew="-0.999cm" svg:x1="7cm" svg:y1="21.75cm" svg:x2="7cm" svg:y2="24.25cm" draw:start-shape="id494" draw:start-glue-point="3" draw:end-shape="id495" draw:end-glue-point="3" svg:d="M7000 21750h-1500v2500h1500" svg:viewBox="0 0 1501 2501">
          <text:p/>
        </draw:connector>
        <draw:custom-shape draw:style-name="gr9" draw:text-style-name="P1" xml:id="id497" draw:id="id497" draw:layer="layout" svg:width="2cm" svg:height="0.5cm" svg:x="23cm" svg:y="25.5cm">
          <text:p text:style-name="P1"><text:span text:style-name="T1">READ5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508" draw:id="id508" draw:layer="layout" svg:width="1cm" svg:height="0.5cm" svg:x="22cm" svg:y="25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.499cm" svg:x1="25cm" svg:y1="24.25cm" svg:x2="25cm" svg:y2="25.75cm" draw:start-shape="id496" draw:start-glue-point="1" draw:end-shape="id497" draw:end-glue-point="1" svg:d="M25000 24250h1000v1500h-1000" svg:viewBox="0 0 1001 1501">
          <text:p/>
        </draw:connector>
        <draw:frame draw:style-name="gr24" draw:text-style-name="P22" xml:id="id499" draw:id="id499" draw:layer="layout" svg:width="1cm" svg:height="1.5cm" svg:x="20cm" svg:y="22cm">
          <draw:text-box>
            <text:p text:style-name="P21"><text:span text:style-name="T4">X</text:span></text:p>
          </draw:text-box>
        </draw:frame>
        <draw:connector draw:style-name="gr6" draw:text-style-name="P2" draw:layer="layout" svg:x1="22cm" svg:y1="22.75cm" svg:x2="21cm" svg:y2="22.75cm" draw:start-shape="id498" draw:start-glue-point="3" draw:end-shape="id499" draw:end-glue-point="1" svg:d="M22000 22750h-1000" svg:viewBox="0 0 1001 1">
          <text:p/>
        </draw:connector>
        <draw:custom-shape draw:style-name="gr9" draw:text-style-name="P1" xml:id="id500" draw:id="id500" draw:layer="layout" svg:width="2cm" svg:height="0.5cm" svg:x="8cm" svg:y="27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503" draw:id="id503" draw:layer="layout" svg:width="2cm" svg:height="0.5cm" svg:x="8cm" svg:y="27.5cm">
          <text:p text:style-name="P2">READ5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5cm" svg:x="7cm" svg:y="27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516" draw:id="id516" draw:layer="layout" svg:width="1cm" svg:height="0.5cm" svg:x="7cm" svg:y="27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509" draw:id="id509" draw:layer="layout" svg:width="2cm" svg:height="0.5cm" svg:x="18cm" svg:y="27.5cm">
          <text:p text:style-name="P2">READ5</text:p>
          <draw:enhanced-geometry svg:viewBox="0 0 21600 21600" draw:type="rectangle" draw:enhanced-path="M 0 0 L 21600 0 21600 21600 0 21600 0 0 Z N"/>
        </draw:custom-shape>
        <draw:custom-shape draw:style-name="gr10" draw:text-style-name="P1" xml:id="id504" draw:id="id504" draw:layer="layout" svg:width="2cm" svg:height="0.5cm" svg:x="18cm" svg:y="27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502" draw:id="id502" draw:layer="layout" svg:width="1cm" svg:height="0.5cm" svg:x="17cm" svg:y="27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501" draw:id="id501" draw:layer="layout" svg:width="1cm" svg:height="0.5cm" svg:x="17cm" svg:y="27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27.25cm" svg:x2="17cm" svg:y2="27.25cm" draw:start-shape="id500" draw:start-glue-point="1" draw:end-shape="id501" draw:end-glue-point="3" svg:d="M10000 27250h7000" svg:viewBox="0 0 7001 1">
          <text:p/>
        </draw:connector>
        <draw:connector draw:style-name="gr6" draw:text-style-name="P2" draw:layer="layout" svg:x1="17cm" svg:y1="27.75cm" svg:x2="10cm" svg:y2="27.75cm" draw:start-shape="id502" draw:start-glue-point="3" draw:end-shape="id503" draw:end-glue-point="1" svg:d="M17000 27750h-7000" svg:viewBox="0 0 7001 1">
          <text:p/>
        </draw:connector>
        <draw:custom-shape draw:style-name="gr10" draw:text-style-name="P1" xml:id="id506" draw:id="id506" draw:layer="layout" svg:width="2cm" svg:height="0.5cm" svg:x="23cm" svg:y="27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505" draw:id="id505" draw:layer="layout" svg:width="1cm" svg:height="0.5cm" svg:x="22cm" svg:y="27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27.25cm" svg:x2="22cm" svg:y2="27.25cm" draw:start-shape="id504" draw:start-glue-point="1" draw:end-shape="id505" svg:d="M20000 27250h2000" svg:viewBox="0 0 2001 1">
          <text:p/>
        </draw:connector>
        <draw:custom-shape draw:style-name="gr9" draw:text-style-name="P1" xml:id="id507" draw:id="id507" draw:layer="layout" svg:width="2cm" svg:height="0.5cm" svg:x="23cm" svg:y="28.5cm">
          <text:p text:style-name="P1"><text:span text:style-name="T1">READ4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518" draw:id="id518" draw:layer="layout" svg:width="1cm" svg:height="0.5cm" svg:x="22cm" svg:y="28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.499cm" svg:x1="25cm" svg:y1="27.25cm" svg:x2="25cm" svg:y2="28.75cm" draw:start-shape="id506" draw:start-glue-point="1" draw:end-shape="id507" draw:end-glue-point="1" svg:d="M25000 27250h1000v1500h-1000" svg:viewBox="0 0 1001 1501">
          <text:p/>
        </draw:connector>
        <draw:connector draw:style-name="gr6" draw:text-style-name="P2" draw:layer="layout" draw:line-skew="-0.5cm" svg:x1="22cm" svg:y1="25.75cm" svg:x2="20cm" svg:y2="27.75cm" draw:start-shape="id508" draw:start-glue-point="3" draw:end-shape="id509" draw:end-glue-point="1" svg:d="M22000 25750h-1500v2000h-500" svg:viewBox="0 0 2001 2001">
          <text:p/>
        </draw:connector>
        <draw:custom-shape draw:style-name="gr9" draw:text-style-name="P1" xml:id="id510" draw:id="id510" draw:layer="layout" svg:width="2cm" svg:height="0.5cm" svg:x="8cm" svg:y="30cm">
          <text:p text:style-name="P1"><text:span text:style-name="T1">DATA5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513" draw:id="id513" draw:layer="layout" svg:width="2cm" svg:height="0.5cm" svg:x="8cm" svg:y="30.5cm">
          <text:p text:style-name="P2">READ4</text:p>
          <draw:enhanced-geometry svg:viewBox="0 0 21600 21600" draw:type="rectangle" draw:enhanced-path="M 0 0 L 21600 0 21600 21600 0 21600 0 0 Z N"/>
        </draw:custom-shape>
        <draw:custom-shape draw:style-name="gr9" draw:text-style-name="P1" xml:id="id517" draw:id="id517" draw:layer="layout" svg:width="1cm" svg:height="0.5cm" svg:x="7cm" svg:y="30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526" draw:id="id526" draw:layer="layout" svg:width="1cm" svg:height="0.5cm" svg:x="7cm" svg:y="30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519" draw:id="id519" draw:layer="layout" svg:width="2cm" svg:height="0.5cm" svg:x="18cm" svg:y="30.5cm">
          <text:p text:style-name="P2">READ4</text:p>
          <draw:enhanced-geometry svg:viewBox="0 0 21600 21600" draw:type="rectangle" draw:enhanced-path="M 0 0 L 21600 0 21600 21600 0 21600 0 0 Z N"/>
        </draw:custom-shape>
        <draw:custom-shape draw:style-name="gr10" draw:text-style-name="P1" xml:id="id514" draw:id="id514" draw:layer="layout" svg:width="2cm" svg:height="0.5cm" svg:x="18cm" svg:y="30cm">
          <text:p text:style-name="P1"><text:span text:style-name="T1">DATA5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512" draw:id="id512" draw:layer="layout" svg:width="1cm" svg:height="0.5cm" svg:x="17cm" svg:y="30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511" draw:id="id511" draw:layer="layout" svg:width="1cm" svg:height="0.5cm" svg:x="17cm" svg:y="30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30.25cm" svg:x2="17cm" svg:y2="30.25cm" draw:start-shape="id510" draw:start-glue-point="1" draw:end-shape="id511" draw:end-glue-point="3" svg:d="M10000 30250h7000" svg:viewBox="0 0 7001 1">
          <text:p/>
        </draw:connector>
        <draw:connector draw:style-name="gr6" draw:text-style-name="P2" draw:layer="layout" svg:x1="17cm" svg:y1="30.75cm" svg:x2="10cm" svg:y2="30.75cm" draw:start-shape="id512" draw:start-glue-point="3" draw:end-shape="id513" draw:end-glue-point="1" svg:d="M17000 30750h-7000" svg:viewBox="0 0 7001 1">
          <text:p/>
        </draw:connector>
        <draw:custom-shape draw:style-name="gr10" draw:text-style-name="P1" draw:layer="layout" svg:width="2cm" svg:height="0.5cm" svg:x="23cm" svg:y="30cm">
          <text:p text:style-name="P1"><text:span text:style-name="T1">DATA5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515" draw:id="id515" draw:layer="layout" svg:width="1cm" svg:height="0.5cm" svg:x="22cm" svg:y="30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30.25cm" svg:x2="22cm" svg:y2="30.25cm" draw:start-shape="id514" draw:start-glue-point="1" draw:end-shape="id515" svg:d="M20000 30250h2000" svg:viewBox="0 0 2001 1">
          <text:p/>
        </draw:connector>
        <draw:connector draw:style-name="gr6" draw:text-style-name="P2" draw:layer="layout" draw:line-skew="-0.999cm" svg:x1="7cm" svg:y1="27.75cm" svg:x2="7cm" svg:y2="30.25cm" draw:start-shape="id516" draw:start-glue-point="3" draw:end-shape="id517" draw:end-glue-point="3" svg:d="M7000 27750h-1500v2500h1500" svg:viewBox="0 0 1501 2501">
          <text:p/>
        </draw:connector>
        <draw:connector draw:style-name="gr6" draw:text-style-name="P2" draw:layer="layout" draw:line-skew="-0.5cm" svg:x1="22cm" svg:y1="28.75cm" svg:x2="20cm" svg:y2="30.75cm" draw:start-shape="id518" draw:start-glue-point="3" draw:end-shape="id519" draw:end-glue-point="1" svg:d="M22000 28750h-1500v2000h-500" svg:viewBox="0 0 2001 2001">
          <text:p/>
        </draw:connector>
        <draw:custom-shape draw:style-name="gr9" draw:text-style-name="P1" xml:id="id520" draw:id="id520" draw:layer="layout" svg:width="2cm" svg:height="0.5cm" svg:x="8cm" svg:y="33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523" draw:id="id523" draw:layer="layout" svg:width="2cm" svg:height="0.5cm" svg:x="8cm" svg:y="33.5cm">
          <text:p text:style-name="P2"/>
          <draw:enhanced-geometry svg:viewBox="0 0 21600 21600" draw:type="rectangle" draw:enhanced-path="M 0 0 L 21600 0 21600 21600 0 21600 0 0 Z N"/>
        </draw:custom-shape>
        <draw:custom-shape draw:style-name="gr9" draw:text-style-name="P1" xml:id="id527" draw:id="id527" draw:layer="layout" svg:width="1cm" svg:height="0.5cm" svg:x="7cm" svg:y="33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5cm" svg:x="7cm" svg:y="33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0.5cm" svg:x="18cm" svg:y="33.5cm"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1" xml:id="id524" draw:id="id524" draw:layer="layout" svg:width="2cm" svg:height="0.5cm" svg:x="18cm" svg:y="33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522" draw:id="id522" draw:layer="layout" svg:width="1cm" svg:height="0.5cm" svg:x="17cm" svg:y="33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521" draw:id="id521" draw:layer="layout" svg:width="1cm" svg:height="0.5cm" svg:x="17cm" svg:y="33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33.25cm" svg:x2="17cm" svg:y2="33.25cm" draw:start-shape="id520" draw:start-glue-point="1" draw:end-shape="id521" draw:end-glue-point="3" svg:d="M10000 33250h7000" svg:viewBox="0 0 7001 1">
          <text:p/>
        </draw:connector>
        <draw:connector draw:style-name="gr6" draw:text-style-name="P2" draw:layer="layout" svg:x1="17cm" svg:y1="33.75cm" svg:x2="10cm" svg:y2="33.75cm" draw:start-shape="id522" draw:start-glue-point="3" draw:end-shape="id523" draw:end-glue-point="1" svg:d="M17000 33750h-7000" svg:viewBox="0 0 7001 1">
          <text:p/>
        </draw:connector>
        <draw:custom-shape draw:style-name="gr10" draw:text-style-name="P1" draw:layer="layout" svg:width="2cm" svg:height="0.5cm" svg:x="23cm" svg:y="33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525" draw:id="id525" draw:layer="layout" svg:width="1cm" svg:height="0.5cm" svg:x="22cm" svg:y="33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33.25cm" svg:x2="22cm" svg:y2="33.25cm" draw:start-shape="id524" draw:start-glue-point="1" draw:end-shape="id525" svg:d="M20000 33250h2000" svg:viewBox="0 0 2001 1">
          <text:p/>
        </draw:connector>
        <draw:connector draw:style-name="gr6" draw:text-style-name="P2" draw:layer="layout" draw:line-skew="-0.999cm" svg:x1="7cm" svg:y1="30.75cm" svg:x2="7cm" svg:y2="33.25cm" draw:start-shape="id526" draw:start-glue-point="3" draw:end-shape="id527" draw:end-glue-point="3" svg:d="M7000 30750h-1500v2500h1500" svg:viewBox="0 0 1501 2501">
          <text:p/>
        </draw:connector>
        <draw:custom-shape draw:style-name="gr9" draw:text-style-name="P1" xml:id="id528" draw:id="id528" draw:layer="layout" svg:width="2cm" svg:height="0.5cm" svg:x="8cm" svg:y="3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531" draw:id="id531" draw:layer="layout" svg:width="2cm" svg:height="0.5cm" svg:x="8cm" svg:y="3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5cm" svg:x="7cm" svg:y="36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5cm" svg:x="7cm" svg:y="36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cm" svg:height="0.5cm" svg:x="18cm" svg:y="3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532" draw:id="id532" draw:layer="layout" svg:width="2cm" svg:height="0.5cm" svg:x="18cm" svg:y="3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530" draw:id="id530" draw:layer="layout" svg:width="1cm" svg:height="0.5cm" svg:x="17cm" svg:y="36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529" draw:id="id529" draw:layer="layout" svg:width="1cm" svg:height="0.5cm" svg:x="17cm" svg:y="3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36.25cm" svg:x2="17cm" svg:y2="36.25cm" draw:start-shape="id528" draw:start-glue-point="1" draw:end-shape="id529" draw:end-glue-point="3" svg:d="M10000 36250h7000" svg:viewBox="0 0 7001 1">
          <text:p/>
        </draw:connector>
        <draw:connector draw:style-name="gr6" draw:text-style-name="P2" draw:layer="layout" svg:x1="17cm" svg:y1="36.75cm" svg:x2="10cm" svg:y2="36.75cm" draw:start-shape="id530" draw:start-glue-point="3" draw:end-shape="id531" draw:end-glue-point="1" svg:d="M17000 36750h-7000" svg:viewBox="0 0 7001 1">
          <text:p/>
        </draw:connector>
        <draw:custom-shape draw:style-name="gr10" draw:text-style-name="P1" draw:layer="layout" svg:width="2cm" svg:height="0.5cm" svg:x="23cm" svg:y="3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533" draw:id="id533" draw:layer="layout" svg:width="1cm" svg:height="0.5cm" svg:x="22cm" svg:y="3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36.25cm" svg:x2="22cm" svg:y2="36.25cm" draw:start-shape="id532" draw:start-glue-point="1" draw:end-shape="id533" svg:d="M20000 36250h2000" svg:viewBox="0 0 2001 1">
          <text:p/>
        </draw:connector>
        <draw:frame draw:style-name="gr16" draw:text-style-name="P17" draw:layer="layout" svg:width="3.609cm" svg:height="1.047cm" svg:x="1.891cm" svg:y="13.453cm">
          <draw:text-box>
            <text:p text:style-name="P17"><text:span text:style-name="T1">Perform read</text:span></text:p>
            <text:p text:style-name="P17"><text:span text:style-name="T1">request</text:span></text:p>
          </draw:text-box>
        </draw:frame>
        <draw:frame draw:style-name="gr16" draw:text-style-name="P17" draw:layer="layout" svg:width="3.609cm" svg:height="1.047cm" svg:x="1.891cm" svg:y="19.453cm">
          <draw:text-box>
            <text:p text:style-name="P17"><text:span text:style-name="T1">Perform read</text:span></text:p>
            <text:p text:style-name="P17"><text:span text:style-name="T1">request</text:span></text:p>
          </draw:text-box>
        </draw:frame>
        <draw:frame draw:style-name="gr16" draw:text-style-name="P17" draw:layer="layout" svg:width="3.609cm" svg:height="1.047cm" svg:x="1.891cm" svg:y="22.5cm">
          <draw:text-box>
            <text:p text:style-name="P17"><text:span text:style-name="T1">Perform read</text:span></text:p>
            <text:p text:style-name="P17"><text:span text:style-name="T1">request</text:span></text:p>
          </draw:text-box>
        </draw:frame>
        <draw:frame draw:style-name="gr16" draw:text-style-name="P17" draw:layer="layout" svg:width="3.609cm" svg:height="1.047cm" svg:x="1.891cm" svg:y="28.453cm">
          <draw:text-box>
            <text:p text:style-name="P17"><text:span text:style-name="T1">Perform read</text:span></text:p>
            <text:p text:style-name="P17"><text:span text:style-name="T1">request</text:span></text:p>
          </draw:text-box>
        </draw:frame>
        <draw:frame draw:style-name="gr16" draw:text-style-name="P17" draw:layer="layout" svg:width="3.609cm" svg:height="1.047cm" svg:x="1.891cm" svg:y="31.453cm">
          <draw:text-box>
            <text:p text:style-name="P17"><text:span text:style-name="T1">Perform read</text:span></text:p>
            <text:p text:style-name="P17"><text:span text:style-name="T1">request</text:span></text:p>
          </draw:text-box>
        </draw:frame>
        <draw:frame draw:style-name="gr25" draw:layer="layout" svg:width="3.233cm" svg:height="1.047cm" svg:x="26.088cm" svg:y="15.445cm">
          <draw:text-box>
            <text:p>Expected DATA1!</text:p>
            <text:p>Resend READ1</text:p>
          </draw:text-box>
        </draw:frame>
        <draw:frame draw:style-name="gr12" draw:text-style-name="P12" draw:layer="layout" svg:width="3cm" svg:height="0.573cm" svg:x="2cm" svg:y="4.927cm">
          <draw:text-box>
            <text:p text:style-name="P18"><text:span text:style-name="T3">Setup channel</text:span></text:p>
          </draw:text-box>
        </draw:frame>
      </draw:page>
      <draw:page draw:name="page9" draw:style-name="dp1" draw:master-page-name="Default">
        <draw:line draw:style-name="gr11" draw:text-style-name="P2" draw:layer="layout" svg:x1="6cm" svg:y1="5cm" svg:x2="6cm" svg:y2="40cm">
          <text:p/>
        </draw:line>
        <draw:line draw:style-name="gr3" draw:text-style-name="P2" draw:layer="layout" svg:x1="11cm" svg:y1="4.5cm" svg:x2="11cm" svg:y2="40cm">
          <text:p/>
        </draw:line>
        <draw:line draw:style-name="gr11" draw:text-style-name="P2" draw:layer="layout" svg:x1="16cm" svg:y1="5cm" svg:x2="16cm" svg:y2="40cm">
          <text:p/>
        </draw:line>
        <draw:line draw:style-name="gr3" draw:text-style-name="P2" draw:layer="layout" svg:x1="21cm" svg:y1="4.5cm" svg:x2="21cm" svg:y2="40cm">
          <text:p/>
        </draw:line>
        <draw:frame draw:style-name="gr4" draw:text-style-name="P3" draw:layer="layout" svg:width="4cm" svg:height="0.649cm" svg:x="4cm" svg:y="4cm">
          <draw:text-box>
            <text:p text:style-name="P3"><text:span text:style-name="T1">TX </text:span></text:p>
          </draw:text-box>
        </draw:frame>
        <draw:frame draw:style-name="gr4" draw:text-style-name="P1" draw:layer="layout" svg:width="4cm" svg:height="0.649cm" svg:x="14cm" svg:y="4cm">
          <draw:text-box>
            <text:p text:style-name="P1"><text:span text:style-name="T1">Bridge</text:span></text:p>
          </draw:text-box>
        </draw:frame>
        <draw:frame draw:style-name="gr4" draw:text-style-name="P15" draw:layer="layout" svg:width="5cm" svg:height="0.649cm" svg:x="23cm" svg:y="4cm">
          <draw:text-box>
            <text:p text:style-name="P15"><text:span text:style-name="T1">Configurator <text:s/>app</text:span></text:p>
          </draw:text-box>
        </draw:frame>
        <draw:frame draw:style-name="gr5" draw:text-style-name="P5" draw:layer="layout" svg:width="27.7cm" svg:height="2cm" svg:x="1cm" svg:y="1cm">
          <draw:text-box>
            <text:p text:style-name="P4"><text:span text:style-name="T2">Sequence diagram: </text:span><text:span text:style-name="T2"><text:tab/></text:span><text:span text:style-name="T2">Transmitter &lt;= NRF =&gt; bridge &lt;= Websocket =&gt; Configurator; connection already established 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Delay in receiving Websocket packets while reading 4 blocks of data </text:span></text:p>
          </draw:text-box>
        </draw:frame>
        <draw:frame draw:style-name="gr12" draw:text-style-name="P12" draw:layer="layout" svg:width="3cm" svg:height="0.573cm" svg:x="12cm" svg:y="4.927cm">
          <draw:text-box>
            <text:p text:style-name="P18"><text:span text:style-name="T3">Setup channel</text:span></text:p>
          </draw:text-box>
        </draw:frame>
        <draw:frame draw:style-name="gr12" draw:text-style-name="P12" draw:layer="layout" svg:width="3cm" svg:height="0.573cm" svg:x="17cm" svg:y="4.927cm">
          <draw:text-box>
            <text:p text:style-name="P18"><text:span text:style-name="T3">Hop channels</text:span></text:p>
          </draw:text-box>
        </draw:frame>
        <draw:frame draw:style-name="gr13" draw:text-style-name="P12" draw:layer="layout" svg:width="3cm" svg:height="0.573cm" svg:x="7cm" svg:y="5cm">
          <draw:text-box>
            <text:p text:style-name="P18"><text:span text:style-name="T3">Hop channels</text:span></text:p>
          </draw:text-box>
        </draw:frame>
        <draw:frame draw:style-name="gr4" draw:text-style-name="P7" draw:layer="layout" svg:width="4cm" svg:height="0.573cm" svg:x="9cm" svg:y="4cm">
          <draw:text-box>
            <text:p text:style-name="P6"><text:span text:style-name="T3">&lt;= NRF transport =&gt;</text:span></text:p>
          </draw:text-box>
        </draw:frame>
        <draw:frame draw:style-name="gr4" draw:text-style-name="P7" draw:layer="layout" svg:width="4cm" svg:height="0.573cm" svg:x="19cm" svg:y="3.927cm">
          <draw:text-box>
            <text:p text:style-name="P6"><text:span text:style-name="T3">&lt;= WS transport =&gt;</text:span></text:p>
          </draw:text-box>
        </draw:frame>
        <draw:custom-shape draw:style-name="gr1" draw:text-style-name="P1" xml:id="id534" draw:id="id534" draw:layer="Layout" svg:width="2cm" svg:height="0.5cm" svg:x="8cm" svg:y="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37" draw:id="id537" draw:layer="Layout" svg:width="2cm" svg:height="0.5cm" svg:x="8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7cm" svg:y="6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5cm" svg:x="7cm" svg:y="6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cm" svg:height="0.5cm" svg:x="18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38" draw:id="id538" draw:layer="Layout" svg:width="2cm" svg:height="0.5cm" svg:x="18cm" svg:y="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36" draw:id="id536" draw:layer="Layout" svg:width="1cm" svg:height="0.5cm" svg:x="17cm" svg:y="6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35" draw:id="id535" draw:layer="Layout" svg:width="1cm" svg:height="0.5cm" svg:x="17cm" svg:y="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6.25cm" svg:x2="17cm" svg:y2="6.25cm" draw:start-shape="id534" draw:start-glue-point="1" draw:end-shape="id535" draw:end-glue-point="3" svg:d="M10000 6250h7000" svg:viewBox="0 0 7001 1">
          <text:p/>
        </draw:connector>
        <draw:connector draw:style-name="gr6" draw:text-style-name="P2" draw:layer="layout" svg:x1="17cm" svg:y1="6.75cm" svg:x2="10cm" svg:y2="6.75cm" draw:start-shape="id536" draw:start-glue-point="3" draw:end-shape="id537" draw:end-glue-point="1" svg:d="M17000 6750h-7000" svg:viewBox="0 0 7001 1">
          <text:p/>
        </draw:connector>
        <draw:custom-shape draw:style-name="gr2" draw:text-style-name="P1" xml:id="id560" draw:id="id560" draw:layer="Layout" svg:width="2cm" svg:height="0.5cm" svg:x="23cm" svg:y="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39" draw:id="id539" draw:layer="Layout" svg:width="1cm" svg:height="0.5cm" svg:x="22cm" svg:y="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6.25cm" svg:x2="22cm" svg:y2="6.25cm" draw:start-shape="id538" draw:start-glue-point="1" draw:end-shape="id539" svg:d="M20000 6250h2000" svg:viewBox="0 0 2001 1">
          <text:p/>
        </draw:connector>
        <draw:custom-shape draw:style-name="gr1" draw:text-style-name="P1" xml:id="id544" draw:id="id544" draw:layer="Layout" svg:width="2cm" svg:height="0.5cm" svg:x="8cm" svg:y="9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47" draw:id="id547" draw:layer="Layout" svg:width="2cm" svg:height="0.5cm" svg:x="8cm" svg:y="9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7cm" svg:y="9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52" draw:id="id552" draw:layer="Layout" svg:width="1cm" svg:height="0.5cm" svg:x="7cm" svg:y="9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43" draw:id="id543" draw:layer="Layout" svg:width="2cm" svg:height="0.5cm" svg:x="18cm" svg:y="9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40" draw:id="id540" draw:layer="Layout" svg:width="2cm" svg:height="0.5cm" svg:x="18cm" svg:y="9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46" draw:id="id546" draw:layer="Layout" svg:width="1cm" svg:height="0.5cm" svg:x="17cm" svg:y="9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45" draw:id="id545" draw:layer="Layout" svg:width="1cm" svg:height="0.5cm" svg:x="17cm" svg:y="9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61" draw:id="id561" draw:layer="Layout" svg:width="2cm" svg:height="0.5cm" svg:x="23cm" svg:y="7.5cm">
          <text:p text:style-name="P1"><text:span text:style-name="T1">READ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42" draw:id="id542" draw:layer="Layout" svg:width="1cm" svg:height="0.5cm" svg:x="22cm" svg:y="7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64" draw:id="id564" draw:layer="Layout" svg:width="2cm" svg:height="0.5cm" svg:x="23cm" svg:y="9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41" draw:id="id541" draw:layer="Layout" svg:width="1cm" svg:height="0.5cm" svg:x="22cm" svg:y="9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9.25cm" svg:x2="22cm" svg:y2="9.25cm" draw:start-shape="id540" draw:start-glue-point="1" draw:end-shape="id541" svg:d="M20000 9250h2000" svg:viewBox="0 0 2001 1">
          <text:p/>
        </draw:connector>
        <draw:connector draw:style-name="gr6" draw:text-style-name="P2" draw:layer="layout" draw:line-skew="-0.5cm" svg:x1="22cm" svg:y1="7.75cm" svg:x2="20cm" svg:y2="9.75cm" draw:start-shape="id542" draw:start-glue-point="3" draw:end-shape="id543" draw:end-glue-point="1" svg:d="M22000 7750h-1500v2000h-500" svg:viewBox="0 0 2001 2001">
          <text:p/>
        </draw:connector>
        <draw:connector draw:style-name="gr6" draw:text-style-name="P2" draw:layer="layout" svg:x1="10cm" svg:y1="9.25cm" svg:x2="17cm" svg:y2="9.25cm" draw:start-shape="id544" draw:start-glue-point="1" draw:end-shape="id545" draw:end-glue-point="3" svg:d="M10000 9250h7000" svg:viewBox="0 0 7001 1">
          <text:p/>
        </draw:connector>
        <draw:connector draw:style-name="gr6" draw:text-style-name="P2" draw:layer="layout" svg:x1="17cm" svg:y1="9.75cm" svg:x2="10cm" svg:y2="9.75cm" draw:start-shape="id546" draw:start-glue-point="3" draw:end-shape="id547" svg:d="M17000 9750h-7000" svg:viewBox="0 0 7001 1">
          <text:p/>
        </draw:connector>
        <draw:custom-shape draw:style-name="gr1" draw:text-style-name="P1" xml:id="id548" draw:id="id548" draw:layer="Layout" svg:width="2cm" svg:height="0.5cm" svg:x="8cm" svg:y="12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51" draw:id="id551" draw:layer="Layout" svg:width="2cm" svg:height="0.5cm" svg:x="8cm" svg:y="12.5cm">
          <text:p text:style-name="P1">READ2</text:p>
          <draw:enhanced-geometry svg:viewBox="0 0 21600 21600" draw:type="rectangle" draw:enhanced-path="M 0 0 L 21600 0 21600 21600 0 21600 0 0 Z N"/>
        </draw:custom-shape>
        <draw:custom-shape draw:style-name="gr1" draw:text-style-name="P1" xml:id="id553" draw:id="id553" draw:layer="Layout" svg:width="1cm" svg:height="0.5cm" svg:x="7cm" svg:y="12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68" draw:id="id568" draw:layer="Layout" svg:width="1cm" svg:height="0.5cm" svg:x="7cm" svg:y="12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63" draw:id="id563" draw:layer="Layout" svg:width="2cm" svg:height="0.5cm" svg:x="18cm" svg:y="12.5cm">
          <text:p text:style-name="P1">READ2</text:p>
          <draw:enhanced-geometry svg:viewBox="0 0 21600 21600" draw:type="rectangle" draw:enhanced-path="M 0 0 L 21600 0 21600 21600 0 21600 0 0 Z N"/>
        </draw:custom-shape>
        <draw:custom-shape draw:style-name="gr2" draw:text-style-name="P1" xml:id="id566" draw:id="id566" draw:layer="Layout" svg:width="2cm" svg:height="0.5cm" svg:x="18cm" svg:y="12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50" draw:id="id550" draw:layer="Layout" svg:width="1cm" svg:height="0.5cm" svg:x="17cm" svg:y="12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49" draw:id="id549" draw:layer="Layout" svg:width="1cm" svg:height="0.5cm" svg:x="17cm" svg:y="12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12.25cm" svg:x2="17cm" svg:y2="12.25cm" draw:start-shape="id548" draw:start-glue-point="1" draw:end-shape="id549" draw:end-glue-point="3" svg:d="M10000 12250h7000" svg:viewBox="0 0 7001 1">
          <text:p/>
        </draw:connector>
        <draw:connector draw:style-name="gr6" draw:text-style-name="P2" draw:layer="layout" svg:x1="17cm" svg:y1="12.75cm" svg:x2="10cm" svg:y2="12.75cm" draw:start-shape="id550" draw:start-glue-point="3" draw:end-shape="id551" svg:d="M17000 12750h-7000" svg:viewBox="0 0 7001 1">
          <text:p/>
        </draw:connector>
        <draw:connector draw:style-name="gr6" draw:text-style-name="P2" draw:layer="layout" draw:line-skew="-0.999cm" svg:x1="7cm" svg:y1="9.75cm" svg:x2="7cm" svg:y2="12.25cm" draw:start-shape="id552" draw:start-glue-point="3" draw:end-shape="id553" draw:end-glue-point="3" svg:d="M7000 9750h-1500v2500h1500" svg:viewBox="0 0 1501 2501">
          <text:p/>
        </draw:connector>
        <draw:frame draw:style-name="gr16" draw:text-style-name="P17" draw:layer="layout" svg:width="3.609cm" svg:height="1.047cm" svg:x="1.891cm" svg:y="10.453cm">
          <draw:text-box>
            <text:p text:style-name="P17"><text:span text:style-name="T1">Perform read</text:span></text:p>
            <text:p text:style-name="P17"><text:span text:style-name="T1">request</text:span></text:p>
          </draw:text-box>
        </draw:frame>
        <draw:custom-shape draw:style-name="gr1" draw:text-style-name="P1" xml:id="id554" draw:id="id554" draw:layer="Layout" svg:width="2cm" svg:height="0.5cm" svg:x="8cm" svg:y="15cm">
          <text:p text:style-name="P1"><text:span text:style-name="T1">DATA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57" draw:id="id557" draw:layer="Layout" svg:width="2cm" svg:height="0.5cm" svg:x="8cm" svg:y="1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69" draw:id="id569" draw:layer="Layout" svg:width="1cm" svg:height="0.5cm" svg:x="7cm" svg:y="1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5cm" svg:x="7cm" svg:y="15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0.5cm" svg:x="18cm" svg:y="1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58" draw:id="id558" draw:layer="Layout" svg:width="2cm" svg:height="0.5cm" svg:x="18cm" svg:y="15cm">
          <text:p text:style-name="P1"><text:span text:style-name="T1">DATA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56" draw:id="id556" draw:layer="Layout" svg:width="1cm" svg:height="0.5cm" svg:x="17cm" svg:y="15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55" draw:id="id555" draw:layer="Layout" svg:width="1cm" svg:height="0.5cm" svg:x="17cm" svg:y="1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15.25cm" svg:x2="17cm" svg:y2="15.25cm" draw:start-shape="id554" draw:start-glue-point="1" draw:end-shape="id555" draw:end-glue-point="3" svg:d="M10000 15250h7000" svg:viewBox="0 0 7001 1">
          <text:p/>
        </draw:connector>
        <draw:connector draw:style-name="gr6" draw:text-style-name="P2" draw:layer="layout" svg:x1="17cm" svg:y1="15.75cm" svg:x2="10cm" svg:y2="15.75cm" draw:start-shape="id556" draw:start-glue-point="3" draw:end-shape="id557" svg:d="M17000 15750h-7000" svg:viewBox="0 0 7001 1">
          <text:p/>
        </draw:connector>
        <draw:connector draw:style-name="gr6" draw:text-style-name="P2" draw:layer="layout" draw:line-skew="-0.5cm" svg:x1="20cm" svg:y1="15.25cm" svg:x2="22cm" svg:y2="19.45cm" draw:start-shape="id558" draw:start-glue-point="1" draw:end-shape="id559" draw:end-glue-point="3" svg:d="M20000 15250h500v4200h1500" svg:viewBox="0 0 2001 4201">
          <text:p/>
        </draw:connector>
        <draw:connector draw:style-name="gr6" draw:text-style-name="P2" draw:layer="layout" draw:line-skew="0.499cm" svg:x1="25cm" svg:y1="6.25cm" svg:x2="25cm" svg:y2="7.75cm" draw:start-shape="id560" draw:start-glue-point="1" draw:end-shape="id561" draw:end-glue-point="1" svg:d="M25000 6250h1000v1500h-1000" svg:viewBox="0 0 1001 1501">
          <text:p/>
        </draw:connector>
        <draw:frame draw:style-name="gr17" draw:text-style-name="P12" draw:layer="layout" svg:width="3cm" svg:height="1cm" svg:x="17cm" svg:y="13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17cm" svg:y="10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17cm" svg:y="7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7cm" svg:y="7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7cm" svg:y="10.5cm">
          <draw:text-box>
            <text:p text:style-name="P12"><text:span text:style-name="T3">(hop)</text:span></text:p>
          </draw:text-box>
        </draw:frame>
        <draw:frame draw:style-name="gr17" draw:text-style-name="P12" draw:layer="layout" svg:width="3cm" svg:height="1cm" svg:x="7cm" svg:y="13.5cm">
          <draw:text-box>
            <text:p text:style-name="P12"><text:span text:style-name="T3">(hop)</text:span></text:p>
          </draw:text-box>
        </draw:frame>
        <draw:custom-shape draw:style-name="gr1" draw:text-style-name="P1" xml:id="id565" draw:id="id565" draw:layer="Layout" svg:width="2cm" svg:height="0.5cm" svg:x="23cm" svg:y="10.5cm">
          <text:p text:style-name="P1"><text:span text:style-name="T1">READ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62" draw:id="id562" draw:layer="Layout" svg:width="1cm" svg:height="0.5cm" svg:x="22cm" svg:y="10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.5cm" svg:x1="22cm" svg:y1="10.75cm" svg:x2="20cm" svg:y2="12.75cm" draw:start-shape="id562" draw:start-glue-point="3" draw:end-shape="id563" draw:end-glue-point="1" svg:d="M22000 10750h-500v2000h-1500" svg:viewBox="0 0 2001 2001">
          <text:p/>
        </draw:connector>
        <draw:connector draw:style-name="gr6" draw:text-style-name="P2" draw:layer="layout" draw:line-skew="0.499cm" svg:x1="25cm" svg:y1="9.25cm" svg:x2="25cm" svg:y2="10.75cm" draw:start-shape="id564" draw:start-glue-point="1" draw:end-shape="id565" draw:end-glue-point="1" svg:d="M25000 9250h1000v1500h-1000" svg:viewBox="0 0 1001 1501">
          <text:p/>
        </draw:connector>
        <draw:connector draw:style-name="gr6" draw:text-style-name="P2" draw:layer="layout" draw:line-skew="-0.5cm" svg:x1="20cm" svg:y1="12.25cm" svg:x2="22cm" svg:y2="18.95cm" draw:start-shape="id566" draw:start-glue-point="1" draw:end-shape="id567" draw:end-glue-point="3" svg:d="M20000 12250h500v6700h1500" svg:viewBox="0 0 2001 6701">
          <text:p/>
        </draw:connector>
        <draw:connector draw:style-name="gr6" draw:text-style-name="P2" draw:layer="layout" draw:line-skew="-0.999cm" svg:x1="7cm" svg:y1="12.75cm" svg:x2="7cm" svg:y2="15.25cm" draw:start-shape="id568" draw:start-glue-point="3" draw:end-shape="id569" draw:end-glue-point="3" svg:d="M7000 12750h-1500v2500h1500" svg:viewBox="0 0 1501 2501">
          <text:p/>
        </draw:connector>
        <draw:custom-shape draw:style-name="gr1" draw:text-style-name="P1" xml:id="id570" draw:id="id570" draw:layer="Layout" svg:width="2cm" svg:height="0.5cm" svg:x="8cm" svg:y="18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73" draw:id="id573" draw:layer="Layout" svg:width="2cm" svg:height="0.5cm" svg:x="8cm" svg:y="18.5cm">
          <text:p text:style-name="P1">READ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7cm" svg:y="18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5cm" svg:x="7cm" svg:y="18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0.5cm" svg:x="18cm" svg:y="18.5cm">
          <text:p text:style-name="P1">READ1</text:p>
          <draw:enhanced-geometry svg:viewBox="0 0 21600 21600" draw:type="rectangle" draw:enhanced-path="M 0 0 L 21600 0 21600 21600 0 21600 0 0 Z N"/>
        </draw:custom-shape>
        <draw:custom-shape draw:style-name="gr2" draw:text-style-name="P1" xml:id="id574" draw:id="id574" draw:layer="Layout" svg:width="2cm" svg:height="0.5cm" svg:x="18cm" svg:y="18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72" draw:id="id572" draw:layer="Layout" svg:width="1cm" svg:height="0.5cm" svg:x="17cm" svg:y="18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71" draw:id="id571" draw:layer="Layout" svg:width="1cm" svg:height="0.5cm" svg:x="17cm" svg:y="18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18.25cm" svg:x2="17cm" svg:y2="18.25cm" draw:start-shape="id570" draw:start-glue-point="1" draw:end-shape="id571" draw:end-glue-point="3" svg:d="M10000 18250h7000" svg:viewBox="0 0 7001 1">
          <text:p/>
        </draw:connector>
        <draw:connector draw:style-name="gr6" draw:text-style-name="P2" draw:layer="layout" svg:x1="17cm" svg:y1="18.75cm" svg:x2="10cm" svg:y2="18.75cm" draw:start-shape="id572" draw:start-glue-point="3" draw:end-shape="id573" draw:end-glue-point="1" svg:d="M17000 18750h-7000" svg:viewBox="0 0 7001 1">
          <text:p/>
        </draw:connector>
        <draw:connector draw:style-name="gr6" draw:text-style-name="P2" draw:layer="layout" draw:line-skew="-0.5cm" svg:x1="20cm" svg:y1="18.25cm" svg:x2="22cm" svg:y2="19.95cm" draw:start-shape="id574" draw:start-glue-point="1" draw:end-shape="id575" draw:end-glue-point="3" svg:d="M20000 18250h500v1700h1500" svg:viewBox="0 0 2001 1701">
          <text:p/>
        </draw:connector>
        <draw:custom-shape draw:style-name="gr1" draw:text-style-name="P1" xml:id="id576" draw:id="id576" draw:layer="Layout" svg:width="2cm" svg:height="0.5cm" svg:x="8cm" svg:y="21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79" draw:id="id579" draw:layer="Layout" svg:width="2cm" svg:height="0.5cm" svg:x="8cm" svg:y="21.5cm">
          <text:p text:style-name="P1">READ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7cm" svg:y="21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84" draw:id="id584" draw:layer="Layout" svg:width="1cm" svg:height="0.5cm" svg:x="7cm" svg:y="21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95" draw:id="id595" draw:layer="Layout" svg:width="2cm" svg:height="0.5cm" svg:x="18cm" svg:y="21.5cm">
          <text:p text:style-name="P1">READ3</text:p>
          <draw:enhanced-geometry svg:viewBox="0 0 21600 21600" draw:type="rectangle" draw:enhanced-path="M 0 0 L 21600 0 21600 21600 0 21600 0 0 Z N"/>
        </draw:custom-shape>
        <draw:custom-shape draw:style-name="gr2" draw:text-style-name="P1" xml:id="id598" draw:id="id598" draw:layer="Layout" svg:width="2cm" svg:height="0.5cm" svg:x="18cm" svg:y="21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78" draw:id="id578" draw:layer="Layout" svg:width="1cm" svg:height="0.5cm" svg:x="17cm" svg:y="21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77" draw:id="id577" draw:layer="Layout" svg:width="1cm" svg:height="0.5cm" svg:x="17cm" svg:y="2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21.25cm" svg:x2="17cm" svg:y2="21.25cm" draw:start-shape="id576" draw:start-glue-point="1" draw:end-shape="id577" draw:end-glue-point="3" svg:d="M10000 21250h7000" svg:viewBox="0 0 7001 1">
          <text:p/>
        </draw:connector>
        <draw:connector draw:style-name="gr6" draw:text-style-name="P2" draw:layer="layout" svg:x1="17cm" svg:y1="21.75cm" svg:x2="10cm" svg:y2="21.75cm" draw:start-shape="id578" draw:start-glue-point="3" draw:end-shape="id579" draw:end-glue-point="1" svg:d="M17000 21750h-7000" svg:viewBox="0 0 7001 1">
          <text:p/>
        </draw:connector>
        <draw:custom-shape draw:style-name="gr2" draw:text-style-name="P1" xml:id="id592" draw:id="id592" draw:layer="Layout" svg:width="2cm" svg:height="0.5cm" svg:x="23cm" svg:y="18.7cm">
          <text:p text:style-name="P1"><text:span text:style-name="T1">DATA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67" draw:id="id567" draw:layer="Layout" svg:width="1cm" svg:height="0.5cm" svg:x="22cm" svg:y="18.7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93" draw:id="id593" draw:layer="Layout" svg:width="2cm" svg:height="0.5cm" svg:x="23cm" svg:y="20.2cm">
          <text:p text:style-name="P1"><text:span text:style-name="T1">READ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94" draw:id="id594" draw:layer="Layout" svg:width="1cm" svg:height="0.5cm" svg:x="22cm" svg:y="20.2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80" draw:id="id580" draw:layer="Layout" svg:width="2cm" svg:height="0.5cm" svg:x="8cm" svg:y="24cm">
          <text:p text:style-name="P1"><text:span text:style-name="T1">DATA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83" draw:id="id583" draw:layer="Layout" svg:width="2cm" svg:height="0.5cm" svg:x="8cm" svg:y="24.5cm">
          <text:p text:style-name="P2">READ4</text:p>
          <draw:enhanced-geometry svg:viewBox="0 0 21600 21600" draw:type="rectangle" draw:enhanced-path="M 0 0 L 21600 0 21600 21600 0 21600 0 0 Z N"/>
        </draw:custom-shape>
        <draw:custom-shape draw:style-name="gr1" draw:text-style-name="P1" xml:id="id585" draw:id="id585" draw:layer="Layout" svg:width="1cm" svg:height="0.5cm" svg:x="7cm" svg:y="24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02" draw:id="id602" draw:layer="Layout" svg:width="1cm" svg:height="0.5cm" svg:x="7cm" svg:y="24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1" draw:id="id601" draw:layer="Layout" svg:width="2cm" svg:height="0.5cm" svg:x="18cm" svg:y="24.5cm">
          <text:p text:style-name="P2">READ4</text:p>
          <draw:enhanced-geometry svg:viewBox="0 0 21600 21600" draw:type="rectangle" draw:enhanced-path="M 0 0 L 21600 0 21600 21600 0 21600 0 0 Z N"/>
        </draw:custom-shape>
        <draw:custom-shape draw:style-name="gr2" draw:text-style-name="P1" xml:id="id590" draw:id="id590" draw:layer="Layout" svg:width="2cm" svg:height="0.5cm" svg:x="18cm" svg:y="24cm">
          <text:p text:style-name="P1"><text:span text:style-name="T1">DATA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82" draw:id="id582" draw:layer="Layout" svg:width="1cm" svg:height="0.5cm" svg:x="17cm" svg:y="24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81" draw:id="id581" draw:layer="Layout" svg:width="1cm" svg:height="0.5cm" svg:x="17cm" svg:y="24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24.25cm" svg:x2="17cm" svg:y2="24.25cm" draw:start-shape="id580" draw:start-glue-point="1" draw:end-shape="id581" draw:end-glue-point="3" svg:d="M10000 24250h7000" svg:viewBox="0 0 7001 1">
          <text:p/>
        </draw:connector>
        <draw:connector draw:style-name="gr6" draw:text-style-name="P2" draw:layer="layout" svg:x1="17cm" svg:y1="24.75cm" svg:x2="10cm" svg:y2="24.75cm" draw:start-shape="id582" draw:start-glue-point="3" draw:end-shape="id583" draw:end-glue-point="1" svg:d="M17000 24750h-7000" svg:viewBox="0 0 7001 1">
          <text:p/>
        </draw:connector>
        <draw:custom-shape draw:style-name="gr2" draw:text-style-name="P1" draw:layer="Layout" svg:width="2cm" svg:height="0.5cm" svg:x="23cm" svg:y="19.2cm">
          <text:p text:style-name="P1"><text:span text:style-name="T1">DATA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59" draw:id="id559" draw:layer="Layout" svg:width="1cm" svg:height="0.5cm" svg:x="22cm" svg:y="19.2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-0.999cm" svg:x1="7cm" svg:y1="21.75cm" svg:x2="7cm" svg:y2="24.25cm" draw:start-shape="id584" draw:start-glue-point="3" draw:end-shape="id585" draw:end-glue-point="3" svg:d="M7000 21750h-1500v2500h1500" svg:viewBox="0 0 1501 2501">
          <text:p/>
        </draw:connector>
        <draw:custom-shape draw:style-name="gr1" draw:text-style-name="P1" xml:id="id586" draw:id="id586" draw:layer="Layout" svg:width="2cm" svg:height="0.5cm" svg:x="8cm" svg:y="27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89" draw:id="id589" draw:layer="Layout" svg:width="2cm" svg:height="0.5cm" svg:x="8cm" svg:y="27.5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603" draw:id="id603" draw:layer="Layout" svg:width="1cm" svg:height="0.5cm" svg:x="7cm" svg:y="27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5cm" svg:x="7cm" svg:y="27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0.5cm" svg:x="18cm" svg:y="27.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604" draw:id="id604" draw:layer="Layout" svg:width="2cm" svg:height="0.5cm" svg:x="18cm" svg:y="27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88" draw:id="id588" draw:layer="Layout" svg:width="1cm" svg:height="0.5cm" svg:x="17cm" svg:y="27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87" draw:id="id587" draw:layer="Layout" svg:width="1cm" svg:height="0.5cm" svg:x="17cm" svg:y="27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27.25cm" svg:x2="17cm" svg:y2="27.25cm" draw:start-shape="id586" draw:start-glue-point="1" draw:end-shape="id587" draw:end-glue-point="3" svg:d="M10000 27250h7000" svg:viewBox="0 0 7001 1">
          <text:p/>
        </draw:connector>
        <draw:connector draw:style-name="gr6" draw:text-style-name="P2" draw:layer="layout" svg:x1="17cm" svg:y1="27.75cm" svg:x2="10cm" svg:y2="27.75cm" draw:start-shape="id588" draw:start-glue-point="3" draw:end-shape="id589" draw:end-glue-point="1" svg:d="M17000 27750h-7000" svg:viewBox="0 0 7001 1">
          <text:p/>
        </draw:connector>
        <draw:custom-shape draw:style-name="gr2" draw:text-style-name="P1" draw:layer="Layout" svg:width="2cm" svg:height="0.5cm" svg:x="23cm" svg:y="24cm">
          <text:p text:style-name="P1"><text:span text:style-name="T1">DATA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91" draw:id="id591" draw:layer="Layout" svg:width="1cm" svg:height="0.5cm" svg:x="22cm" svg:y="24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24.25cm" svg:x2="22cm" svg:y2="24.25cm" draw:start-shape="id590" draw:start-glue-point="1" draw:end-shape="id591" svg:d="M20000 24250h2000" svg:viewBox="0 0 2001 1">
          <text:p/>
        </draw:connector>
        <draw:frame draw:style-name="gr16" draw:text-style-name="P17" draw:layer="layout" svg:width="3.609cm" svg:height="1.047cm" svg:x="1.891cm" svg:y="13.453cm">
          <draw:text-box>
            <text:p text:style-name="P17"><text:span text:style-name="T1">Perform read</text:span></text:p>
            <text:p text:style-name="P17"><text:span text:style-name="T1">request</text:span></text:p>
          </draw:text-box>
        </draw:frame>
        <draw:frame draw:style-name="gr16" draw:text-style-name="P17" draw:layer="layout" svg:width="3.609cm" svg:height="1.047cm" svg:x="1.891cm" svg:y="22.5cm">
          <draw:text-box>
            <text:p text:style-name="P17"><text:span text:style-name="T1">Perform read</text:span></text:p>
            <text:p text:style-name="P17"><text:span text:style-name="T1">request</text:span></text:p>
          </draw:text-box>
        </draw:frame>
        <draw:frame draw:style-name="gr12" draw:text-style-name="P12" draw:layer="layout" svg:width="3cm" svg:height="0.573cm" svg:x="2cm" svg:y="4.927cm">
          <draw:text-box>
            <text:p text:style-name="P18"><text:span text:style-name="T3">Setup channel</text:span></text:p>
          </draw:text-box>
        </draw:frame>
        <draw:custom-shape draw:style-name="gr10" draw:text-style-name="P1" draw:layer="layout" svg:width="2cm" svg:height="0.5cm" svg:x="23cm" svg:y="19.7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575" draw:id="id575" draw:layer="layout" svg:width="1cm" svg:height="0.5cm" svg:x="22cm" svg:y="19.7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.499cm" svg:x1="25cm" svg:y1="18.95cm" svg:x2="25cm" svg:y2="20.45cm" draw:start-shape="id592" draw:start-glue-point="1" draw:end-shape="id593" draw:end-glue-point="1" svg:d="M25000 18950h1000v1500h-1000" svg:viewBox="0 0 1001 1501">
          <text:p/>
        </draw:connector>
        <draw:connector draw:style-name="gr6" draw:text-style-name="P2" draw:layer="layout" draw:line-skew="-0.5cm" svg:x1="22cm" svg:y1="20.45cm" svg:x2="20cm" svg:y2="21.75cm" draw:start-shape="id594" draw:start-glue-point="3" draw:end-shape="id595" draw:end-glue-point="1" svg:d="M22000 20450h-1500v1300h-500" svg:viewBox="0 0 2001 1301">
          <text:p/>
        </draw:connector>
        <draw:custom-shape draw:style-name="gr10" draw:text-style-name="P1" xml:id="id596" draw:id="id596" draw:layer="layout" svg:width="2cm" svg:height="0.5cm" svg:x="23cm" svg:y="21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599" draw:id="id599" draw:layer="layout" svg:width="1cm" svg:height="0.5cm" svg:x="22cm" svg:y="2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597" draw:id="id597" draw:layer="layout" svg:width="2cm" svg:height="0.5cm" svg:x="23cm" svg:y="22.5cm">
          <text:p text:style-name="P1"><text:span text:style-name="T1">READ4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600" draw:id="id600" draw:layer="layout" svg:width="1cm" svg:height="0.5cm" svg:x="22cm" svg:y="22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.499cm" svg:x1="25cm" svg:y1="21.25cm" svg:x2="25cm" svg:y2="22.75cm" draw:start-shape="id596" draw:start-glue-point="1" draw:end-shape="id597" draw:end-glue-point="1" svg:d="M25000 21250h1000v1500h-1000" svg:viewBox="0 0 1001 1501">
          <text:p/>
        </draw:connector>
        <draw:connector draw:style-name="gr6" draw:text-style-name="P2" draw:layer="layout" svg:x1="20cm" svg:y1="21.25cm" svg:x2="22cm" svg:y2="21.25cm" draw:start-shape="id598" draw:start-glue-point="1" draw:end-shape="id599" draw:end-glue-point="3" svg:d="M20000 21250h2000" svg:viewBox="0 0 2001 1">
          <text:p/>
        </draw:connector>
        <draw:connector draw:style-name="gr6" draw:text-style-name="P2" draw:layer="layout" draw:line-skew="-0.5cm" svg:x1="22cm" svg:y1="22.75cm" svg:x2="20cm" svg:y2="24.75cm" draw:start-shape="id600" draw:start-glue-point="3" draw:end-shape="id601" draw:end-glue-point="1" svg:d="M22000 22750h-1500v2000h-500" svg:viewBox="0 0 2001 2001">
          <text:p/>
        </draw:connector>
        <draw:connector draw:style-name="gr6" draw:text-style-name="P2" draw:layer="layout" draw:line-skew="-0.999cm" svg:x1="7cm" svg:y1="24.75cm" svg:x2="7cm" svg:y2="27.25cm" draw:start-shape="id602" draw:start-glue-point="3" draw:end-shape="id603" draw:end-glue-point="3" svg:d="M7000 24750h-1500v2500h1500" svg:viewBox="0 0 1501 2501">
          <text:p/>
        </draw:connector>
        <draw:custom-shape draw:style-name="gr10" draw:text-style-name="P1" draw:layer="layout" svg:width="2cm" svg:height="0.5cm" svg:x="23cm" svg:y="27cm">
          <text:p text:style-name="P1"><text:span text:style-name="T1">DATA4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605" draw:id="id605" draw:layer="layout" svg:width="1cm" svg:height="0.5cm" svg:x="22cm" svg:y="27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27.25cm" svg:x2="22cm" svg:y2="27.25cm" draw:start-shape="id604" draw:start-glue-point="1" draw:end-shape="id605" svg:d="M20000 27250h2000" svg:viewBox="0 0 2001 1">
          <text:p/>
        </draw:connector>
        <draw:custom-shape draw:style-name="gr9" draw:text-style-name="P1" xml:id="id606" draw:id="id606" draw:layer="layout" svg:width="2cm" svg:height="0.5cm" svg:x="8cm" svg:y="30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609" draw:id="id609" draw:layer="layout" svg:width="2cm" svg:height="0.5cm" svg:x="8cm" svg:y="30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0.5cm" svg:x="7cm" svg:y="30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0.5cm" svg:x="7cm" svg:y="30.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cm" svg:height="0.5cm" svg:x="18cm" svg:y="30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610" draw:id="id610" draw:layer="layout" svg:width="2cm" svg:height="0.5cm" svg:x="18cm" svg:y="30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608" draw:id="id608" draw:layer="layout" svg:width="1cm" svg:height="0.5cm" svg:x="17cm" svg:y="30.5cm">
          <text:p text:style-name="P1"><text:span text:style-name="T1">T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607" draw:id="id607" draw:layer="layout" svg:width="1cm" svg:height="0.5cm" svg:x="17cm" svg:y="30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cm" svg:y1="30.25cm" svg:x2="17cm" svg:y2="30.25cm" draw:start-shape="id606" draw:start-glue-point="1" draw:end-shape="id607" draw:end-glue-point="3" svg:d="M10000 30250h7000" svg:viewBox="0 0 7001 1">
          <text:p/>
        </draw:connector>
        <draw:connector draw:style-name="gr6" draw:text-style-name="P2" draw:layer="layout" svg:x1="17cm" svg:y1="30.75cm" svg:x2="10cm" svg:y2="30.75cm" draw:start-shape="id608" draw:start-glue-point="3" draw:end-shape="id609" draw:end-glue-point="1" svg:d="M17000 30750h-7000" svg:viewBox="0 0 7001 1">
          <text:p/>
        </draw:connector>
        <draw:custom-shape draw:style-name="gr10" draw:text-style-name="P1" draw:layer="layout" svg:width="2cm" svg:height="0.5cm" svg:x="23cm" svg:y="30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611" draw:id="id611" draw:layer="layout" svg:width="1cm" svg:height="0.5cm" svg:x="22cm" svg:y="30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cm" svg:y1="30.25cm" svg:x2="22cm" svg:y2="30.25cm" draw:start-shape="id610" draw:start-glue-point="1" draw:end-shape="id611" svg:d="M20000 30250h2000" svg:viewBox="0 0 2001 1">
          <text:p/>
        </draw:connector>
        <draw:frame draw:style-name="gr16" draw:text-style-name="P17" draw:layer="layout" svg:width="3.609cm" svg:height="1.047cm" svg:x="1.891cm" svg:y="25.5cm">
          <draw:text-box>
            <text:p text:style-name="P17"><text:span text:style-name="T1">Perform read</text:span></text:p>
            <text:p text:style-name="P17"><text:span text:style-name="T1">requ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NE RC</meta:initial-creator>
    <meta:creation-date>2016-07-26T09:16:07.282118012</meta:creation-date>
    <dc:date>2016-07-26T14:41:26.808763434</dc:date>
    <dc:creator>LANE RC</dc:creator>
    <meta:editing-duration>PT4H25M16S</meta:editing-duration>
    <meta:editing-cycles>61</meta:editing-cycles>
    <meta:generator>LibreOffice/4.2.8.2$Linux_X86_64 LibreOffice_project/420m0$Build-2</meta:generator>
    <meta:document-statistic meta:object-count="1297"/>
  </office:meta>
</office:document-meta>
</file>